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091in"/>
    </style:style>
    <style:style style:name="co3" style:family="table-column">
      <style:table-column-properties fo:break-before="auto" style:column-width="3.1783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6201in"/>
    </style:style>
    <style:style style:name="co6" style:family="table-column">
      <style:table-column-properties fo:break-before="auto" style:column-width="1.398in"/>
    </style:style>
    <style:style style:name="co7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939in" fo:break-before="auto" style:use-optimal-row-height="true"/>
    </style:style>
    <style:style style:name="ro3" style:family="table-row">
      <style:table-row-properties style:row-height="0.6244in" fo:break-before="auto" style:use-optimal-row-height="true"/>
    </style:style>
    <style:style style:name="ro4" style:family="table-row">
      <style:table-row-properties style:row-height="4.8193in" fo:break-before="auto" style:use-optimal-row-height="true"/>
    </style:style>
    <style:style style:name="ro5" style:family="table-row">
      <style:table-row-properties style:row-height="0.9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fo:font-size="8pt" style:font-name-asian="Arial" style:font-size-asian="8pt" style:font-size-complex="8pt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 fo:font-size="8pt" style:font-size-asian="8pt" style:font-size-complex="8pt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AvailableTests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TESTS RUN AT $2014-12-04T13:45:05.142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StringTemplate.rsc|: 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Automatic/Eval.rsc|: 8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ncrete/No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ncrete/With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Func/Test.rsc|: 4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Lisra/Test.rsc|: 29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format/Grammar.rsc|: 2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grammar/definition/Character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grammar/Lookahead.rsc|: 48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: 2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ParsingRegression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yaml/Model.rsc|: 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2.rsc|: 16 tests executed; 1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1.rsc|: 9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csv/CSVIOTests.rsc|: 10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1.rsc|: 3 tests executed; 0 failed; 1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StringTemplate.rsc|(2251,75,&lt;85,0&gt;,&lt;86,42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Automatic/Eval.rsc|(353,43,&lt;12,0&gt;,&lt;12,43&gt;): FALSE IllegalArgument(amb({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mul",sort("Exp")),[sort("Exp"),layouts("LAYOUTLIST"),lit("*"),layouts("LAYOUTLIST"),sort("Exp")],{assoc(left())}),[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2,3,&lt;1,2&gt;,&lt;1,5&gt;)]])[@loc=|file://-|(0,5,&lt;1,0&gt;,&lt;1,5&gt;)],appl(prod(label("mul",sort("Exp")),[sort("Exp"),layouts("LAYOUTLIST"),lit("*"),layouts("LAYOUTLIST"),sort("Exp")],{assoc(left())}),[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])[@loc=|file://-|(0,3,&lt;1,0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0,5,&lt;1,0&gt;,&lt;1,5&gt;)]})[@loc=|file://-|(0,5,&lt;1,0&gt;,&lt;1,5&gt;)],"Ambiguous node should match with set and not Exp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ncrete/NoLayout/Eval.rsc|(640,43,&lt;17,0&gt;,&lt;17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ncrete/NoLayout/Eval.rsc|(598,41,&lt;16,0&gt;,&lt;16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ncrete/NoLayout/Eval.rsc|(556,41,&lt;15,0&gt;,&lt;15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ncrete/NoLayout/Eval.rsc|(517,38,&lt;14,0&gt;,&lt;14,38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ncrete/WithLayout/Eval.rsc|(717,47,&lt;21,0&gt;,&lt;21,47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ncrete/WithLayout/Eval.rsc|(673,43,&lt;20,0&gt;,&lt;20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ncrete/WithLayout/Eval.rsc|(629,43,&lt;19,0&gt;,&lt;19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ncrete/WithLayout/Eval.rsc|(589,39,&lt;18,0&gt;,&lt;18,39&gt;): FALSE ParseError(|file://-|(0,1,&lt;1,0&gt;,&lt;1,1&gt;))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|project://rascal/src/org/rascalmpl/library/demo/lang/Func/Test.rsc|(1301,82,&lt;65,0&gt;,&lt;65,82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,0,&lt;1,6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9,0,&lt;1,9&gt;,&lt;1,9&gt;)]])[@loc=|file://-|(8,1,&lt;1,8&gt;,&lt;1,9&gt;)]])[@loc=|file://-|(5,4,&lt;1,5&gt;,&lt;1,9&gt;)],appl(prod(layouts("LAYOUTLIST"),[conditional(\iter-star(lex("LAYOUT")),{\not-follow(\char-class([range(9,10),range(13,13),range(32,32)]))})],{}),[appl(regular(\iter-star(lex("LAYOUT"))),[])[@loc=|file://-|(9,0,&lt;1,9&gt;,&lt;1,9&gt;)]])[@loc=|file://-|(9,0,&lt;1,9&gt;,&lt;1,9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0,1,&lt;1,10&gt;,&lt;1,11&gt;)]])[@loc=|file://-|(10,1,&lt;1,10&gt;,&lt;1,11&gt;)]])[@loc=|file://-|(10,1,&lt;1,10&gt;,&lt;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2,1,&lt;1,12&gt;,&lt;2,0&gt;)],appl(prod(lex("LAYOUT"),[\char-class([range(9,10),range(13,13),range(32,32)])],{}),[char(9)])[@loc=|file://-|(13,1,&lt;2,0&gt;,&lt;2,1&gt;)],appl(prod(lex("LAYOUT"),[\char-class([range(9,10),range(13,13),range(32,32)])],{}),[char(9)])[@loc=|file://-|(14,1,&lt;2,1&gt;,&lt;2,2&gt;)],appl(prod(lex("LAYOUT"),[\char-class([range(9,10),range(13,13),range(32,32)])],{}),[char(9)])[@loc=|file://-|(15,1,&lt;2,2&gt;,&lt;2,3&gt;)],appl(prod(lex("LAYOUT"),[\char-class([range(9,10),range(13,13),range(32,32)])],{}),[char(9)])[@loc=|file://-|(16,1,&lt;2,3&gt;,&lt;2,4&gt;)],appl(prod(lex("LAYOUT"),[\char-class([range(9,10),range(13,13),range(32,32)])],{}),[char(9)])[@loc=|file://-|(17,1,&lt;2,4&gt;,&lt;2,5&gt;)],appl(prod(lex("LAYOUT"),[\char-class([range(9,10),range(13,13),range(32,32)])],{}),[char(32)])[@loc=|file://-|(18,1,&lt;2,5&gt;,&lt;2,6&gt;)],appl(prod(lex("LAYOUT"),[\char-class([range(9,10),range(13,13),range(32,32)])],{}),[char(32)])[@loc=|file://-|(19,1,&lt;2,6&gt;,&lt;2,7&gt;)]])[@loc=|file://-|(12,8,&lt;1,12&gt;,&lt;2,7&gt;)]])[@loc=|file://-|(12,8,&lt;1,12&gt;,&lt;2,7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,1,&lt;2,10&gt;,&lt;2,11&gt;)],appl(prod(lex("LAYOUT"),[\char-class([range(9,10),range(13,13),range(32,32)])],{}),[char(10)])[@loc=|file://-|(24,1,&lt;2,11&gt;,&lt;3,0&gt;)],appl(prod(lex("LAYOUT"),[\char-class([range(9,10),range(13,13),range(32,32)])],{}),[char(9)])[@loc=|file://-|(25,1,&lt;3,0&gt;,&lt;3,1&gt;)],appl(prod(lex("LAYOUT"),[\char-class([range(9,10),range(13,13),range(32,32)])],{}),[char(9)])[@loc=|file://-|(26,1,&lt;3,1&gt;,&lt;3,2&gt;)],appl(prod(lex("LAYOUT"),[\char-class([range(9,10),range(13,13),range(32,32)])],{}),[char(9)])[@loc=|file://-|(27,1,&lt;3,2&gt;,&lt;3,3&gt;)],appl(prod(lex("LAYOUT"),[\char-class([range(9,10),range(13,13),range(32,32)])],{}),[char(9)])[@loc=|file://-|(28,1,&lt;3,3&gt;,&lt;3,4&gt;)],appl(prod(lex("LAYOUT"),[\char-class([range(9,10),range(13,13),range(32,32)])],{}),[char(9)])[@loc=|file://-|(29,1,&lt;3,4&gt;,&lt;3,5&gt;)],appl(prod(lex("LAYOUT"),[\char-class([range(9,10),range(13,13),range(32,32)])],{}),[char(32)])[@loc=|file://-|(30,1,&lt;3,5&gt;,&lt;3,6&gt;)],appl(prod(lex("LAYOUT"),[\char-class([range(9,10),range(13,13),range(32,32)])],{}),[char(32)])[@loc=|file://-|(31,1,&lt;3,6&gt;,&lt;3,7&gt;)],appl(prod(lex("LAYOUT"),[\char-class([range(9,10),range(13,13),range(32,32)])],{}),[char(32)])[@loc=|file://-|(32,1,&lt;3,7&gt;,&lt;3,8&gt;)],appl(prod(lex("LAYOUT"),[\char-class([range(9,10),range(13,13),range(32,32)])],{}),[char(32)])[@loc=|file://-|(33,1,&lt;3,8&gt;,&lt;3,9&gt;)]])[@loc=|file://-|(23,11,&lt;2,10&gt;,&lt;3,9&gt;)]])[@loc=|file://-|(23,11,&lt;2,10&gt;,&lt;3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35,3,&lt;3,10&gt;,&lt;3,13&gt;)]])[@loc=|file://-|(34,4,&lt;3,9&gt;,&lt;3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8,1,&lt;3,13&gt;,&lt;3,14&gt;)]])[@loc=|file://-|(38,1,&lt;3,13&gt;,&lt;3,14&gt;)]])[@loc=|file://-|(38,1,&lt;3,13&gt;,&lt;3,14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0,1,&lt;3,15&gt;,&lt;3,16&gt;)]])[@loc=|file://-|(40,1,&lt;3,15&gt;,&lt;3,16&gt;)]])[@loc=|file://-|(40,1,&lt;3,15&gt;,&lt;3,16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42,0,&lt;3,17&gt;,&lt;3,17&gt;)]])[@loc=|file://-|(42,0,&lt;3,17&gt;,&lt;3,17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43,0,&lt;3,18&gt;,&lt;3,18&gt;)]])[@loc=|file://-|(42,1,&lt;3,17&gt;,&lt;3,18&gt;)]])[@loc=|file://-|(42,1,&lt;3,17&gt;,&lt;3,18&gt;)]])[@loc=|file://-|(41,2,&lt;3,16&gt;,&lt;3,18&gt;)]])[@loc=|file://-|(34,9,&lt;3,9&gt;,&lt;3,18&gt;)]])[@loc=|file://-|(34,9,&lt;3,9&gt;,&lt;3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43,1,&lt;3,18&gt;,&lt;4,0&gt;)],appl(prod(lex("LAYOUT"),[\char-class([range(9,10),range(13,13),range(32,32)])],{}),[char(9)])[@loc=|file://-|(44,1,&lt;4,0&gt;,&lt;4,1&gt;)],appl(prod(lex("LAYOUT"),[\char-class([range(9,10),range(13,13),range(32,32)])],{}),[char(9)])[@loc=|file://-|(45,1,&lt;4,1&gt;,&lt;4,2&gt;)],appl(prod(lex("LAYOUT"),[\char-class([range(9,10),range(13,13),range(32,32)])],{}),[char(9)])[@loc=|file://-|(46,1,&lt;4,2&gt;,&lt;4,3&gt;)],appl(prod(lex("LAYOUT"),[\char-class([range(9,10),range(13,13),range(32,32)])],{}),[char(9)])[@loc=|file://-|(47,1,&lt;4,3&gt;,&lt;4,4&gt;)],appl(prod(lex("LAYOUT"),[\char-class([range(9,10),range(13,13),range(32,32)])],{}),[char(9)])[@loc=|file://-|(48,1,&lt;4,4&gt;,&lt;4,5&gt;)],appl(prod(lex("LAYOUT"),[\char-class([range(9,10),range(13,13),range(32,32)])],{}),[char(32)])[@loc=|file://-|(49,1,&lt;4,5&gt;,&lt;4,6&gt;)],appl(prod(lex("LAYOUT"),[\char-class([range(9,10),range(13,13),range(32,32)])],{}),[char(32)])[@loc=|file://-|(50,1,&lt;4,6&gt;,&lt;4,7&gt;)]])[@loc=|file://-|(43,8,&lt;3,18&gt;,&lt;4,7&gt;)]])[@loc=|file://-|(43,8,&lt;3,18&gt;,&lt;4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4,9&gt;,&lt;5,0&gt;)],appl(prod(lex("LAYOUT"),[\char-class([range(9,10),range(13,13),range(32,32)])],{}),[char(9)])[@loc=|file://-|(54,1,&lt;5,0&gt;,&lt;5,1&gt;)],appl(prod(lex("LAYOUT"),[\char-class([range(9,10),range(13,13),range(32,32)])],{}),[char(9)])[@loc=|file://-|(55,1,&lt;5,1&gt;,&lt;5,2&gt;)],appl(prod(lex("LAYOUT"),[\char-class([range(9,10),range(13,13),range(32,32)])],{}),[char(9)])[@loc=|file://-|(56,1,&lt;5,2&gt;,&lt;5,3&gt;)],appl(prod(lex("LAYOUT"),[\char-class([range(9,10),range(13,13),range(32,32)])],{}),[char(9)])[@loc=|file://-|(57,1,&lt;5,3&gt;,&lt;5,4&gt;)],appl(prod(lex("LAYOUT"),[\char-class([range(9,10),range(13,13),range(32,32)])],{}),[char(9)])[@loc=|file://-|(58,1,&lt;5,4&gt;,&lt;5,5&gt;)],appl(prod(lex("LAYOUT"),[\char-class([range(9,10),range(13,13),range(32,32)])],{}),[char(32)])[@loc=|file://-|(59,1,&lt;5,5&gt;,&lt;5,6&gt;)],appl(prod(lex("LAYOUT"),[\char-class([range(9,10),range(13,13),range(32,32)])],{}),[char(32)])[@loc=|file://-|(60,1,&lt;5,6&gt;,&lt;5,7&gt;)],appl(prod(lex("LAYOUT"),[\char-class([range(9,10),range(13,13),range(32,32)])],{}),[char(32)])[@loc=|file://-|(61,1,&lt;5,7&gt;,&lt;5,8&gt;)],appl(prod(lex("LAYOUT"),[\char-class([range(9,10),range(13,13),range(32,32)])],{}),[char(32)])[@loc=|file://-|(62,1,&lt;5,8&gt;,&lt;5,9&gt;)]])[@loc=|file://-|(53,10,&lt;4,9&gt;,&lt;5,9&gt;)]])[@loc=|file://-|(53,10,&lt;4,9&gt;,&lt;5,9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</text:p>
            <text:p>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})[@loc=|file://-|(69,15,&lt;5,15&gt;,&lt;6,11&gt;)]])[@loc=|file://-|(64,20,&lt;5,10&gt;,&lt;6,11&gt;)]})[@loc=|file://-|(64,20,&lt;5,10&gt;,&lt;6,11&gt;)]])[@loc=|file://-|(63,21,&lt;5,9&gt;,&lt;6,11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</text:p>
            <text:p>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3,21,&lt;5,9&gt;,&lt;6,11&gt;)]})[@loc=|file://-|(63,21,&lt;5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3,29,&lt;5,9&gt;,&lt;6,19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</text:p>
            <text:p>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3,29,&lt;5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4,28,&lt;5,10&gt;,&lt;6,1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</text:p>
            <text:p>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</text:p>
            <text:p>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})[@loc=|file://-|(69,23,&lt;5,15&gt;,&lt;6,19&gt;)]])[@loc=|file://-|(64,28,&lt;5,10&gt;,&lt;6,19&gt;)],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</text:p>
            <text:p>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4,28,&lt;5,10&gt;,&lt;6,19&gt;)]})[@loc=|file://-|(64,28,&lt;5,10&gt;,&lt;6,19&gt;)]])[@loc=|file://-|(63,29,&lt;5,9&gt;,&lt;6,19&gt;)],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</text:p>
            <text:p>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</text:p>
            <text:p>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})[@loc=|file://-|(69,23,&lt;5,15&gt;,&lt;6,19&gt;)]])[@loc=|file://-|(63,29,&lt;5,9&gt;,&lt;6,19&gt;)]})[@loc=|file://-|(63,29,&lt;5,9&gt;,&lt;6,1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2,1,&lt;6,19&gt;,&lt;7,0&gt;)],appl(prod(lex("LAYOUT"),[\char-class([range(9,10),range(13,13),range(32,32)])],{}),[char(9)])[@loc=|file://-|(93,1,&lt;7,0&gt;,&lt;7,1&gt;)],appl(prod(lex("LAYOUT"),[\char-class([range(9,10),range(13,13),range(32,32)])],{}),[char(9)])[@loc=|file://-|(94,1,&lt;7,1&gt;,&lt;7,2&gt;)],appl(prod(lex("LAYOUT"),[\char-class([range(9,10),range(13,13),range(32,32)])],{}),[char(9)])[@loc=|file://-|(95,1,&lt;7,2&gt;,&lt;7,3&gt;)],appl(prod(lex("LAYOUT"),[\char-class([range(9,10),range(13,13),range(32,32)])],{}),[char(9)])[@loc=|file://-|(96,1,&lt;7,3&gt;,&lt;7,4&gt;)],appl(prod(lex("LAYOUT"),[\char-class([range(9,10),range(13,13),range(32,32)])],{}),[char(9)])[@loc=|file://-|(97,1,&lt;7,4&gt;,&lt;7,5&gt;)],appl(prod(lex("LAYOUT"),[\char-class([range(9,10),range(13,13),range(32,32)])],{}),[char(32)])[@loc=|file://-|(98,1,&lt;7,5&gt;,&lt;7,6&gt;)],appl(prod(lex("LAYOUT"),[\char-class([range(9,10),range(13,13),range(32,32)])],{}),[char(32)])[@loc=|file://-|(99,1,&lt;7,6&gt;,&lt;7,7&gt;)]])[@loc=|file://-|(92,8,&lt;6,19&gt;,&lt;7,7&gt;)]])[@loc=|file://-|(92,8,&lt;6,19&gt;,&lt;7,7&gt;)],appl(prod(lit("end"),[\char-class([range(101,101)]),\char-class([range(110,110)]),\char-class([range(100,100)])],{}),[char(101),char(110),char(100)])])[@loc=|file://-|(20,83,&lt;2,7&gt;,&lt;7,10&gt;)]])[@loc=|file://-|(0,103,&lt;1,0&gt;,&lt;7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03,1,&lt;7,10&gt;,&lt;8,0&gt;)],appl(prod(lex("LAYOUT"),[\char-class([range(9,10),range(13,13),range(32,32)])],{}),[char(9)])[@loc=|file://-|(104,1,&lt;8,0&gt;,&lt;8,1&gt;)],appl(prod(lex("LAYOUT"),[\char-class([range(9,10),range(13,13),range(32,32)])],{}),[char(9)])[@loc=|file://-|(105,1,&lt;8,1&gt;,&lt;8,2&gt;)],appl(prod(lex("LAYOUT"),[\char-class([range(9,10),range(13,13),range(32,32)])],{}),[char(9)])[@loc=|file://-|(106,1,&lt;8,2&gt;,&lt;8,3&gt;)],appl(prod(lex("LAYOUT"),[\char-class([range(9,10),range(13,13),range(32,32)])],{}),[char(9)])[@loc=|file://-|(107,1,&lt;8,3&gt;,&lt;8,4&gt;)],appl(prod(lex("LAYOUT"),[\char-class([range(9,10),range(13,13),range(32,32)])],{}),[char(9)])[@loc=|file://-|(108,1,&lt;8,4&gt;,&lt;8,5&gt;)],appl(prod(lex("LAYOUT"),[\char-class([range(9,10),range(13,13),range(32,32)])],{}),[char(10)])[@loc=|file://-|(109,1,&lt;8,5&gt;,&lt;9,0&gt;)],appl(prod(lex("LAYOUT"),[\char-class([range(9,10),range(13,13),range(32,32)])],{}),[char(9)])[@loc=|file://-|(110,1,&lt;9,0&gt;,&lt;9,1&gt;)],appl(prod(lex("LAYOUT"),[\char-class([range(9,10),range(13,13),range(32,32)])],{}),[char(9)])[@loc=|file://-|(111,1,&lt;9,1&gt;,&lt;9,2&gt;)],appl(prod(lex("LAYOUT"),[\char-class([range(9,10),range(13,13),range(32,32)])],{}),[char(9)])[@loc=|file://-|(112,1,&lt;9,2&gt;,&lt;9,3&gt;)],appl(prod(lex("LAYOUT"),[\char-class([range(9,10),range(13,13),range(32,32)])],{}),[char(9)])[@loc=|file://-|(113,1,&lt;9,3&gt;,&lt;9,4&gt;)],appl(prod(lex("LAYOUT"),[\char-class([range(9,10),range(13,13),range(32,32)])],{}),[char(9)])[@loc=|file://-|(114,1,&lt;9,4&gt;,&lt;9,5&gt;)]])[@loc=|file://-|(103,12,&lt;7,10&gt;,&lt;9,5&gt;)]])[@loc=|file://-|(103,12,&lt;7,10&gt;,&lt;9,5&gt;)],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16,3,&lt;9,6&gt;,&lt;9,9&gt;)]])[@loc=|file://-|(115,4,&lt;9,5&gt;,&lt;9,9&gt;)],appl(prod(layouts("LAYOUTLIST"),[conditional(\iter-star(lex("LAYOUT")),{\not-follow(\char-class([range(9,10),range(13,13),range(32,32)]))})],{}),[appl(regular(\iter-star(lex("LAYOUT"))),[])[@loc=|file://-|(119,0,&lt;9,9&gt;,&lt;9,9&gt;)]])[@loc=|file://-|(119,0,&lt;9,9&gt;,&lt;9,9&gt;)],appl(prod(lit("("),[\char-class([range(40,40)])],{}),[char(40)]),appl(prod(layouts("LAYOUTLIST"),[conditional(\iter-star(lex("LAYOUT")),{\not-follow(\char-class([range(9,10),range(13,13),range(32,32)]))})],{}),[appl(regular(\iter-star(lex("LAYOUT"))),[])[@loc=|file://-|(120,0,&lt;9,10&gt;,&lt;9,10&gt;)]])[@loc=|file://-|(120,0,&lt;9,10&gt;,&lt;9,10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1,0,&lt;9,11&gt;,&lt;9,11&gt;)]])[@loc=|file://-|(120,1,&lt;9,10&gt;,&lt;9,11&gt;)]])[@loc=|file://-|(120,1,&lt;9,10&gt;,&lt;9,11&gt;)],appl(prod(layouts("LAYOUTLIST"),[conditional(\iter-star(lex("LAYOUT")),{\not-follow(\char-class([range(9,10),range(13,13),range(32,32)]))})],{}),[appl(regular(\iter-star(lex("LAYOUT"))),[])[@loc=|file://-|(121,0,&lt;9,11&gt;,&lt;9,11&gt;)]])[@loc=|file://-|(121,0,&lt;9,11&gt;,&lt;9,11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2,1,&lt;9,12&gt;,&lt;9,13&gt;)]])[@loc=|file://-|(122,1,&lt;9,12&gt;,&lt;9,13&gt;)]])[@loc=|file://-|(122,1,&lt;9,12&gt;,&lt;9,13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4,1,&lt;9,14&gt;,&lt;9,15&gt;)],appl(prod(lex("LAYOUT"),[\char-class([range(9,10),range(13,13),range(32,32)])],{}),[char(10)])[@loc=|file://-|(125,1,&lt;9,15&gt;,&lt;10,0&gt;)],appl(prod(lex("LAYOUT"),[\char-class([range(9,10),range(13,13),range(32,32)])],{}),[char(9)])[@loc=|file://-|(126,1,&lt;10,0&gt;,&lt;10,1&gt;)],appl(prod(lex("LAYOUT"),[\char-class([range(9,10),range(13,13),range(32,32)])],{}),[char(9)])[@loc=|file://-|(127,1,&lt;10,1&gt;,&lt;10,2&gt;)],appl(prod(lex("LAYOUT"),[\char-class([range(9,10),range(13,13),range(32,32)])],{}),[char(9)])[@loc=|file://-|(128,1,&lt;10,2&gt;,&lt;10,3&gt;)],appl(prod(lex("LAYOUT"),[\char-class([range(9,10),range(13,13),range(32,32)])],{}),[char(9)])[@loc=|file://-|(129,1,&lt;10,3&gt;,&lt;10,4&gt;)],appl(prod(lex("LAYOUT"),[\char-class([range(9,10),range(13,13),range(32,32)])],{}),[char(9)])[@loc=|file://-|(130,1,&lt;10,4&gt;,&lt;10,5&gt;)],appl(prod(lex("LAYOUT"),[\char-class([range(9,10),range(13,13),range(32,32)])],{}),[char(32)])[@loc=|file://-|(131,1,&lt;10,5&gt;,&lt;10,6&gt;)]])[@loc=|file://-|(124,8,&lt;9,14&gt;,&lt;10,6&gt;)]])[@loc=|file://-|(124,8,&lt;9,14&gt;,&lt;10,6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35,1,&lt;10,9&gt;,&lt;11,0&gt;)],appl(prod(lex("LAYOUT"),[\char-class([range(9,10),range(13,13),range(32,32)])],{}),[char(9)])[@loc=|file://-|(136,1,&lt;11,0&gt;,&lt;11,1&gt;)],appl(prod(lex("LAYOUT"),[\char-class([range(9,10),range(13,13),range(32,32)])],{}),[char(9)])[@loc=|file://-|(137,1,&lt;11,1&gt;,&lt;11,2&gt;)],appl(prod(lex("LAYOUT"),[\char-class([range(9,10),range(13,13),range(32,32)])],{}),[char(9)])[@loc=|file://-|(138,1,&lt;11,2&gt;,&lt;11,3&gt;)],appl(prod(lex("LAYOUT"),[\char-class([range(9,10),range(13,13),range(32,32)])],{}),[char(9)])[@loc=|file://-|(139,1,&lt;11,3&gt;,&lt;11,4&gt;)],appl(prod(lex("LAYOUT"),[\char-class([range(9,10),range(13,13),range(32,32)])],{}),[char(9)])[@loc=|file://-|(140,1,&lt;11,4&gt;,&lt;11,5&gt;)],appl(prod(lex("LAYOUT"),[\char-class([range(9,10),range(13,13),range(32,32)])],{}),[char(32)])[@loc=|file://-|(141,1,&lt;11,5&gt;,&lt;11,6&gt;)],appl(prod(lex("LAYOUT"),[\char-class([range(9,10),range(13,13),range(32,32)])],{}),[char(32)])[@loc=|file://-|(142,1,&lt;11,6&gt;,&lt;11,7&gt;)],appl(prod(lex("LAYOUT"),[\char-class([range(9,10),range(13,13),range(32,32)])],{}),[char(32)])[@loc=|file://-|(143,1,&lt;11,7&gt;,&lt;11,8&gt;)],appl(prod(lex("LAYOUT"),[\char-class([range(9,10),range(13,13),range(32,32)])],{}),[char(32)])[@loc=|file://-|(144,1,&lt;11,8&gt;,&lt;11,9&gt;)]])[@loc=|file://-|(135,10,&lt;10,9&gt;,&lt;11,9&gt;)]])[@loc=|file://-|(135,10,&lt;10,9&gt;,&lt;11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146,0,&lt;11,10&gt;,&lt;11,10&gt;)]])[@loc=|file://-|(145,1,&lt;11,9&gt;,&lt;11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6,1,&lt;11,10&gt;,&lt;11,11&gt;)]])[@loc=|file://-|(146,1,&lt;11,10&gt;,&lt;11,11&gt;)]])[@loc=|file://-|(146,1,&lt;11,10&gt;,&lt;1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8,1,&lt;11,12&gt;,&lt;11,13&gt;)]])[@loc=|file://-|(148,1,&lt;11,12&gt;,&lt;11,13&gt;)]])[@loc=|file://-|(148,1,&lt;11,12&gt;,&lt;11,13&gt;)],appl(prod(label("nat",sort("Exp")),[lex("Natural")],{}),[appl(prod(lex("Natural"),[conditional(iter(\char-class([range(48,57)])),{\not-follow(\char-class([range(48,57)]))})],{}),[appl(regular(iter(\char-class([range(48,57)]))),[char(49)])[@loc=|file://-|(149,1,&lt;11,13&gt;,&lt;11,14&gt;)]])[@loc=|file://-|(149,1,&lt;11,13&gt;,&lt;11,14&gt;)]])[@loc=|file://-|(149,1,&lt;11,13&gt;,&lt;11,14&gt;)]])[@loc=|file://-|(145,5,&lt;11,9&gt;,&lt;11,14&gt;)],appl(prod(layouts("LAYOUTLIST"),[conditional(\iter-star(lex("LAYOUT")),{\not-follow(\char-class([range(9,10),range(13,13),range(32,32)]))})],{}),[appl(regular(\iter-star(lex("LAYOUT"))),[])[@loc=|file://-|(150,0,&lt;11,14&gt;,&lt;11,14&gt;)]])[@loc=|file://-|(150,0,&lt;11,14&gt;,&lt;11,14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51,1,&lt;11,15&gt;,&lt;12,0&gt;)],appl(prod(lex("LAYOUT"),[\char-class([range(9,10),range(13,13),range(32,32)])],{}),[char(9)])[@loc=|file://-|(152,1,&lt;12,0&gt;,&lt;12,1&gt;)],appl(prod(lex("LAYOUT"),[\char-class([range(9,10),range(13,13),range(32,32)])],{}),[char(9)])[@loc=|file://-|(153,1,&lt;12,1&gt;,&lt;12,2&gt;)],appl(prod(lex("LAYOUT"),[\char-class([range(9,10),range(13,13),range(32,32)])],{}),[char(9)])[@loc=|file://-|(154,1,&lt;12,2&gt;,&lt;12,3&gt;)],appl(prod(lex("LAYOUT"),[\char-class([range(9,10),range(13,13),range(32,32)])],{}),[char(9)]</text:p>
            <text:p>[@loc=|file://-|(155,1,&lt;12,3&gt;,&lt;12,4&gt;)],appl(prod(lex("LAYOUT"),[\char-class([range(9,10),range(13,13),range(32,32)])],{}),[char(9)])[@loc=|file://-|(156,1,&lt;12,4&gt;,&lt;12,5&gt;)],appl(prod(lex("LAYOUT"),[\char-class([range(9,10),range(13,13),range(32,32)])],{}),[char(32)])[@loc=|file://-|(157,1,&lt;12,5&gt;,&lt;12,6&gt;)],appl(prod(lex("LAYOUT"),[\char-class([range(9,10),range(13,13),range(32,32)])],{}),[char(32)])[@loc=|file://-|(158,1,&lt;12,6&gt;,&lt;12,7&gt;)],appl(prod(lex("LAYOUT"),[\char-class([range(9,10),range(13,13),range(32,32)])],{}),[char(32)])[@loc=|file://-|(159,1,&lt;12,7&gt;,&lt;12,8&gt;)],appl(prod(lex("LAYOUT"),[\char-class([range(9,10),range(13,13),range(32,32)])],{}),[char(32)])[@loc=|file://-|(160,1,&lt;12,8&gt;,&lt;12,9&gt;)]])[@loc=|file://-|(151,10,&lt;11,15&gt;,&lt;12,9&gt;)]])[@loc=|file://-|(151,10,&lt;11,15&gt;,&lt;12,9&gt;)],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162,0,&lt;12,10&gt;,&lt;12,10&gt;)]])[@loc=|file://-|(161,1,&lt;12,9&gt;,&lt;12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2,1,&lt;12,10&gt;,&lt;12,11&gt;)]])[@loc=|file://-|(162,1,&lt;12,10&gt;,&lt;12,11&gt;)]])[@loc=|file://-|(162,1,&lt;12,10&gt;,&lt;12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4,1,&lt;12,12&gt;,&lt;12,13&gt;)]])[@loc=|file://-|(164,1,&lt;12,12&gt;,&lt;12,13&gt;)]])[@loc=|file://-|(164,1,&lt;12,12&gt;,&lt;12,13&gt;)],appl(prod(label("nat",sort("Exp")),[lex("Natural")],{}),[appl(prod(lex("Natural"),[conditional(iter(\char-class([range(48,57)])),{\not-follow(\char-class([range(48,57)]))})],{}),[appl(regular(iter(\char-class([range(48,57)]))),[char(48)])[@loc=|file://-|(165,1,&lt;12,13&gt;,&lt;12,14&gt;)]])[@loc=|file://-|(165,1,&lt;12,13&gt;,&lt;12,14&gt;)]])[@loc=|file://-|(165,1,&lt;12,13&gt;,&lt;12,14&gt;)]])[@loc=|file://-|(161,5,&lt;12,9&gt;,&lt;12,14&gt;)]])[@loc=|file://-|(145,21,&lt;11,9&gt;,&lt;12,14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66,1,&lt;12,14&gt;,&lt;13,0&gt;)],appl(prod(lex("LAYOUT"),[\char-class([range(9,10),range(13,13),range(32,32)])],{}),[char(9)])[@loc=|file://-|(167,1,&lt;13,0&gt;,&lt;13,1&gt;)],appl(prod(lex("LAYOUT"),[\char-class([range(9,10),range(13,13),range(32,32)])],{}),[char(9)])[@loc=|file://-|(168,1,&lt;13,1&gt;,&lt;13,2&gt;)],appl(prod(lex("LAYOUT"),[\char-class([range(9,10),range(13,13),range(32,32)])],{}),[char(9)])[@loc=|file://-|(169,1,&lt;13,2&gt;,&lt;13,3&gt;)],appl(prod(lex("LAYOUT"),[\char-class([range(9,10),range(13,13),range(32,32)])],{}),[char(9)])[@loc=|file://-|(170,1,&lt;13,3&gt;,&lt;13,4&gt;)],appl(prod(lex("LAYOUT"),[\char-class([range(9,10),range(13,13),range(32,32)])],{}),[char(9)])[@loc=|file://-|(171,1,&lt;13,4&gt;,&lt;13,5&gt;)],appl(prod(lex("LAYOUT"),[\char-class([range(9,10),range(13,13),range(32,32)])],{}),[char(32)])[@loc=|file://-|(172,1,&lt;13,5&gt;,&lt;13,6&gt;)],appl(prod(lex("LAYOUT"),[\char-class([range(9,10),range(13,13),range(32,32)])],{}),[char(32)])[@loc=|file://-|(173,1,&lt;13,6&gt;,&lt;13,7&gt;)]])[@loc=|file://-|(166,8,&lt;12,14&gt;,&lt;13,7&gt;)]])[@loc=|file://-|(166,8,&lt;12,14&gt;,&lt;13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76,1,&lt;13,9&gt;,&lt;14,0&gt;)],appl(prod(lex("LAYOUT"),[\char-class([range(9,10),range(13,13),range(32,32)])],{}),[char(9)])[@loc=|file://-|(177,1,&lt;14,0&gt;,&lt;14,1&gt;)],appl(prod(lex("LAYOUT"),[\char-class([range(9,10),range(13,13),range(32,32)])],{}),[char(9)])[@loc=|file://-|(178,1,&lt;14,1&gt;,&lt;14,2&gt;)],appl(prod(lex("LAYOUT"),[\char-class([range(9,10),range(13,13),range(32,32)])],{}),[char(9)])[@loc=|file://-|(179,1,&lt;14,2&gt;,&lt;14,3&gt;)],appl(prod(lex("LAYOUT"),[\char-class([range(9,10),range(13,13),range(32,32)])],{}),[char(9)])[@loc=|file://-|(180,1,&lt;14,3&gt;,&lt;14,4&gt;)],appl(prod(lex("LAYOUT"),[\char-class([range(9,10),range(13,13),range(32,32)])],{}),[char(9)])[@loc=|file://-|(181,1,&lt;14,4&gt;,&lt;14,5&gt;)],appl(prod(lex("LAYOUT"),[\char-class([range(9,10),range(13,13),range(32,32)])],{}),[char(32)])[@loc=|file://-|(182,1,&lt;14,5&gt;,&lt;14,6&gt;)],appl(prod(lex("LAYOUT"),[\char-class([range(9,10),range(13,13),range(32,32)])],{}),[char(32)])[@loc=|file://-|(183,1,&lt;14,6&gt;,&lt;14,7&gt;)],appl(prod(lex("LAYOUT"),[\char-class([range(9,10),range(13,13),range(32,32)])],{}),[char(32)])[@loc=|file://-|(184,1,&lt;14,7&gt;,&lt;14,8&gt;)],appl(prod(lex("LAYOUT"),[\char-class([range(9,10),range(13,13),range(32,32)])],{}),[char(32)])[@loc=|file://-|(185,1,&lt;14,8&gt;,&lt;14,9&gt;)]])[@loc=|file://-|(176,10,&lt;13,9&gt;,&lt;14,9&gt;)]])[@loc=|file://-|(176,10,&lt;13,9&gt;,&lt;14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88,1,&lt;14,11&gt;,&lt;14,12&gt;)]])[@loc=|file://-|(188,1,&lt;14,11&gt;,&lt;14,12&gt;)]])[@loc=|file://-|(188,1,&lt;14,11&gt;,&lt;14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90,0,&lt;14,13&gt;,&lt;14,13&gt;)]])[@loc=|file://-|(189,1,&lt;14,12&gt;,&lt;14,13&gt;)]])[@loc=|file://-|(189,1,&lt;14,12&gt;,&lt;14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0,1,&lt;14,13&gt;,&lt;14,14&gt;)]])[@loc=|file://-|(190,1,&lt;14,13&gt;,&lt;14,14&gt;)]])[@loc=|file://-|(190,1,&lt;14,13&gt;,&lt;14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3,1,&lt;14,16&gt;,&lt;14,17&gt;)]])[@loc=|file://-|(193,1,&lt;14,16&gt;,&lt;14,17&gt;)]])[@loc=|file://-|(193,1,&lt;14,16&gt;,&lt;14,17&gt;)],appl(prod(label("nat",sort("Exp")),[lex("Natural")],{}),[appl(prod(lex("Natural"),[conditional(iter(\char-class([range(48,57)])),{\not-follow(\char-class([range(48,57)]))})],{}),[appl(regular(iter(\char-class([range(48,57)]))),[char(49)])[@loc=|file://-|(194,1,&lt;14,17&gt;,&lt;14,18&gt;)]])[@loc=|file://-|(194,1,&lt;14,17&gt;,&lt;14,18&gt;)]])[@loc=|file://-|(194,1,&lt;14,17&gt;,&lt;14,18&gt;)]])[@loc=|file://-|(189,6,&lt;14,12&gt;,&lt;14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5,1,&lt;14,18&gt;,&lt;14,19&gt;)]])[@loc=|file://-|(195,1,&lt;14,18&gt;,&lt;14,19&gt;)]])[@loc=|file://-|(195,1,&lt;14,18&gt;,&lt;14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00,1,&lt;14,23&gt;,&lt;14,24&gt;)],appl(prod(lex("LAYOUT"),[\char-class([range(9,10),range(13,13),range(32,32)])],{}),[char(10)])[@loc=|file://-|(201,1,&lt;14,24&gt;,&lt;15,0&gt;)],appl(prod(lex("LAYOUT"),[\char-class([range(9,10),range(13,13),range(32,32)])],{}),[char(9)])[@loc=|file://-|(202,1,&lt;15,0&gt;,&lt;15,1&gt;)],appl(prod(lex("LAYOUT"),[\char-class([range(9,10),range(13,13),range(32,32)])],{}),[char(9)])[@loc=|file://-|(203,1,&lt;15,1&gt;,&lt;15,2&gt;)],appl(prod(lex("LAYOUT"),[\char-class([range(9,10),range(13,13),range(32,32)])],{}),[char(9)])[@loc=|file://-|(204,1,&lt;15,2&gt;,&lt;15,3&gt;)],appl(prod(lex("LAYOUT"),[\char-class([range(9,10),range(13,13),range(32,32)])],{}),[char(9)])[@loc=|file://-|(205,1,&lt;15,3&gt;,&lt;15,4&gt;)],appl(prod(lex("LAYOUT"),[\char-class([range(9,10),range(13,13),range(32,32)])],{}),[char(9)])[@loc=|file://-|(206,1,&lt;15,4&gt;,&lt;15,5&gt;)],appl(prod(lex("LAYOUT"),[\char-class([range(9,10),range(13,13),range(32,32)])],{}),[char(32)])[@loc=|file://-|(207,1,&lt;15,5&gt;,&lt;15,6&gt;)],appl(prod(lex("LAYOUT"),[\char-class([range(9,10),range(13,13),range(32,32)])],{}),[char(32)])[@loc=|file://-|(208,1,&lt;15,6&gt;,&lt;15,7&gt;)],appl(prod(lex("LAYOUT"),[\char-class([range(9,10),range(13,13),range(32,32)])],{}),[char(32)])[@loc=|file://-|(209,1,&lt;15,7&gt;,&lt;15,8&gt;)],appl(prod(lex("LAYOUT"),[\char-class([range(9,10),range(13,13),range(32,32)])],{}),[char(32)])[@loc=|file://-|(210,1,&lt;15,8&gt;,&lt;15,9&gt;)],appl(prod(lex("LAYOUT"),[\char-class([range(9,10),range(13,13),range(32,32)])],{}),[char(32)])[@loc=|file://-|(211,1,&lt;15,9&gt;,&lt;15,10&gt;)],appl(prod(lex("LAYOUT"),[\char-class([range(9,10),range(13,13),range(32,32)])],{}),[char(32)])[@loc=|file://-|(212,1,&lt;15,10&gt;,&lt;15,11&gt;)]])[@loc=|file://-|(200,13,&lt;14,23&gt;,&lt;15,11&gt;)]])[@loc=|file://-|(200,13,&lt;14,23&gt;,&lt;15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14,0,&lt;15,12&gt;,&lt;15,12&gt;)]])[@loc=|file://-|(213,1,&lt;15,11&gt;,&lt;15,12&gt;)]])[@loc=|file://-|(213,1,&lt;15,11&gt;,&lt;1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4,1,&lt;15,12&gt;,&lt;15,13&gt;)]])[@loc=|file://-|(214,1,&lt;15,12&gt;,&lt;15,13&gt;)]])[@loc=|file://-|(214,1,&lt;15,12&gt;,&lt;1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7,1,&lt;15,15&gt;,&lt;15,16&gt;)]])[@loc=|file://-|(217,1,&lt;15,15&gt;,&lt;15,16&gt;)]])[@loc=|file://-|(217,1,&lt;15,15&gt;,&lt;15,16&gt;)],appl(prod(label("nat",sort("Exp")),[lex("Natural")],{}),[appl(prod(lex("Natural"),[conditional(iter(\char-class([range(48,57)])),{\not-follow(\char-class([range(48,57)]))})],{}),[appl(regular(iter(\char-class([range(48,57)]))),[char(49)])[@loc=|file://-|(218,1,&lt;15,16&gt;,&lt;15,17&gt;)]])[@loc=|file://-|(218,1,&lt;15,16&gt;,&lt;15,17&gt;)]])[@loc=|file://-|(218,1,&lt;15,16&gt;,&lt;15,17&gt;)]])[@loc=|file://-|(213,6,&lt;15,11&gt;,&lt;1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19,1,&lt;15,17&gt;,&lt;16,0&gt;)],appl(prod(lex("LAYOUT"),[\char-class([range(9,10),range(13,13),range(32,32)])],{}),[char(9)])[@loc=|file://-|(220,1,&lt;16,0&gt;,&lt;16,1&gt;)],appl(prod(lex("LAYOUT"),[\char-class([range(9,10),range(13,13),range(32,32)])],{}),[char(9)])[@loc=|file://-|(221,1,&lt;16,1&gt;,&lt;16,2&gt;)],appl(prod(lex("LAYOUT"),[\char-class([range(9,10),range(13,13),range(32,32)])],{}),[char(9)])[@loc=|file://-|(222,1,&lt;16,2&gt;,&lt;16,3&gt;)],appl(prod(lex("LAYOUT"),[\char-class([range(9,10),range(13,13),range(32,32)])],{}),[char(9)])[@loc=|file://-|(223,1,&lt;16,3&gt;,&lt;16,4&gt;)],appl(prod(lex("LAYOUT"),[\char-class([range(9,10),range(13,13),range(32,32)])],{}),[char(9)])[@loc=|file://-|(224,1,&lt;16,4&gt;,&lt;16,5&gt;)],appl(prod(lex("LAYOUT"),[\char-class([range(9,10),range(13,13),range(32,32)])],{}),[char(32)])[@loc=|file://-|(225,1,&lt;16,5&gt;,&lt;16,6&gt;)],appl(prod(lex("LAYOUT"),[\char-class([range(9,10),range(13,13),range(32,32)])],{}),[char(32)])[@loc=|file://-|(226,1,&lt;16,6&gt;,&lt;16,7&gt;)],appl(prod(lex("LAYOUT"),[\char-class([range(9,10),range(13,13),range(32,32)])],{}),[char(32)])[@loc=|file://-|(227,1,&lt;16,7&gt;,&lt;16,8&gt;)],appl(prod(lex("LAYOUT"),[\char-class([range(9,10),range(13,13),range(32,32)])],{}),[char(32)])[@loc=|file://-|(228,1,&lt;16,8&gt;,&lt;16,9&gt;)]])[@loc=|file://-|(219,10,&lt;15,17&gt;,&lt;16,9&gt;)]])[@loc=|file://-|(219,10,&lt;15,17&gt;,&lt;16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3,1,&lt;16,13&gt;,&lt;16,14&gt;)],appl(prod(lex("LAYOUT"),[\char-class([range(9,10),range(13,13),range(32,32)])],{}),[char(10)])[@loc=|file://-|(234,1,&lt;16,14&gt;,&lt;17,0&gt;)],appl(prod(lex("LAYOUT"),[\char-class([range(9,10),range(13,13),range(32,32)])],{}),[char(9)])[@loc=|file://-|(235,1,&lt;17,0&gt;,&lt;17,1&gt;)],appl(prod(lex("LAYOUT"),[\char-class([range(9,10),range(13,13),range(32,32)])],{}),[char(9)])[@loc=|file://-|(236,1,&lt;17,1&gt;,&lt;17,2&gt;)],appl(prod(lex("LAYOUT"),[\char-class([range(9,10),range(13,13),range(32,32)])],{}),[char(9)])[@loc=|file://-|(237,1,&lt;17,2&gt;,&lt;17,3&gt;)],appl(prod(lex("LAYOUT"),[\char-class([range(9,10),range(13,13),range(32,32)])],{}),[char(9)])[@loc=|file://-|(238,1,&lt;17,3&gt;,&lt;17,4&gt;)],appl(prod(lex("LAYOUT"),[\char-class([range(9,10),range(13,13),range(32,32)])],{}),[char(9)])[@loc=|file://-|(239,1,&lt;17,4&gt;,&lt;17,5&gt;)],appl(prod(lex("LAYOUT"),[\char-class([range(9,10),range(13,13),range(32,32)])],{}),[char(32)])[@loc=|file://-|(240,1,&lt;17,5&gt;,&lt;17,6&gt;)],appl(prod(lex("LAYOUT"),[\char-class([range(9,10),range(13,13),range(32,32)])],{}),[char(32)])[@loc=|file://-|(241,1,&lt;17,6&gt;,&lt;17,7&gt;)],appl(prod(lex("LAYOUT"),[\char-class([range(9,10),range(13,13),range(32,32)])],{}),[char(32)])[@loc=|file://-|(242,</text:p>
            <text:p>,&lt;17,7&gt;,&lt;17,8&gt;)],appl(prod(lex("LAYOUT"),[\char-class([range(9,10),range(13,13),range(32,32)])],{}),[char(32)])[@loc=|file://-|(243,1,&lt;17,8&gt;,&lt;17,9&gt;)],appl(prod(lex("LAYOUT"),[\char-class([range(9,10),range(13,13),range(32,32)])],{}),[char(32)])[@loc=|file://-|(244,1,&lt;17,9&gt;,&lt;17,10&gt;)],appl(prod(lex("LAYOUT"),[\char-class([range(9,10),range(13,13),range(32,32)])],{}),[char(32)])[@loc=|file://-|(245,1,&lt;17,10&gt;,&lt;17,11&gt;)]])[@loc=|file://-|(233,13,&lt;16,13&gt;,&lt;17,11&gt;)]])[@loc=|file://-|(233,13,&lt;16,13&gt;,&lt;17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51,13,&lt;17,16&gt;,&lt;17,29&gt;)]])[@loc=|file://-|(246,18,&lt;17,11&gt;,&lt;17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])[@loc=|file://-|(246,6,&lt;17,11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46,18,&lt;17,11&gt;,&lt;17,29&gt;)]})[@loc=|file://-|(246,18,&lt;17,11&gt;,&lt;17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64,1,&lt;17,29&gt;,&lt;18,0&gt;)],appl(prod(lex("LAYOUT"),[\char-class([range(9,10),range(13,13),range(32,32)])],{}),[char(9)])[@loc=|file://-|(265,1,&lt;18,0&gt;,&lt;18,1&gt;)],appl(prod(lex("LAYOUT"),[\char-class([range(9,10),range(13,13),range(32,32)])],{}),[char(9)])[@loc=|file://-|(266,1,&lt;18,1&gt;,&lt;18,2&gt;)],appl(prod(lex("LAYOUT"),[\char-class([range(9,10),range(13,13),range(32,32)])],{}),[char(9)])[@loc=|file://-|(267,1,&lt;18,2&gt;,&lt;18,3&gt;)],appl(prod(lex("LAYOUT"),[\char-class([range(9,10),range(13,13),range(32,32)])],{}),[char(9)])[@loc=|file://-|(268,1,&lt;18,3&gt;,&lt;18,4&gt;)],appl(prod(lex("LAYOUT"),[\char-class([range(9,10),range(13,13),range(32,32)])],{}),[char(9)])[@loc=|file://-|(269,1,&lt;18,4&gt;,&lt;18,5&gt;)],appl(prod(lex("LAYOUT"),[\char-class([range(9,10),range(13,13),range(32,32)])],{}),[char(32)])[@loc=|file://-|(270,1,&lt;18,5&gt;,&lt;18,6&gt;)],appl(prod(lex("LAYOUT"),[\char-class([range(9,10),range(13,13),range(32,32)])],{}),[char(32)])[@loc=|file://-|(271,1,&lt;18,6&gt;,&lt;18,7&gt;)],appl(prod(lex("LAYOUT"),[\char-class([range(9,10),range(13,13),range(32,32)])],{}),[char(32)])[@loc=|file://-|(272,1,&lt;18,7&gt;,&lt;18,8&gt;)],appl(prod(lex("LAYOUT"),[\char-class([range(9,10),range(13,13),range(32,32)])],{}),[char(32)])[@loc=|file://-|(273,1,&lt;18,8&gt;,&lt;18,9&gt;)]])[@loc=|file://-|(264,10,&lt;17,29&gt;,&lt;18,9&gt;)]])[@loc=|file://-|(264,10,&lt;17,29&gt;,&lt;18,9&gt;)],appl(prod(lit("end"),[\char-class([range(101,101)]),\char-class([range(110,110)]),\char-class([range(100,100)])],{}),[char(101),char(110),char(100)])])[@loc=|file://-|(186,91,&lt;14,9&gt;,&lt;18,12&gt;)],appl(prod(layouts("LAYOUTLIST"),[conditional(\iter-star(lex("LAYOUT")),{\not-follow(\char-class([range(9,10),range(13,13),range(32,32)]))})],{}),[appl(regular(\iter-star(lex("LAYOUT"))),[])[@loc=|file://-|(277,0,&lt;18,12&gt;,&lt;18,12&gt;)]])[@loc=|file://-|(277,0,&lt;18,12&gt;,&lt;18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78,1,&lt;18,13&gt;,&lt;19,0&gt;)],appl(prod(lex("LAYOUT"),[\char-class([range(9,10),range(13,13),range(32,32)])],{}),[char(9)])[@loc=|file://-|(279,1,&lt;19,0&gt;,&lt;19,1&gt;)],appl(prod(lex("LAYOUT"),[\char-class([range(9,10),range(13,13),range(32,32)])],{}),[char(9)])[@loc=|file://-|(280,1,</text:p>
            <text:p>19,1&gt;,&lt;19,2&gt;)],appl(prod(lex("LAYOUT"),[\char-class([range(9,10),range(13,13),range(32,32)])],{}),[char(9)])[@loc=|file://-|(281,1,&lt;19,2&gt;,&lt;19,3&gt;)],appl(prod(lex("LAYOUT"),[\char-class([range(9,10),range(13,13),range(32,32)])],{}),[char(9)])[@loc=|file://-|(282,1,&lt;19,3&gt;,&lt;19,4&gt;)],appl(prod(lex("LAYOUT"),[\char-class([range(9,10),range(13,13),range(32,32)])],{}),[char(9)])[@loc=|file://-|(283,1,&lt;19,4&gt;,&lt;19,5&gt;)],appl(prod(lex("LAYOUT"),[\char-class([range(9,10),range(13,13),range(32,32)])],{}),[char(32)])[@loc=|file://-|(284,1,&lt;19,5&gt;,&lt;19,6&gt;)],appl(prod(lex("LAYOUT"),[\char-class([range(9,10),range(13,13),range(32,32)])],{}),[char(32)])[@loc=|file://-|(285,1,&lt;19,6&gt;,&lt;19,7&gt;)],appl(prod(lex("LAYOUT"),[\char-class([range(9,10),range(13,13),range(32,32)])],{}),[char(32)])[@loc=|file://-|(286,1,&lt;19,7&gt;,&lt;19,8&gt;)],appl(prod(lex("LAYOUT"),[\char-class([range(9,10),range(13,13),range(32,32)])],{}),[char(32)])[@loc=|file://-|(287,1,&lt;19,8&gt;,&lt;19,9&gt;)]])[@loc=|file://-|(278,10,&lt;18,13&gt;,&lt;19,9&gt;)]])[@loc=|file://-|(278,10,&lt;18,13&gt;,&lt;19,9&gt;)],appl(prod(label("seq",sort("Exp")),[sort("Exp"),layouts("LAYOUTLIST"),lit(";"),layouts("LAYOUTLIST"),sort("Exp")],{assoc(right())}),[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289,3,&lt;19,10&gt;,&lt;19,13&gt;)]])[@loc=|file://-|(288,4,&lt;19,9&gt;,&lt;19,13&gt;)],appl(prod(layouts("LAYOUTLIST"),[conditional(\iter-star(lex("LAYOUT")),{\not-follow(\char-class([range(9,10),range(13,13),range(32,32)]))})],{}),[appl(regular(\iter-star(lex("LAYOUT"))),[])[@loc=|file://-|(292,0,&lt;19,13&gt;,&lt;19,13&gt;)]])[@loc=|file://-|(292,0,&lt;19,13&gt;,&lt;19,13&gt;)],appl(prod(lit("("),[\char-class([range(40,40)])],{}),[char(40)]),appl(prod(layouts("LAYOUTLIST"),[conditional(\iter-star(lex("LAYOUT")),{\not-follow(\char-class([range(9,10),range(13,13),range(32,32)]))})],{}),[appl(regular(\iter-star(lex("LAYOUT"))),[])[@loc=|file://-|(293,0,&lt;19,14&gt;,&lt;19,14&gt;)]])[@loc=|file://-|(293,0,&lt;19,14&gt;,&lt;19,14&gt;)],appl(regular(\iter-star-seps(sort("Exp"),[layouts("LAYOUTLIST"),lit(","),layouts("LAYOUTLIST")])),[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4,0,&lt;19,15&gt;,&lt;19,15&gt;)]])[@loc=|file://-|(294,0,&lt;19,15&gt;,&lt;19,15&gt;)],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95,0,&lt;19,16&gt;,&lt;19,16&gt;)]])[@loc=|file://-|(294,1,&lt;19,15&gt;,&lt;19,16&gt;)]])[@loc=|file://-|(293,2,&lt;19,14&gt;,&lt;19,16&gt;)],appl(prod(layouts("LAYOUTLIST"),[conditional(\iter-star(lex("LAYOUT")),{\not-follow(\char-class([range(9,10),range(13,13),range(32,32)]))})],{}),[appl(regular(\iter-star(lex("LAYOUT"))),[])[@loc=|file://-|(295,0,&lt;19,16&gt;,&lt;19,16&gt;)]])[@loc=|file://-|(295,0,&lt;19,16&gt;,&lt;19,1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6,1,&lt;19,17&gt;,&lt;19,18&gt;)]])[@loc=|file://-|(296,1,&lt;19,17&gt;,&lt;19,18&gt;)]])[@loc=|file://-|(296,1,&lt;19,17&gt;,&lt;19,18&gt;)],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8,0,&lt;19,19&gt;,&lt;19,19&gt;)]])[@loc=|file://-|(298,0,&lt;19,19&gt;,&lt;19,19&gt;)],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299,0,&lt;19,20&gt;,&lt;19,20&gt;)]])[@loc=|file://-|(298,1,&lt;19,19&gt;,&lt;19,20&gt;)]])[@loc=|file://-|(297,2,&lt;19,18&gt;,&lt;19,20&gt;)]])[@loc=|file://-|(293,6,&lt;19,14&gt;,&lt;19,20&gt;)],appl(prod(layouts("LAYOUTLIST"),[conditional(\iter-star(lex("LAYOUT")),{\not-follow(\char-class([range(9,10),range(13,13),range(32,32)]))})],{}),[appl(regular(\iter-star(lex("LAYOUT"))),[])[@loc=|file://-|(299,0,&lt;19,20&gt;,&lt;19,20&gt;)]])[@loc=|file://-|(299,0,&lt;19,20&gt;,&lt;19,20&gt;)],appl(prod(lit(")"),[\char-class([range(41,41)])],{}),[char(41)])])[@loc=|file://-|(288,12,&lt;19,9&gt;,&lt;19,21&gt;)],appl(prod(layouts("LAYOUTLIST"),[conditional(\iter-star(lex("LAYOUT")),{\not-follow(\char-class([range(9,10),range(13,13),range(32,32)]))})],{}),[appl(regular(\iter-star(lex("LAYOUT"))),[])[@loc=|file://-|(300,0,&lt;19,21&gt;,&lt;19,21&gt;)]])[@loc=|file://-|(300,0,&lt;19,21&gt;,&lt;19,21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01,1,&lt;19,22&gt;,&lt;20,0&gt;)],appl(prod(lex("LAYOUT"),[\char-class([range(9,10),range(13,13),range(32,32)])],{}),[char(9)])[@loc=|file://-|(302,1,&lt;20,0&gt;,&lt;20,1&gt;)],appl(prod(lex("LAYOUT"),[\char-class([range(9,10),range(13,13),range(32,32)])],{}),[char(9)])[@loc=|file://-|(303,1,&lt;20,1&gt;,&lt;20,2&gt;)],appl(prod(lex("LAYOUT"),[\char-class([range(9,10),range(13,13),range(32,32)])],{}),[char(9)])[@loc=|file://-|(304,1,&lt;20,2&gt;,&lt;20,3&gt;)],appl(prod(lex("LAYOUT"),[\char-class([range(9,10),range(13,13),range(32,32)])],{}),[char(9)])[@loc=|file://-|(305,1,&lt;20,3&gt;,&lt;20,4&gt;)],appl(prod(lex("LAYOUT"),[\char-class([range(9,10),range(13,13),range(32,32)])],{}),[char(9)])[@loc=|file://-|(306,1,&lt;20,4&gt;,&lt;20,5&gt;)],appl(prod(lex("LAYOUT"),[\char-class([range(9,10),range(13,13),range(32,32)])],{}),[char(32)])[@loc=|file://-|(307,1,&lt;20,5&gt;,&lt;20,6&gt;)],appl(prod(lex("LAYOUT"),[\char-class([range(9,10),range(13,13),range(32,32)])],{}),[char(32)])[@loc=|file://-|(308,1,&lt;20,6&gt;,&lt;20,7&gt;)],appl(prod(lex("LAYOUT"),[\char-class([range(9,10),range(13,13),range(32,32)])],{}),[char(32)])[@loc=|file://-|(309,1,&lt;20,7&gt;,&lt;20,8&gt;)],appl(prod(lex("LAYOUT"),[\char-class([range(9,10),range(13,13),range(32,32)])],{}),[char(32)])[@loc=|file://-|(310,1,&lt;20,8&gt;,&lt;20,9&gt;)]])[@loc=|file://-|(301,10,&lt;19,22&gt;,&lt;20,9&gt;)]])[@loc=|file://-|(301,10,&lt;19,22&gt;,&lt;20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312,0,&lt;20,10&gt;,&lt;20,10&gt;)]])[@loc=|file://-|(311,1,&lt;20,9&gt;,&lt;20,10&gt;)]])[@loc=|file://-|(311,1,&lt;20,9&gt;,&lt;20,10&gt;)]])[@loc=|file://-|(288,24,&lt;19,9&gt;,&lt;20,10&gt;)]])[@loc=|file://-|(186,126,&lt;14,9&gt;,&lt;20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12,1,&lt;20,10&gt;,&lt;21,0&gt;)],appl(prod(lex("LAYOUT"),[\char-class([range(9,10),range(13,13),range(32,32)])],{}),[char(9)])[@loc=|file://-|(313,1,&lt;21,0&gt;,&lt;21,1&gt;)],appl(prod(lex("LAYOUT"),[\char-class([range(9,10),range(13,13),range(32,32)])],{}),[char(9)])[@loc=|file://-|(314,1,&lt;21,1&gt;,&lt;21,2&gt;)],appl(prod(lex("LAYOUT"),[\char-class([range(9,10),range(13,13),range(32,32)])],{}),[char(9)])[@loc=|file://-|(315,1,&lt;21,2&gt;,&lt;21,3&gt;)],appl(prod(lex("LAYOUT"),[\char-class([range(9,10),range(13,13),range(32,32)])],{}),[char(9)])[@loc=|file://-|(316,1,&lt;21,3&gt;,&lt;21,4&gt;)],appl(prod(lex("LAYOUT"),[\char-class([range(9,10),range(13,13),range(32,32)])],{}),[char(9)])[@loc=|file://-|(317,1,&lt;21,4&gt;,&lt;21,5&gt;)],appl(prod(lex("LAYOUT"),[\char-class([range(9,10),range(13,13),range(32,32)])],{}),[char(32)])[@loc=|file://-|(318,1,&lt;21,5&gt;,&lt;21,6&gt;)],appl(prod(lex("LAYOUT"),[\char-class([range(9,10),range(13,13),range(32,32)])],{}),[char(32)])[@loc=|file://-|(319,1,&lt;21,6&gt;,&lt;21,7&gt;)]])[@loc=|file://-|(312,8,&lt;20,10&gt;,&lt;21,7&gt;)]])[@loc=|file://-|(312,8,&lt;20,10&gt;,&lt;21,7&gt;)],appl(prod(lit("end"),[\char-class([range(101,101)]),\char-class([range(110,110)]),\char-class([range(100,100)])],{}),[char(101),char(110),char(100)])])[@loc=|file://-|(132,191,&lt;10,6&gt;,&lt;21,10&gt;)]])[@loc=|file://-|(115,208,&lt;9,5&gt;,&lt;21,10&gt;)]])[@loc=|file://-|(0,323,&lt;1,0&gt;,&lt;21,10&gt;)]])[@loc=|file://-|(0,323,&lt;1,0&gt;,&lt;21,10&gt;)],"Cannot find a constructor for Prog")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|project://rascal/src/org/rascalmpl/library/demo/lang/Func/Test.rsc|(1209,91,&lt;64,0&gt;,&lt;64,91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6,0,&lt;1,6&gt;,&lt;1,6&gt;)]])[@loc=|file://-|(5,1,&lt;1,5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9,1,&lt;1,9&gt;,&lt;1,10&gt;)],appl(prod(lex("LAYOUT"),[\char-class([range(9,10),range(13,13),range(32,32)])],{}),[char(10)])[@loc=|file://-|(10,1,&lt;1,10&gt;,&lt;2,0&gt;)],appl(prod(lex("LAYOUT"),[\char-class([range(9,10),range(13,13),range(32,32)])],{}),[char(9)])[@loc=|file://-|(11,1,&lt;2,0&gt;,&lt;2,1&gt;)],appl(prod(lex("LAYOUT"),[\char-class([range(9,10),range(13,13),range(32,32)])],{}),[char(9)])[@loc=|file://-|(12,1,&lt;2,1&gt;,&lt;2,2&gt;)],appl(prod(lex("LAYOUT"),[\char-class([range(9,10),range(13,13),range(32,32)])],{}),[char(9)])[@loc=|file://-|(13,1,&lt;2,2&gt;,&lt;2,3&gt;)],appl(prod(lex("LAYOUT"),[\char-class([range(9,10),range(13,13),range(32,32)])],{}),[char(9)])[@loc=|file://-|(14,1,&lt;2,3&gt;,&lt;2,4&gt;)],appl(prod(lex("LAYOUT"),[\char-class([range(9,10),range(13,13),range(32,32)])],{}),[char(9)])[@loc=|file://-|(15,1,&lt;2,4&gt;,&lt;2,5&gt;)],appl(prod(lex("LAYOUT"),[\char-class([range(9,10),range(13,13),range(32,32)])],{}),[char(32)])[@loc=|file://-|(16,1,&lt;2,5&gt;,&lt;2,6&gt;)],appl(prod(lex("LAYOUT"),[\char-class([range(9,10),range(13,13),range(32,32)])],{}),[char(32)])[@loc=|file://-|(17,1,&lt;2,6&gt;,&lt;2,7&gt;)],appl(prod(lex("LAYOUT"),[\char-class([range(9,10),range(13,13),range(32,32)])],{}),[char(32)])[@loc=|file://-|(18,1,&lt;2,7&gt;,&lt;2,8&gt;)],appl(prod(lex("LAYOUT"),[\char-class([range(9,10),range(13,13),range(32,32)])],{}),[char(32)])[@loc=|file://-|(19,1,&lt;2,8&gt;,&lt;2,9&gt;)]])[@loc=|file://-|(9,11,&lt;1,9&gt;,&lt;2,9&gt;)]])[@loc=|file://-|(9,11,&lt;1,9&gt;,&lt;2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2,1,&lt;2,11&gt;,&lt;2,12&gt;)]])[@loc=|file://-|(22,1,&lt;2,11&gt;,&lt;2,12&gt;)]])[@loc=|file://-|(22,1,&lt;2,11&gt;,&lt;2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4,0,&lt;2,13&gt;,&lt;2,13&gt;)]])[@loc=|file://-|(23,1,&lt;2,12&gt;,&lt;2,13&gt;)]])[@loc=|file://-|(23,1,&lt;2,12&gt;,&lt;2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,1,&lt;2,13&gt;,&lt;2,14&gt;)]])[@loc=|file://-|(24,1,&lt;2,13&gt;,&lt;2,14&gt;)]])[@loc=|file://-|(24,1,&lt;2,13&gt;,&lt;2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7,1,&lt;2,16&gt;,&lt;2,17&gt;)]])[@loc=|file://-|(27,1,&lt;2,16&gt;,&lt;2,17&gt;)]])[@loc=|file://-|(27,1,&lt;2,16&gt;,&lt;2,17&gt;)],appl(prod(label("nat",sort("Exp")),[lex("Natural")],{}),[appl(prod(lex("Natural"),[conditional(iter(\char-class([range(48,57)])),{\not-follow(\char-class([range(48,57)]))})],{}),[appl(regular(iter(\char-class([range(48,57)]))),[char(49)])[@loc=|file://-|(28,1,&lt;2,17&gt;,&lt;2,18&gt;)]])[@loc=|file://-|(28,1,&lt;2,17&gt;,&lt;2,18&gt;)]])[@loc=|file://-|(28,1,&lt;2,17&gt;,&lt;2,18&gt;)]])[@loc=|file://-|(23,6,&lt;2,12&gt;,&lt;2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,1,&lt;2,18&gt;,&lt;2,19&gt;)]])[@loc=|file://-|(29,1,&lt;2,18&gt;,&lt;2,19&gt;)]])[@loc=|file://-|(29,1,&lt;2,18&gt;,&lt;2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4,1,&lt;2,23&gt;,&lt;2,24&gt;)],appl(prod(lex("LAYOUT"),[\char-class([range(9,10),range(13,13),range(32,32)])],{}),[char(10)])[@loc=|file://-|(35,1,&lt;2,24&gt;,&lt;3,0&gt;)],appl(prod(lex("LAYOUT"),[\char-class([range(9,10),range(13,13),range(32,32)])],{}),[char(9)])[@loc=|file://-|(36,1,&lt;3,0&gt;,&lt;3,1&gt;)],appl(prod(lex("LAYOUT"),[\char-class([range(9,10),range(13,13),range(32,32)])],{}),[char(9)])[@loc=|file://-|(37,1,&lt;3,1&gt;,&lt;3,2&gt;)],appl(prod(lex("LAYOUT"),[\char-class([range(9,10),range(13,13),range(32,32)])],{}),[char(9)])[@loc=|file://-|(38,1,&lt;3,2&gt;,&lt;3,3&gt;)],appl(prod(lex("LAYOUT"),[\char-class([range(9,10),range(13,13),range(32,32)])],{}),[char(9)])[@loc=|file://-|(39,1,&lt;3,3&gt;,&lt;3,4&gt;)],appl(prod(lex("LAYOUT"),[\char-class([range(9,10),range(13,13),range(32,32)])],{}),[char(9)])[@loc=|file://-|(40,1,&lt;3,4&gt;,&lt;3,5&gt;)],appl(prod(lex("LAYOUT"),[\char-class([range(9,10),range(13,13),range(32,32)])],{}),[char(32)])[@loc=|file://-|(41,1,&lt;3,5&gt;,&lt;3,6&gt;)],appl(prod(lex("LAYOUT"),[\char-class([range(9,10),range(13,13),range(32,32)])],{}),[char(32)])[@loc=|file://-|(42,1,&lt;3,6&gt;,&lt;3,7&gt;)],appl(prod(lex("LAYOUT"),[\char-class([range(9,10),range(13,13),range(32,32)])],{}),[char(32)])[@loc=|file://-|(43,1,&lt;3,7&gt;,&lt;3,8&gt;)],appl(prod(lex("LAYOUT"),[\char-class([range(9,10),range(13,13),range(32,32)])],{}),[char(32)])[@loc=|file://-|(44,1,&lt;3,8&gt;,&lt;3,9&gt;)],appl(prod(lex("LAYOUT"),[\char-class([range(9,10),range(13,13),range(32,32)])],{}),[char(32)])[@loc=|file://-|(45,1,&lt;3,9&gt;,&lt;3,10&gt;)],appl(prod(lex("LAYOUT"),[\char-class([range(9,10),range(13,13),range(32,32)])],{}),[char(32)])[@loc=|file://-|(46,1,&lt;3,10&gt;,&lt;3,11&gt;)]])[@loc=|file://-|(34,13,&lt;2,23&gt;,&lt;3,11&gt;)]])[@loc=|file://-|(34,13,&lt;2,23&gt;,&lt;3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48,0,&lt;3,12&gt;,&lt;3,12&gt;)]])[@loc=|file://-|(47,1,&lt;3,11&gt;,&lt;3,12&gt;)]])[@loc=|file://-|(47,1,&lt;3,11&gt;,&lt;3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8,1,&lt;3,12&gt;,&lt;3,13&gt;)]])[@loc=|file://-|(48,1,&lt;3,12&gt;,&lt;3,13&gt;)]])[@loc=|file://-|(48,1,&lt;3,12&gt;,&lt;3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51,1,&lt;3,15&gt;,&lt;3,16&gt;)]])[@loc=|file://-|(51,1,&lt;3,15&gt;,&lt;3,16&gt;)]])[@loc=|file://-|(51,1,&lt;3,15&gt;,&lt;3,16&gt;)],appl(prod(label("nat",sort("Exp")),[lex("Natural")],{}),[appl(prod(lex("Natural"),[conditional(iter(\char-class([range(48,57)])),{\not-follow(\char-class([range(48,57)]))})],{}),[appl(regular(iter(\char-class([range(48,57)]))),[char(49)])[@loc=|file://-|(52,1,&lt;3,16&gt;,&lt;3,17&gt;)]])[@loc=|file://-|(52,1,&lt;3,16&gt;,&lt;3,17&gt;)]])[@loc=|file://-|(52,1,&lt;3,16&gt;,&lt;3,17&gt;)]])[@loc=|file://-|(47,6,&lt;3,11&gt;,&lt;3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3,17&gt;,&lt;4,0&gt;)],appl(prod(lex("LAYOUT"),[\char-class([range(9,10),range(13,13),range(32,32)])],{}),[char(9)])[@loc=|file://-|(54,1,&lt;4,0&gt;,&lt;4,1&gt;)],appl(prod(lex("LAYOUT"),[\char-class([range(9,10),range(13,13),range(32,32)])],{}),[char(9)])[@loc=|file://-|(55,1,&lt;4,1&gt;,&lt;4,2&gt;)],appl(prod(lex("LAYOUT"),[\char-class([range(9,10),range(13,13),range(32,32)])],{}),[char(9)])[@loc=|file://-|(56,1,&lt;4,2&gt;,&lt;4,3&gt;)],appl(prod(lex("LAYOUT"),[\char-class([range(9,10),range(13,13),range(32,32)])],{}),[char(9)])[@loc=|file://-|(57,1,&lt;4,3&gt;,&lt;4,4&gt;)],appl(prod(lex("LAYOUT"),[\char-class([range(9,10),range(13,13),range(32,32)])],{}),[char(9)])[@loc=|file://-|(58,1,&lt;4,4&gt;,&lt;4,5&gt;)],appl(prod(lex("LAYOUT"),[\char-class([range(9,10),range(13,13),range(32,32)])],{}),[char(32)])[@loc=|file://-|(59,1,&lt;4,5&gt;,&lt;4,6&gt;)],appl(prod(lex("LAYOUT"),[\char-class([range(9,10),range(13,13),range(32,32)])],{}),[char(32)])[@loc=|file://-|(60,1,&lt;4,6&gt;,&lt;4,7&gt;)],appl(prod(lex("LAYOUT"),[\char-class([range(9,10),range(13,13),range(32,32)])],{}),[char(32)])[@loc=|file://-|(61,1,&lt;4,7&gt;,&lt;4,8&gt;)],appl(prod(lex("LAYOUT"),[\char-class([range(9,10),range(13,13),range(32,32)])],{}),[char(32)])[@loc=|file://-|(62,1,&lt;4,8&gt;,&lt;4,9&gt;)]])[@loc=|file://-|(53,10,&lt;3,17&gt;,&lt;4,9&gt;)]])[@loc=|file://-|(53,10,&lt;3,17&gt;,&lt;4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7,1,&lt;4,13&gt;,&lt;4,14&gt;)],appl(prod(lex("LAYOUT"),[\char-class([range(9,10),range(13,13),range(32,32)])],{}),[char(10)])[@loc=|file://-|(68,1,&lt;4,14&gt;,&lt;5,0&gt;)],appl(prod(lex("LAYOUT"),[\char-class([range(9,10),range(13,13),range(32,32)])],{}),[char(9)])[@loc=|file://-|(69,1,&lt;5,0&gt;,&lt;5,1&gt;)],appl(prod(lex("LAYOUT"),[\char-class([range(9,10),range(13,13),range(32,32)])],{}),[char(9)])[@loc=|file://-|(70,1,&lt;5,1&gt;,&lt;5,2&gt;)],appl(prod(lex("LAYOUT"),[\char-class([range(9,10),range(13,13),range(32,32)])],{}),[char(9)])[@loc=|file://-|(71,1,&lt;5,2&gt;,&lt;5,3&gt;)],appl(prod(lex("LAYOUT"),[\char-class([range(9,10),range(13,13),range(32,32)])],{}),[char(9)])[@loc=|file://-|(72,1,&lt;5,3&gt;,&lt;5,4&gt;)],appl(prod(lex("LAYOUT"),[\char-class([range(9,10),range(13,13),range(32,32)])],{}),[char(9)])[@loc=|file://-|(73,1,&lt;5,4&gt;,&lt;5,5&gt;)],appl(prod(lex("LAYOUT"),[\char-class([range(9,10),range(13,13),range(32,32)])],{}),[char(32)])[@loc=|file://-|(74,1,&lt;5,5&gt;,&lt;5,6&gt;)],appl(prod(lex("LAYOUT"),[\char-class([range(9,10),range(13,13),range(32,32)])],{}),[char(32)])[@loc=|file://-|(75,1,&lt;5,6&gt;,&lt;5,7&gt;)],appl(prod(lex("LAYOUT"),[\char-class([range(9,10),range(13,13),range(32,32)])],{}),[char(32)])[@loc=|file://-|(76,1,&lt;5,7&gt;,&lt;5,8&gt;)],appl(prod(lex("LAYOUT"),[\char-class([range(9,10),range(13,13),range(32,32)])],{}),[char(32)])[@loc=|file://-|(77,1,&lt;5,8&gt;,&lt;5,9&gt;)],appl(prod(lex("LAYOUT"),[\char-class([range(9,10),range(13,13),range(32,32)])],{}),[char(32)])[@loc=|file://-|(78,1,&lt;5,9&gt;,&lt;5,10&gt;)],appl(prod(lex("LAYOUT"),[\char-class([range(9,10),range(13,13),range(32,32)])],{}),[char(32)])[@loc=|file://-|(79,1,&lt;5,10&gt;,&lt;5,11&gt;)]])[@loc=|file://-|(67,13,&lt;4,13&gt;,&lt;5,11&gt;)]])[@loc=|file://-|(67,13,&lt;4,13&gt;,&lt;5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</text:p>
            <text:p>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5,13,&lt;5,16&gt;,&lt;5,29&gt;)]])[@loc=|file://-|(80,18,&lt;5,11&gt;,&lt;5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])[@loc=|file://-|(80,6,&lt;5,11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0,18,&lt;5,11&gt;,&lt;5,29&gt;)]})[@loc=|file://-|(80,18,&lt;5,11&gt;,&lt;5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8,1,&lt;5,29&gt;,&lt;6,0&gt;)],appl(prod(lex("LAYOUT"),[\char-class([range(9,10),range(13,13),range(32,32)])],{}),[char(9)])[@loc=|file://-|(99,1,&lt;6,0&gt;,&lt;6,1&gt;)],appl(prod(lex("LAYOUT"),[\char-class([range(9,10),range(13,13),range(32,32)])],{}),[char(9)])[@loc=|file://-|(100,1,&lt;6,1&gt;,&lt;6,2&gt;)],appl(prod(lex("LAYOUT"),[\char-class([range(9,10),range(13,13),range(32,32)])],{}),[char(9)])[@loc=|file://-|(101,1,&lt;6,2&gt;,&lt;6,3&gt;)],appl(prod(lex("LAYOUT"),[\char-class([range(9,10),range(13,13),range(32,32)])],{}),[char(9)])[@loc=|file://-|(102,1,&lt;6,3&gt;,&lt;6,4&gt;)],appl(prod(lex("LAYOUT"),[\char-class([range(9,10),range(13,13),range(32,32)])],{}),[char(9)])[@loc=|file://-|(103,1,&lt;6,4&gt;,&lt;6,5&gt;)],appl(prod(lex("LAYOUT"),[\char-class([range(9,10),range(13,13),range(32,32)])],{}),[char(32)])[@loc=|file://-|(104,1,&lt;6,5&gt;,&lt;6,6&gt;)],appl(prod(lex("LAYOUT"),[\char-class([range(9,10),range(13,13),range(32,32)])],{}),[char(32)])[@loc=|file://-|(105,1,&lt;6,6&gt;,&lt;6,7&gt;)],appl(prod(lex("LAYOUT"),[\char-class([range(9,10),range(13,13),range(32,32)])],{}),[char(32)])[@loc=|file://-|(106,1,&lt;6,7&gt;,&lt;6,8&gt;)],appl(prod(lex("LAYOUT"),[\char-class([range(9,10),range(13,13),range(32,32)])],{}),[char(32)])[@loc=|file://-|(107,1,&lt;6,8&gt;,&lt;6,9&gt;)]])[@loc=|file://-|(98,10,&lt;5,29&gt;,&lt;6,9&gt;)]])[@loc=|file://-|(98,10,&lt;5,29&gt;,&lt;6,9&gt;)],appl(prod(lit("end"),[\char-class([range(101,101)]),\char-class([range(110,110)]),\char-class([range(100,100)])],{}),[char(101),char(110),char(100)])])[@loc=|file://-|(20,91,&lt;2,9&gt;,&lt;6,12&gt;)],appl(prod(layouts("LAYOUTLIST"),[conditional(\iter-star(lex("LAYOUT")),{\not-follow(\char-class([range(9,10),range(13,13),range(32,32)]))})],{}),[appl(regular(\iter-star(lex("LAYOUT"))),[])[@loc=|file://-|(111,0,&lt;6,12&gt;,&lt;6,12&gt;)]])[@loc=|file://-|(111,0,&lt;6,12&gt;,&lt;6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12,1,&lt;6,13&gt;,&lt;7,0&gt;)],appl(prod(lex("LAYOUT"),[\char-class([range(9,10),range(13,13),range(32,32)])],{}),[char(9)])[@loc=|file://-|(113,1,&lt;7,0&gt;,&lt;7,1&gt;)],appl(prod(lex("LAYOUT"),[\char-class([range(9,10),range(13,13),range(32,32)])],{}),[char(9)])[@loc=|file://-|(114,1,&lt;7,1&gt;,&lt;7,2&gt;)],appl(prod(lex("LAYOUT"),[\char-class([range(9,10),range(13,13),range(32,32)])],{}),[char(9)])[@loc=|file://-|(115,1,&lt;7,2&gt;,&lt;7,3&gt;)],appl(prod(lex("LAYOUT"),[\char-class([range(9,10),range(13,13),range(32,32)])],{}),[char(9)])[@loc=|file://-|(116,1,&lt;7,3&gt;,&lt;7,4&gt;)],appl(prod(lex("LAYOUT"),[\char-class([range(9,10),range(13,13),range(32,32)])],{}),[char(9)])[@loc=|file://-|(117,1,&lt;7,4&gt;,&lt;7,5&gt;)],appl(prod(lex("LAYOUT"),[\char-class([range(9,10),range(13,13),range(32,32)])],{}),[char(32)])[@loc=|file://-|(118,1,&lt;7,5&gt;,&lt;7,6&gt;)],appl(prod(lex("LAYOUT"),[\char-class([range(9,10),range(13,13),range(32,32)])],{}),[char(32)])[@loc=|file://-|(119,1,&lt;7,6&gt;,&lt;7,7&gt;)],appl(prod(lex("LAYOUT"),[\char-class([range(9,10),range(13,13),range(32,32)])],{}),[char(32)])[@loc=|file://-|(120,1,&lt;7,7&gt;,&lt;7,8&gt;)],appl(prod(lex("LAYOUT"),[\char-class([range(9,10),range(13,13),range(32,32)])],{}),[char(32)])[@loc=|file://-|(121,1,&lt;7,8&gt;,&lt;7,9&gt;)]])[@loc=|file://-|(112,10,&lt;6,13&gt;,&lt;7,9&gt;)]])[@loc=|file://-|(112,10,&lt;6,13&gt;,&lt;7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3,0,&lt;7,10&gt;,&lt;7,10&gt;)]])[@loc=|file://-|(122,1,&lt;7,9&gt;,&lt;7,10&gt;)]])[@loc=|file://-|(122,1,&lt;7,9&gt;,&lt;7,10&gt;)]])[@loc=|file://-|(20,103,&lt;2,9&gt;,&lt;7,10&gt;)]])[@loc=|file://-|(0,123,&lt;1,0&gt;,&lt;7,10&gt;)]])[@loc=|file://-|(0,123,&lt;1,0</text:p>
            <text:p>,&lt;7,10&gt;)]])[@loc=|file://-|(0,123,&lt;1,0&gt;,&lt;7,10&gt;)],"Cannot find a constructor for Prog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Lisra/Test.rsc|(1766,186,&lt;34,0&gt;,&lt;34,186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Lisra/Test.rsc|(890,57,&lt;22,0&gt;,&lt;22,57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grammar/Lookahead.rsc|(14205,367,&lt;424,0&gt;,&lt;430,5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2299,435,&lt;59,0&gt;,&lt;68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1592,705,&lt;44,0&gt;,&lt;57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yaml/Model.rsc|(2040,93,&lt;73,0&gt;,&lt;76,1&gt;): FALSE IllegalArgument()test fails for arguments: scalar("th"(&lt;-867142210&gt;,0.40795372066147917))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2.rsc|(2495,242,&lt;41,0&gt;,&lt;41,242&gt;): FALSE Internal compiler error: Instruction execution: instruction: SUBSCRIPTLIST; message: 10 &gt;= the current size of the list (9)nul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2.rsc|(2265,229,&lt;40,0&gt;,&lt;40,22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2.rsc|(2057,207,&lt;39,0&gt;,&lt;39,207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2.rsc|(1849,207,&lt;38,0&gt;,&lt;38,207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2.rsc|(1642,206,&lt;37,0&gt;,&lt;37,206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2.rsc|(1082,112,&lt;32,0&gt;,&lt;32,112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2.rsc|(742,62,&lt;29,0&gt;,&lt;29,62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2.rsc|(616,60,&lt;25,0&gt;,&lt;25,60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2.rsc|(555,60,&lt;24,0&gt;,&lt;24,60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2.rsc|(496,58,&lt;23,0&gt;,&lt;23,5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2.rsc|(441,54,&lt;22,0&gt;,&lt;22,5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1.rsc|(336,78,&lt;17,0&gt;,&lt;17,7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1.rsc|(277,57,&lt;15,0&gt;,&lt;15,57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emoization.rsc|(450,183,&lt;26,0&gt;,&lt;35,1&gt;): FALSE test fails for arguments: {"ǻŎƆƂ㯫㑚",(),|tmp:///avn3|}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csv/CSVIOTests.rsc|(1202,79,&lt;51,0&gt;,&lt;51,79&gt;): FALSE "inferred types"test fails for arguments: {&lt;"5\t\t\t5",1270227743&gt;,&lt;"",964865050&gt;,&lt;"",-1797467711&gt;,&lt;"\u2002\u3000\u1680\u0085",1486105609&gt;} 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1.rsc|(160,41,&lt;7,0&gt;,&lt;8,31&gt;):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SUMMARY: 3797 tests executed; 37 failed; 1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Automatic/Eval.rsc|: IllegalArgument(amb({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mul",sort("Exp")),[sort("Exp"),layouts("LAYOUTLIST"),lit("*"),layouts("LAYOUTLIST"),sort("Exp")],{assoc(left())}),[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2,3,&lt;1,2&gt;,&lt;1,5&gt;)]])[@loc=|file://-|(0,5,&lt;1,0&gt;,&lt;1,5&gt;)],appl(prod(label("mul",sort("Exp")),[sort("Exp"),layouts("LAYOUTLIST"),lit("*"),layouts("LAYOUTLIST"),sort("Exp")],{assoc(left())}),[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])[@loc=|file://-|(0,3,&lt;1,0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0,5,&lt;1,0&gt;,&lt;1,5&gt;)]})[@loc=|file://-|(0,5,&lt;1,0&gt;,&lt;1,5&gt;)],"Ambiguous node should match with set and not Exp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Manual/Eval.rsc|: Cannot execute due to compilation error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ncrete/NoLayout/Eval.rsc|: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ncrete/NoLayout/Eval.rsc|: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ncrete/NoLayout/Eval.rsc|: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ncrete/NoLayout/Eval.rsc|: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ncrete/WithLayout/Eval.rsc|: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ncrete/WithLayout/Eval.rsc|: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ncrete/WithLayout/Eval.rsc|: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ncrete/WithLayout/Eval.rsc|: ParseError(|file://-|(0,1,&lt;1,0&gt;,&lt;1,1&gt;))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|project://rascal/src/org/rascalmpl/library/demo/lang/Func/Test.rsc|: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,0,&lt;1,6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9,0,&lt;1,9&gt;,&lt;1,9&gt;)]])[@loc=|file://-|(8,1,&lt;1,8&gt;,&lt;1,9&gt;)]])[@loc=|file://-|(5,4,&lt;1,5&gt;,&lt;1,9&gt;)],appl(prod(layouts("LAYOUTLIST"),[conditional(\iter-star(lex("LAYOUT")),{\not-follow(\char-class([range(9,10),range(13,13),range(32,32)]))})],{}),[appl(regular(\iter-star(lex("LAYOUT"))),[])[@loc=|file://-|(9,0,&lt;1,9&gt;,&lt;1,9&gt;)]])[@loc=|file://-|(9,0,&lt;1,9&gt;,&lt;1,9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0,1,&lt;1,10&gt;,&lt;1,11&gt;)]])[@loc=|file://-|(10,1,&lt;1,10&gt;,&lt;1,11&gt;)]])[@loc=|file://-|(10,1,&lt;1,10&gt;,&lt;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2,1,&lt;1,12&gt;,&lt;2,0&gt;)],appl(prod(lex("LAYOUT"),[\char-class([range(9,10),range(13,13),range(32,32)])],{}),[char(9)])[@loc=|file://-|(13,1,&lt;2,0&gt;,&lt;2,1&gt;)],appl(prod(lex("LAYOUT"),[\char-class([range(9,10),range(13,13),range(32,32)])],{}),[char(9)])[@loc=|file://-|(14,1,&lt;2,1&gt;,&lt;2,2&gt;)],appl(prod(lex("LAYOUT"),[\char-class([range(9,10),range(13,13),range(32,32)])],{}),[char(9)])[@loc=|file://-|(15,1,&lt;2,2&gt;,&lt;2,3&gt;)],appl(prod(lex("LAYOUT"),[\char-class([range(9,10),range(13,13),range(32,32)])],{}),[char(9)])[@loc=|file://-|(16,1,&lt;2,3&gt;,&lt;2,4&gt;)],appl(prod(lex("LAYOUT"),[\char-class([range(9,10),range(13,13),range(32,32)])],{}),[char(9)])[@loc=|file://-|(17,1,&lt;2,4&gt;,&lt;2,5&gt;)],appl(prod(lex("LAYOUT"),[\char-class([range(9,10),range(13,13),range(32,32)])],{}),[char(32)])[@loc=|file://-|(18,1,&lt;2,5&gt;,&lt;2,6&gt;)],appl(prod(lex("LAYOUT"),[\char-class([range(9,10),range(13,13),range(32,32)])],{}),[char(32)])[@loc=|file://-|(19,1,&lt;2,6&gt;,&lt;2,7&gt;)]])[@loc=|file://-|(12,8,&lt;1,12&gt;,&lt;2,7&gt;)]])[@loc=|file://-|(12,8,&lt;1,12&gt;,&lt;2,7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,1,&lt;2,10&gt;,&lt;2,11&gt;)],appl(prod(lex("LAYOUT"),[\char-class([range(9,10),range(13,13),range(32,32)])],{}),[char(10)])[@loc=|file://-|(24,1,&lt;2,11&gt;,&lt;3,0&gt;)],appl(prod(lex("LAYOUT"),[\char-class([range(9,10),range(13,13),range(32,32)])],{}),[char(9)])[@loc=|file://-|(25,1,&lt;3,0&gt;,&lt;3,1&gt;)],appl(prod(lex("LAYOUT"),[\char-class([range(9,10),range(13,13),range(32,32)])],{}),[char(9)])[@loc=|file://-|(26,1,&lt;3,1&gt;,&lt;3,2&gt;)],appl(prod(lex("LAYOUT"),[\char-class([range(9,10),range(13,13),range(32,32)])],{}),[char(9)])[@loc=|file://-|(27,1,&lt;3,2&gt;,&lt;3,3&gt;)],appl(prod(lex("LAYOUT"),[\char-class([range(9,10),range(13,13),range(32,32)])],{}),[char(9)])[@loc=|file://-|(28,1,&lt;3,3&gt;,&lt;3,4&gt;)],appl(prod(lex("LAYOUT"),[\char-class([range(9,10),range(13,13),range(32,32)])],{}),[char(9)])[@loc=|file://-|(29,1,&lt;3,4&gt;,&lt;3,5&gt;)],appl(prod(lex("LAYOUT"),[\char-class([range(9,10),range(13,13),range(32,32)])],{}),[char(32)])[@loc=|file://-|(30,1,&lt;3,5&gt;,&lt;3,6&gt;)],appl(prod(lex("LAYOUT"),[\char-class([range(9,10),range(13,13),range(32,32)])],{}),[char(32)])[@loc=|file://-|(31,1,&lt;3,6&gt;,&lt;3,7&gt;)],appl(prod(lex("LAYOUT"),[\char-class([range(9,10),range(13,13),range(32,32)])],{}),[char(32)])[@loc=|file://-|(32,1,&lt;3,7&gt;,&lt;3,8&gt;)],appl(prod(lex("LAYOUT"),[\char-class([range(9,10),range(13,13),range(32,32)])],{}),[char(32)])[@loc=|file://-|(33,1,&lt;3,8&gt;,&lt;3,9&gt;)]])[@loc=|file://-|(23,11,&lt;2,10&gt;,&lt;3,9&gt;)]])[@loc=|file://-|(23,11,&lt;2,10&gt;,&lt;3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35,3,&lt;3,10&gt;,&lt;3,13&gt;)]])[@loc=|file://-|(34,4,&lt;3,9&gt;,&lt;3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8,1,&lt;3,13&gt;,&lt;3,14&gt;)]])[@loc=|file://-|(38,1,&lt;3,13&gt;,&lt;3,14&gt;)]])[@loc=|file://-|(38,1,&lt;3,13&gt;,&lt;3,14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0,1,&lt;3,15&gt;,&lt;3,16&gt;)]])[@loc=|file://-|(40,1,&lt;3,15&gt;,&lt;3,16&gt;)]])[@loc=|file://-|(40,1,&lt;3,15&gt;,&lt;3,16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42,0,&lt;3,17&gt;,&lt;3,17&gt;)]])[@loc=|file://-|(42,0,&lt;3,17&gt;,&lt;3,17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43,0,&lt;3,18&gt;,&lt;3,18&gt;)]])[@loc=|file://-|(42,1,&lt;3,17&gt;,&lt;3,18&gt;)]])[@loc=|file://-|(42,1,&lt;3,17&gt;,&lt;3,18&gt;)]])[@loc=|file://-|(41,2,&lt;3,16&gt;,&lt;3,18&gt;)]])[@loc=|file://-|(34,9,&lt;3,9&gt;,&lt;3,18&gt;)]])[@loc=|file://-|(34,9,&lt;3,9&gt;,&lt;3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43,1,&lt;3,18&gt;,&lt;4,0&gt;)],appl(prod(lex("LAYOUT"),[\char-class([range(9,10),range(13,13),range(32,32)])],{}),[char(9)])[@loc=|file://-|(44,1,&lt;4,0&gt;,&lt;4,1&gt;)],appl(prod(lex("LAYOUT"),[\char-class([range(9,10),range(13,13),range(32,32)])],{}),[char(9)])[@loc=|file://-|(45,1,&lt;4,1&gt;,&lt;4,2&gt;)],appl(prod(lex("LAYOUT"),[\char-class([range(9,10),range(13,13),range(32,32)])],{}),[char(9)])[@loc=|file://-|(46,1,&lt;4,2&gt;,&lt;4,3&gt;)],appl(prod(lex("LAYOUT"),[\char-class([range(9,10),range(13,13),range(32,32)])],{}),[char(9)])[@loc=|file://-|(47,1,&lt;4,3&gt;,&lt;4,4&gt;)],appl(prod(lex("LAYOUT"),[\char-class([range(9,10),range(13,13),range(32,32)])],{}),[char(9)])[@loc=|file://-|(48,1,&lt;4,4&gt;,&lt;4,5&gt;)],appl(prod(lex("LAYOUT"),[\char-class([range(9,10),range(13,13),range(32,32)])],{}),[char(32)])[@loc=|file://-|(49,1,&lt;4,5&gt;,&lt;4,6&gt;)],appl(prod(lex("LAYOUT"),[\char-class([range(9,10),range(13,13),range(32,32)])],{}),[char(32)])[@loc=|file://-|(50,1,&lt;4,6&gt;,&lt;4,7&gt;)]])[@loc=|file://-|(43,8,&lt;3,18&gt;,&lt;4,7&gt;)]])[@loc=|file://-|(43,8,&lt;3,18&gt;,&lt;4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4,9&gt;,&lt;5,0&gt;)],appl(prod(lex("LAYOUT"),[\char-class([range(9,10),range(13,13),range(32,32)])],{}),[char(9)])[@loc=|file://-|(54,1,&lt;5,0&gt;,&lt;5,1&gt;)],appl(prod(lex("LAYOUT"),[\char-class([range(9,10),range(13,13),range(32,32)])],{}),[char(9)])[@loc=|file://-|(55,1,&lt;5,1&gt;,&lt;5,2&gt;)],appl(prod(lex("LAYOUT"),[\char-class([range(9,10),range(13,13),range(32,32)])],{}),[char(9)])[@loc=|file://-|(56,1,&lt;5,2&gt;,&lt;5,3&gt;)],appl(prod(lex("LAYOUT"),[\char-class([range(9,10),range(13,13),range(32,32)])],{}),[char(9)])[@loc=|file://-|(57,1,&lt;5,3&gt;,&lt;5,4&gt;)],appl(prod(lex("LAYOUT"),[\char-class([range(9,10),range(13,13),range(32,32)])],{}),[char(9)])[@loc=|file://-|(58,1,&lt;5,4&gt;,&lt;5,5&gt;)],appl(prod(lex("LAYOUT"),[\char-class([range(9,10),range(13,13),range(32,32)])],{}),[char(32)])[@loc=|file://-|(59,1,&lt;5,5&gt;,&lt;5,6&gt;)],appl(prod(lex("LAYOUT"),[\char-class([range(9,10),range(13,13),range(32,32)])],{}),[char(32)])[@loc=|file://-|(60,1,&lt;5,6&gt;,&lt;5,7&gt;)],appl(prod(lex("LAYOUT"),[\char-class([range(9,10),range(13,13),range(32,32)])],{}),[char(32)])[@loc=|file://-|(61,1,&lt;5,7&gt;,&lt;5,8&gt;)],appl(prod(lex("LAYOUT"),[\char-class([range(9,10),range(13,13),range(32,32)])],{}),[char(32)])[@loc=|file://-|(62,1,&lt;5,8&gt;,&lt;5,9&gt;)]])[@loc=|file://-|(53,10,&lt;4,9&gt;,&lt;5,9&gt;)]])[@loc=|file://-|(53,10,&lt;4,9&gt;,&lt;5,9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</text:p>
            <text:p>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})[@loc=|file://-|(69,15,&lt;5,15&gt;,&lt;6,11&gt;)]])[@loc=|file://-|(64,20,&lt;5,10&gt;,&lt;6,11&gt;)]})[@loc=|file://-|(64,20,&lt;5,10&gt;,&lt;6,11&gt;)]])[@loc=|file://-|(63,21,&lt;5,9&gt;,&lt;6,11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</text:p>
            <text:p>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3,21,&lt;5,9&gt;,&lt;6,11&gt;)]})[@loc=|file://-|(63,21,&lt;5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3,29,&lt;5,9&gt;,&lt;6,19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</text:p>
            <text:p>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3,29,&lt;5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4,28,&lt;5,10&gt;,&lt;6,1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</text:p>
            <text:p>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</text:p>
            <text:p>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})[@loc=|file://-|(69,23,&lt;5,15&gt;,&lt;6,19&gt;)]])[@loc=|file://-|(64,28,&lt;5,10&gt;,&lt;6,19&gt;)],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</text:p>
            <text:p>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4,28,&lt;5,10&gt;,&lt;6,19&gt;)]})[@loc=|file://-|(64,28,&lt;5,10&gt;,&lt;6,19&gt;)]])[@loc=|file://-|(63,29,&lt;5,9&gt;,&lt;6,19&gt;)],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</text:p>
            <text:p>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</text:p>
            <text:p>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})[@loc=|file://-|(69,23,&lt;5,15&gt;,&lt;6,19&gt;)]])[@loc=|file://-|(63,29,&lt;5,9&gt;,&lt;6,19&gt;)]})[@loc=|file://-|(63,29,&lt;5,9&gt;,&lt;6,1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2,1,&lt;6,19&gt;,&lt;7,0&gt;)],appl(prod(lex("LAYOUT"),[\char-class([range(9,10),range(13,13),range(32,32)])],{}),[char(9)])[@loc=|file://-|(93,1,&lt;7,0&gt;,&lt;7,1&gt;)],appl(prod(lex("LAYOUT"),[\char-class([range(9,10),range(13,13),range(32,32)])],{}),[char(9)])[@loc=|file://-|(94,1,&lt;7,1&gt;,&lt;7,2&gt;)],appl(prod(lex("LAYOUT"),[\char-class([range(9,10),range(13,13),range(32,32)])],{}),[char(9)])[@loc=|file://-|(95,1,&lt;7,2&gt;,&lt;7,3&gt;)],appl(prod(lex("LAYOUT"),[\char-class([range(9,10),range(13,13),range(32,32)])],{}),[char(9)])[@loc=|file://-|(96,1,&lt;7,3&gt;,&lt;7,4&gt;)],appl(prod(lex("LAYOUT"),[\char-class([range(9,10),range(13,13),range(32,32)])],{}),[char(9)])[@loc=|file://-|(97,1,&lt;7,4&gt;,&lt;7,5&gt;)],appl(prod(lex("LAYOUT"),[\char-class([range(9,10),range(13,13),range(32,32)])],{}),[char(32)])[@loc=|file://-|(98,1,&lt;7,5&gt;,&lt;7,6&gt;)],appl(prod(lex("LAYOUT"),[\char-class([range(9,10),range(13,13),range(32,32)])],{}),[char(32)])[@loc=|file://-|(99,1,&lt;7,6&gt;,&lt;7,7&gt;)]])[@loc=|file://-|(92,8,&lt;6,19&gt;,&lt;7,7&gt;)]])[@loc=|file://-|(92,8,&lt;6,19&gt;,&lt;7,7&gt;)],appl(prod(lit("end"),[\char-class([range(101,101)]),\char-class([range(110,110)]),\char-class([range(100,100)])],{}),[char(101),char(110),char(100)])])[@loc=|file://-|(20,83,&lt;2,7&gt;,&lt;7,10&gt;)]])[@loc=|file://-|(0,103,&lt;1,0&gt;,&lt;7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03,1,&lt;7,10&gt;,&lt;8,0&gt;)],appl(prod(lex("LAYOUT"),[\char-class([range(9,10),range(13,13),range(32,32)])],{}),[char(9)])[@loc=|file://-|(104,1,&lt;8,0&gt;,&lt;8,1&gt;)],appl(prod(lex("LAYOUT"),[\char-class([range(9,10),range(13,13),range(32,32)])],{}),[char(9)])[@loc=|file://-|(105,1,&lt;8,1&gt;,&lt;8,2&gt;)],appl(prod(lex("LAYOUT"),[\char-class([range(9,10),range(13,13),range(32,32)])],{}),[char(9)])[@loc=|file://-|(106,1,&lt;8,2&gt;,&lt;8,3&gt;)],appl(prod(lex("LAYOUT"),[\char-class([range(9,10),range(13,13),range(32,32)])],{}),[char(9)])[@loc=|file://-|(107,1,&lt;8,3&gt;,&lt;8,4&gt;)],appl(prod(lex("LAYOUT"),[\char-class([range(9,10),range(13,13),range(32,32)])],{}),[char(9)])[@loc=|file://-|(108,1,&lt;8,4&gt;,&lt;8,5&gt;)],appl(prod(lex("LAYOUT"),[\char-class([range(9,10),range(13,13),range(32,32)])],{}),[char(10)])[@loc=|file://-|(109,1,&lt;8,5&gt;,&lt;9,0&gt;)],appl(prod(lex("LAYOUT"),[\char-class([range(9,10),range(13,13),range(32,32)])],{}),[char(9)])[@loc=|file://-|(110,1,&lt;9,0&gt;,&lt;9,1&gt;)],appl(prod(lex("LAYOUT"),[\char-class([range(9,10),range(13,13),range(32,32)])],{}),[char(9)])[@loc=|file://-|(111,1,&lt;9,1&gt;,&lt;9,2&gt;)],appl(prod(lex("LAYOUT"),[\char-class([range(9,10),range(13,13),range(32,32)])],{}),[char(9)])[@loc=|file://-|(112,1,&lt;9,2&gt;,&lt;9,3&gt;)],appl(prod(lex("LAYOUT"),[\char-class([range(9,10),range(13,13),range(32,32)])],{}),[char(9)])[@loc=|file://-|(113,1,&lt;9,3&gt;,&lt;9,4&gt;)],appl(prod(lex("LAYOUT"),[\char-class([range(9,10),range(13,13),range(32,32)])],{}),[char(9)])[@loc=|file://-|(114,1,&lt;9,4&gt;,&lt;9,5&gt;)]])[@loc=|file://-|(103,12,&lt;7,10&gt;,&lt;9,5&gt;)]])[@loc=|file://-|(103,12,&lt;7,10&gt;,&lt;9,5&gt;)],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16,3,&lt;9,6&gt;,&lt;9,9&gt;)]])[@loc=|file://-|(115,4,&lt;9,5&gt;,&lt;9,9&gt;)],appl(prod(layouts("LAYOUTLIST"),[conditional(\iter-star(lex("LAYOUT")),{\not-follow(\char-class([range(9,10),range(13,13),range(32,32)]))})],{}),[appl(regular(\iter-star(lex("LAYOUT"))),[])[@loc=|file://-|(119,0,&lt;9,9&gt;,&lt;9,9&gt;)]])[@loc=|file://-|(119,0,&lt;9,9&gt;,&lt;9,9&gt;)],appl(prod(lit("("),[\char-class([range(40,40)])],{}),[char(40)]),appl(prod(layouts("LAYOUTLIST"),[conditional(\iter-star(lex("LAYOUT")),{\not-follow(\char-class([range(9,10),range(13,13),range(32,32)]))})],{}),[appl(regular(\iter-star(lex("LAYOUT"))),[])[@loc=|file://-|(120,0,&lt;9,10&gt;,&lt;9,10&gt;)]])[@loc=|file://-|(120,0,&lt;9,10&gt;,&lt;9,10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1,0,&lt;9,11&gt;,&lt;9,11&gt;)]])[@loc=|file://-|(120,1,&lt;9,10&gt;,&lt;9,11&gt;)]])[@loc=|file://-|(120,1,&lt;9,10&gt;,&lt;9,11&gt;)],appl(prod(layouts("LAYOUTLIST"),[conditional(\iter-star(lex("LAYOUT")),{\not-follow(\char-class([range(9,10),range(13,13),range(32,32)]))})],{}),[appl(regular(\iter-star(lex("LAYOUT"))),[])[@loc=|file://-|(121,0,&lt;9,11&gt;,&lt;9,11&gt;)]])[@loc=|file://-|(121,0,&lt;9,11&gt;,&lt;9,11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2,1,&lt;9,12&gt;,&lt;9,13&gt;)]])[@loc=|file://-|(122,1,&lt;9,12&gt;,&lt;9,13&gt;)]])[@loc=|file://-|(122,1,&lt;9,12&gt;,&lt;9,13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4,1,&lt;9,14&gt;,&lt;9,15&gt;)],appl(prod(lex("LAYOUT"),[\char-class([range(9,10),range(13,13),range(32,32)])],{}),[char(10)])[@loc=|file://-|(125,1,&lt;9,15&gt;,&lt;10,0&gt;)],appl(prod(lex("LAYOUT"),[\char-class([range(9,10),range(13,13),range(32,32)])],{}),[char(9)])[@loc=|file://-|(126,1,&lt;10,0&gt;,&lt;10,1&gt;)],appl(prod(lex("LAYOUT"),[\char-class([range(9,10),range(13,13),range(32,32)])],{}),[char(9)])[@loc=|file://-|(127,1,&lt;10,1&gt;,&lt;10,2&gt;)],appl(prod(lex("LAYOUT"),[\char-class([range(9,10),range(13,13),range(32,32)])],{}),[char(9)])[@loc=|file://-|(128,1,&lt;10,2&gt;,&lt;10,3&gt;)],appl(prod(lex("LAYOUT"),[\char-class([range(9,10),range(13,13),range(32,32)])],{}),[char(9)])[@loc=|file://-|(129,1,&lt;10,3&gt;,&lt;10,4&gt;)],appl(prod(lex("LAYOUT"),[\char-class([range(9,10),range(13,13),range(32,32)])],{}),[char(9)])[@loc=|file://-|(130,1,&lt;10,4&gt;,&lt;10,5&gt;)],appl(prod(lex("LAYOUT"),[\char-class([range(9,10),range(13,13),range(32,32)])],{}),[char(32)])[@loc=|file://-|(131,1,&lt;10,5&gt;,&lt;10,6&gt;)]])[@loc=|file://-|(124,8,&lt;9,14&gt;,&lt;10,6&gt;)]])[@loc=|file://-|(124,8,&lt;9,14&gt;,&lt;10,6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35,1,&lt;10,9&gt;,&lt;11,0&gt;)],appl(prod(lex("LAYOUT"),[\char-class([range(9,10),range(13,13),range(32,32)])],{}),[char(9)])[@loc=|file://-|(136,1,&lt;11,0&gt;,&lt;11,1&gt;)],appl(prod(lex("LAYOUT"),[\char-class([range(9,10),range(13,13),range(32,32)])],{}),[char(9)])[@loc=|file://-|(137,1,&lt;11,1&gt;,&lt;11,2&gt;)],appl(prod(lex("LAYOUT"),[\char-class([range(9,10),range(13,13),range(32,32)])],{}),[char(9)])[@loc=|file://-|(138,1,&lt;11,2&gt;,&lt;11,3&gt;)],appl(prod(lex("LAYOUT"),[\char-class([range(9,10),range(13,13),range(32,32)])],{}),[char(9)])[@loc=|file://-|(139,1,&lt;11,3&gt;,&lt;11,4&gt;)],appl(prod(lex("LAYOUT"),[\char-class([range(9,10),range(13,13),range(32,32)])],{}),[char(9)])[@loc=|file://-|(140,1,&lt;11,4&gt;,&lt;11,5&gt;)],appl(prod(lex("LAYOUT"),[\char-class([range(9,10),range(13,13),range(32,32)])],{}),[char(32)])[@loc=|file://-|(141,1,&lt;11,5&gt;,&lt;11,6&gt;)],appl(prod(lex("LAYOUT"),[\char-class([range(9,10),range(13,13),range(32,32)])],{}),[char(32)])[@loc=|file://-|(142,1,&lt;11,6&gt;,&lt;11,7&gt;)],appl(prod(lex("LAYOUT"),[\char-class([range(9,10),range(13,13),range(32,32)])],{}),[char(32)])[@loc=|file://-|(143,1,&lt;11,7&gt;,&lt;11,8&gt;)],appl(prod(lex("LAYOUT"),[\char-class([range(9,10),range(13,13),range(32,32)])],{}),[char(32)])[@loc=|file://-|(144,1,&lt;11,8&gt;,&lt;11,9&gt;)]])[@loc=|file://-|(135,10,&lt;10,9&gt;,&lt;11,9&gt;)]])[@loc=|file://-|(135,10,&lt;10,9&gt;,&lt;11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146,0,&lt;11,10&gt;,&lt;11,10&gt;)]])[@loc=|file://-|(145,1,&lt;11,9&gt;,&lt;11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6,1,&lt;11,10&gt;,&lt;11,11&gt;)]])[@loc=|file://-|(146,1,&lt;11,10&gt;,&lt;11,11&gt;)]])[@loc=|file://-|(146,1,&lt;11,10&gt;,&lt;1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8,1,&lt;11,12&gt;,&lt;11,13&gt;)]])[@loc=|file://-|(148,1,&lt;11,12&gt;,&lt;11,13&gt;)]])[@loc=|file://-|(148,1,&lt;11,12&gt;,&lt;11,13&gt;)],appl(prod(label("nat",sort("Exp")),[lex("Natural")],{}),[appl(prod(lex("Natural"),[conditional(iter(\char-class([range(48,57)])),{\not-follow(\char-class([range(48,57)]))})],{}),[appl(regular(iter(\char-class([range(48,57)]))),[char(49)])[@loc=|file://-|(149,1,&lt;11,13&gt;,&lt;11,14&gt;)]])[@loc=|file://-|(149,1,&lt;11,13&gt;,&lt;11,14&gt;)]])[@loc=|file://-|(149,1,&lt;11,13&gt;,&lt;11,14&gt;)]])[@loc=|file://-|(145,5,&lt;11,9&gt;,&lt;11,14&gt;)],appl(prod(layouts("LAYOUTLIST"),[conditional(\iter-star(lex("LAYOUT")),{\not-follow(\char-class([range(9,10),range(13,13),range(32,32)]))})],{}),[appl(regular(\iter-star(lex("LAYOUT"))),[])[@loc=|file://-|(150,0,&lt;11,14&gt;,&lt;11,14&gt;)]])[@loc=|file://-|(150,0,&lt;11,14&gt;,&lt;11,14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51,1,&lt;11,15&gt;,&lt;12,0&gt;)],appl(prod(lex("LAYOUT"),[\char-class([range(9,10),range(13,13),range(32,32)])],{}),[char(9)])[@loc=|file://-|(152,1,&lt;12,0&gt;,&lt;12,1&gt;)],appl(prod(lex("LAYOUT"),[\char-class([range(9,10),range(13,13),range(32,32)])],{}),[char(9)])[@loc=|file://-|(153,1,&lt;12,1&gt;,&lt;12,2&gt;)],appl(prod(lex("LAYOUT"),[\char-class([range(9,10),range(13,13),range(32,32)])],{}),[char(9)])[@loc=|file://-|(154,1,&lt;12,2&gt;,&lt;12,3&gt;)],appl(prod(lex("LAYOUT"),[\char-class([range(9,10),range(13,13),range(32,32)])],{}),[char(9)])[@loc=|file://-|(155,1,&lt;12,3&gt;</text:p>
            <text:p>&lt;12,4&gt;)],appl(prod(lex("LAYOUT"),[\char-class([range(9,10),range(13,13),range(32,32)])],{}),[char(9)])[@loc=|file://-|(156,1,&lt;12,4&gt;,&lt;12,5&gt;)],appl(prod(lex("LAYOUT"),[\char-class([range(9,10),range(13,13),range(32,32)])],{}),[char(32)])[@loc=|file://-|(157,1,&lt;12,5&gt;,&lt;12,6&gt;)],appl(prod(lex("LAYOUT"),[\char-class([range(9,10),range(13,13),range(32,32)])],{}),[char(32)])[@loc=|file://-|(158,1,&lt;12,6&gt;,&lt;12,7&gt;)],appl(prod(lex("LAYOUT"),[\char-class([range(9,10),range(13,13),range(32,32)])],{}),[char(32)])[@loc=|file://-|(159,1,&lt;12,7&gt;,&lt;12,8&gt;)],appl(prod(lex("LAYOUT"),[\char-class([range(9,10),range(13,13),range(32,32)])],{}),[char(32)])[@loc=|file://-|(160,1,&lt;12,8&gt;,&lt;12,9&gt;)]])[@loc=|file://-|(151,10,&lt;11,15&gt;,&lt;12,9&gt;)]])[@loc=|file://-|(151,10,&lt;11,15&gt;,&lt;12,9&gt;)],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162,0,&lt;12,10&gt;,&lt;12,10&gt;)]])[@loc=|file://-|(161,1,&lt;12,9&gt;,&lt;12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2,1,&lt;12,10&gt;,&lt;12,11&gt;)]])[@loc=|file://-|(162,1,&lt;12,10&gt;,&lt;12,11&gt;)]])[@loc=|file://-|(162,1,&lt;12,10&gt;,&lt;12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4,1,&lt;12,12&gt;,&lt;12,13&gt;)]])[@loc=|file://-|(164,1,&lt;12,12&gt;,&lt;12,13&gt;)]])[@loc=|file://-|(164,1,&lt;12,12&gt;,&lt;12,13&gt;)],appl(prod(label("nat",sort("Exp")),[lex("Natural")],{}),[appl(prod(lex("Natural"),[conditional(iter(\char-class([range(48,57)])),{\not-follow(\char-class([range(48,57)]))})],{}),[appl(regular(iter(\char-class([range(48,57)]))),[char(48)])[@loc=|file://-|(165,1,&lt;12,13&gt;,&lt;12,14&gt;)]])[@loc=|file://-|(165,1,&lt;12,13&gt;,&lt;12,14&gt;)]])[@loc=|file://-|(165,1,&lt;12,13&gt;,&lt;12,14&gt;)]])[@loc=|file://-|(161,5,&lt;12,9&gt;,&lt;12,14&gt;)]])[@loc=|file://-|(145,21,&lt;11,9&gt;,&lt;12,14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66,1,&lt;12,14&gt;,&lt;13,0&gt;)],appl(prod(lex("LAYOUT"),[\char-class([range(9,10),range(13,13),range(32,32)])],{}),[char(9)])[@loc=|file://-|(167,1,&lt;13,0&gt;,&lt;13,1&gt;)],appl(prod(lex("LAYOUT"),[\char-class([range(9,10),range(13,13),range(32,32)])],{}),[char(9)])[@loc=|file://-|(168,1,&lt;13,1&gt;,&lt;13,2&gt;)],appl(prod(lex("LAYOUT"),[\char-class([range(9,10),range(13,13),range(32,32)])],{}),[char(9)])[@loc=|file://-|(169,1,&lt;13,2&gt;,&lt;13,3&gt;)],appl(prod(lex("LAYOUT"),[\char-class([range(9,10),range(13,13),range(32,32)])],{}),[char(9)])[@loc=|file://-|(170,1,&lt;13,3&gt;,&lt;13,4&gt;)],appl(prod(lex("LAYOUT"),[\char-class([range(9,10),range(13,13),range(32,32)])],{}),[char(9)])[@loc=|file://-|(171,1,&lt;13,4&gt;,&lt;13,5&gt;)],appl(prod(lex("LAYOUT"),[\char-class([range(9,10),range(13,13),range(32,32)])],{}),[char(32)])[@loc=|file://-|(172,1,&lt;13,5&gt;,&lt;13,6&gt;)],appl(prod(lex("LAYOUT"),[\char-class([range(9,10),range(13,13),range(32,32)])],{}),[char(32)])[@loc=|file://-|(173,1,&lt;13,6&gt;,&lt;13,7&gt;)]])[@loc=|file://-|(166,8,&lt;12,14&gt;,&lt;13,7&gt;)]])[@loc=|file://-|(166,8,&lt;12,14&gt;,&lt;13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76,1,&lt;13,9&gt;,&lt;14,0&gt;)],appl(prod(lex("LAYOUT"),[\char-class([range(9,10),range(13,13),range(32,32)])],{}),[char(9)])[@loc=|file://-|(177,1,&lt;14,0&gt;,&lt;14,1&gt;)],appl(prod(lex("LAYOUT"),[\char-class([range(9,10),range(13,13),range(32,32)])],{}),[char(9)])[@loc=|file://-|(178,1,&lt;14,1&gt;,&lt;14,2&gt;)],appl(prod(lex("LAYOUT"),[\char-class([range(9,10),range(13,13),range(32,32)])],{}),[char(9)])[@loc=|file://-|(179,1,&lt;14,2&gt;,&lt;14,3&gt;)],appl(prod(lex("LAYOUT"),[\char-class([range(9,10),range(13,13),range(32,32)])],{}),[char(9)])[@loc=|file://-|(180,1,&lt;14,3&gt;,&lt;14,4&gt;)],appl(prod(lex("LAYOUT"),[\char-class([range(9,10),range(13,13),range(32,32)])],{}),[char(9)])[@loc=|file://-|(181,1,&lt;14,4&gt;,&lt;14,5&gt;)],appl(prod(lex("LAYOUT"),[\char-class([range(9,10),range(13,13),range(32,32)])],{}),[char(32)])[@loc=|file://-|(182,1,&lt;14,5&gt;,&lt;14,6&gt;)],appl(prod(lex("LAYOUT"),[\char-class([range(9,10),range(13,13),range(32,32)])],{}),[char(32)])[@loc=|file://-|(183,1,&lt;14,6&gt;,&lt;14,7&gt;)],appl(prod(lex("LAYOUT"),[\char-class([range(9,10),range(13,13),range(32,32)])],{}),[char(32)])[@loc=|file://-|(184,1,&lt;14,7&gt;,&lt;14,8&gt;)],appl(prod(lex("LAYOUT"),[\char-class([range(9,10),range(13,13),range(32,32)])],{}),[char(32)])[@loc=|file://-|(185,1,&lt;14,8&gt;,&lt;14,9&gt;)]])[@loc=|file://-|(176,10,&lt;13,9&gt;,&lt;14,9&gt;)]])[@loc=|file://-|(176,10,&lt;13,9&gt;,&lt;14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88,1,&lt;14,11&gt;,&lt;14,12&gt;)]])[@loc=|file://-|(188,1,&lt;14,11&gt;,&lt;14,12&gt;)]])[@loc=|file://-|(188,1,&lt;14,11&gt;,&lt;14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90,0,&lt;14,13&gt;,&lt;14,13&gt;)]])[@loc=|file://-|(189,1,&lt;14,12&gt;,&lt;14,13&gt;)]])[@loc=|file://-|(189,1,&lt;14,12&gt;,&lt;14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0,1,&lt;14,13&gt;,&lt;14,14&gt;)]])[@loc=|file://-|(190,1,&lt;14,13&gt;,&lt;14,14&gt;)]])[@loc=|file://-|(190,1,&lt;14,13&gt;,&lt;14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3,1,&lt;14,16&gt;,&lt;14,17&gt;)]])[@loc=|file://-|(193,1,&lt;14,16&gt;,&lt;14,17&gt;)]])[@loc=|file://-|(193,1,&lt;14,16&gt;,&lt;14,17&gt;)],appl(prod(label("nat",sort("Exp")),[lex("Natural")],{}),[appl(prod(lex("Natural"),[conditional(iter(\char-class([range(48,57)])),{\not-follow(\char-class([range(48,57)]))})],{}),[appl(regular(iter(\char-class([range(48,57)]))),[char(49)])[@loc=|file://-|(194,1,&lt;14,17&gt;,&lt;14,18&gt;)]])[@loc=|file://-|(194,1,&lt;14,17&gt;,&lt;14,18&gt;)]])[@loc=|file://-|(194,1,&lt;14,17&gt;,&lt;14,18&gt;)]])[@loc=|file://-|(189,6,&lt;14,12&gt;,&lt;14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5,1,&lt;14,18&gt;,&lt;14,19&gt;)]])[@loc=|file://-|(195,1,&lt;14,18&gt;,&lt;14,19&gt;)]])[@loc=|file://-|(195,1,&lt;14,18&gt;,&lt;14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00,1,&lt;14,23&gt;,&lt;14,24&gt;)],appl(prod(lex("LAYOUT"),[\char-class([range(9,10),range(13,13),range(32,32)])],{}),[char(10)])[@loc=|file://-|(201,1,&lt;14,24&gt;,&lt;15,0&gt;)],appl(prod(lex("LAYOUT"),[\char-class([range(9,10),range(13,13),range(32,32)])],{}),[char(9)])[@loc=|file://-|(202,1,&lt;15,0&gt;,&lt;15,1&gt;)],appl(prod(lex("LAYOUT"),[\char-class([range(9,10),range(13,13),range(32,32)])],{}),[char(9)])[@loc=|file://-|(203,1,&lt;15,1&gt;,&lt;15,2&gt;)],appl(prod(lex("LAYOUT"),[\char-class([range(9,10),range(13,13),range(32,32)])],{}),[char(9)])[@loc=|file://-|(204,1,&lt;15,2&gt;,&lt;15,3&gt;)],appl(prod(lex("LAYOUT"),[\char-class([range(9,10),range(13,13),range(32,32)])],{}),[char(9)])[@loc=|file://-|(205,1,&lt;15,3&gt;,&lt;15,4&gt;)],appl(prod(lex("LAYOUT"),[\char-class([range(9,10),range(13,13),range(32,32)])],{}),[char(9)])[@loc=|file://-|(206,1,&lt;15,4&gt;,&lt;15,5&gt;)],appl(prod(lex("LAYOUT"),[\char-class([range(9,10),range(13,13),range(32,32)])],{}),[char(32)])[@loc=|file://-|(207,1,&lt;15,5&gt;,&lt;15,6&gt;)],appl(prod(lex("LAYOUT"),[\char-class([range(9,10),range(13,13),range(32,32)])],{}),[char(32)])[@loc=|file://-|(208,1,&lt;15,6&gt;,&lt;15,7&gt;)],appl(prod(lex("LAYOUT"),[\char-class([range(9,10),range(13,13),range(32,32)])],{}),[char(32)])[@loc=|file://-|(209,1,&lt;15,7&gt;,&lt;15,8&gt;)],appl(prod(lex("LAYOUT"),[\char-class([range(9,10),range(13,13),range(32,32)])],{}),[char(32)])[@loc=|file://-|(210,1,&lt;15,8&gt;,&lt;15,9&gt;)],appl(prod(lex("LAYOUT"),[\char-class([range(9,10),range(13,13),range(32,32)])],{}),[char(32)])[@loc=|file://-|(211,1,&lt;15,9&gt;,&lt;15,10&gt;)],appl(prod(lex("LAYOUT"),[\char-class([range(9,10),range(13,13),range(32,32)])],{}),[char(32)])[@loc=|file://-|(212,1,&lt;15,10&gt;,&lt;15,11&gt;)]])[@loc=|file://-|(200,13,&lt;14,23&gt;,&lt;15,11&gt;)]])[@loc=|file://-|(200,13,&lt;14,23&gt;,&lt;15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14,0,&lt;15,12&gt;,&lt;15,12&gt;)]])[@loc=|file://-|(213,1,&lt;15,11&gt;,&lt;15,12&gt;)]])[@loc=|file://-|(213,1,&lt;15,11&gt;,&lt;1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4,1,&lt;15,12&gt;,&lt;15,13&gt;)]])[@loc=|file://-|(214,1,&lt;15,12&gt;,&lt;15,13&gt;)]])[@loc=|file://-|(214,1,&lt;15,12&gt;,&lt;1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7,1,&lt;15,15&gt;,&lt;15,16&gt;)]])[@loc=|file://-|(217,1,&lt;15,15&gt;,&lt;15,16&gt;)]])[@loc=|file://-|(217,1,&lt;15,15&gt;,&lt;15,16&gt;)],appl(prod(label("nat",sort("Exp")),[lex("Natural")],{}),[appl(prod(lex("Natural"),[conditional(iter(\char-class([range(48,57)])),{\not-follow(\char-class([range(48,57)]))})],{}),[appl(regular(iter(\char-class([range(48,57)]))),[char(49)])[@loc=|file://-|(218,1,&lt;15,16&gt;,&lt;15,17&gt;)]])[@loc=|file://-|(218,1,&lt;15,16&gt;,&lt;15,17&gt;)]])[@loc=|file://-|(218,1,&lt;15,16&gt;,&lt;15,17&gt;)]])[@loc=|file://-|(213,6,&lt;15,11&gt;,&lt;1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19,1,&lt;15,17&gt;,&lt;16,0&gt;)],appl(prod(lex("LAYOUT"),[\char-class([range(9,10),range(13,13),range(32,32)])],{}),[char(9)])[@loc=|file://-|(220,1,&lt;16,0&gt;,&lt;16,1&gt;)],appl(prod(lex("LAYOUT"),[\char-class([range(9,10),range(13,13),range(32,32)])],{}),[char(9)])[@loc=|file://-|(221,1,&lt;16,1&gt;,&lt;16,2&gt;)],appl(prod(lex("LAYOUT"),[\char-class([range(9,10),range(13,13),range(32,32)])],{}),[char(9)])[@loc=|file://-|(222,1,&lt;16,2&gt;,&lt;16,3&gt;)],appl(prod(lex("LAYOUT"),[\char-class([range(9,10),range(13,13),range(32,32)])],{}),[char(9)])[@loc=|file://-|(223,1,&lt;16,3&gt;,&lt;16,4&gt;)],appl(prod(lex("LAYOUT"),[\char-class([range(9,10),range(13,13),range(32,32)])],{}),[char(9)])[@loc=|file://-|(224,1,&lt;16,4&gt;,&lt;16,5&gt;)],appl(prod(lex("LAYOUT"),[\char-class([range(9,10),range(13,13),range(32,32)])],{}),[char(32)])[@loc=|file://-|(225,1,&lt;16,5&gt;,&lt;16,6&gt;)],appl(prod(lex("LAYOUT"),[\char-class([range(9,10),range(13,13),range(32,32)])],{}),[char(32)])[@loc=|file://-|(226,1,&lt;16,6&gt;,&lt;16,7&gt;)],appl(prod(lex("LAYOUT"),[\char-class([range(9,10),range(13,13),range(32,32)])],{}),[char(32)])[@loc=|file://-|(227,1,&lt;16,7&gt;,&lt;16,8&gt;)],appl(prod(lex("LAYOUT"),[\char-class([range(9,10),range(13,13),range(32,32)])],{}),[char(32)])[@loc=|file://-|(228,1,&lt;16,8&gt;,&lt;16,9&gt;)]])[@loc=|file://-|(219,10,&lt;15,17&gt;,&lt;16,9&gt;)]])[@loc=|file://-|(219,10,&lt;15,17&gt;,&lt;16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3,1,&lt;16,13&gt;,&lt;16,14&gt;)],appl(prod(lex("LAYOUT"),[\char-class([range(9,10),range(13,13),range(32,32)])],{}),[char(10)])[@loc=|file://-|(234,1,&lt;16,14&gt;,&lt;17,0&gt;)],appl(prod(lex("LAYOUT"),[\char-class([range(9,10),range(13,13),range(32,32)])],{}),[char(9)])[@loc=|file://-|(235,1,&lt;17,0&gt;,&lt;17,1&gt;)],appl(prod(lex("LAYOUT"),[\char-class([range(9,10),range(13,13),range(32,32)])],{}),[char(9)])[@loc=|file://-|(236,1,&lt;17,1&gt;,&lt;17,2&gt;)],appl(prod(lex("LAYOUT"),[\char-class([range(9,10),range(13,13),range(32,32)])],{}),[char(9)])[@loc=|file://-|(237,1,&lt;17,2&gt;,&lt;17,3&gt;)],appl(prod(lex("LAYOUT"),[\char-class([range(9,10),range(13,13),range(32,32)])],{}),[char(9)])[@loc=|file://-|(238,1,&lt;17,3&gt;,&lt;17,4&gt;)],appl(prod(lex("LAYOUT"),[\char-class([range(9,10),range(13,13),range(32,32)])],{}),[char(9)])[@loc=|file://-|(239,1,&lt;17,4&gt;,&lt;17,5&gt;)],appl(prod(lex("LAYOUT"),[\char-class([range(9,10),range(13,13),range(32,32)])],{}),[char(32)])[@loc=|file://-|(240,1,&lt;17,5&gt;,&lt;17,6&gt;)],appl(prod(lex("LAYOUT"),[\char-class([range(9,10),range(13,13),range(32,32)])],{}),[char(32)])[@loc=|file://-|(241,1,&lt;17,6&gt;,&lt;17,7&gt;)],appl(prod(lex("LAYOUT"),[\char-class([range(9,10),range(13,13),range(32,32)])],{}),[char(32)])[@loc=|file://-|(242,1,&lt;17,7&gt;,&lt;17,8&gt;)],appl(prod(le</text:p>
            <text:p>("LAYOUT"),[\char-class([range(9,10),range(13,13),range(32,32)])],{}),[char(32)])[@loc=|file://-|(243,1,&lt;17,8&gt;,&lt;17,9&gt;)],appl(prod(lex("LAYOUT"),[\char-class([range(9,10),range(13,13),range(32,32)])],{}),[char(32)])[@loc=|file://-|(244,1,&lt;17,9&gt;,&lt;17,10&gt;)],appl(prod(lex("LAYOUT"),[\char-class([range(9,10),range(13,13),range(32,32)])],{}),[char(32)])[@loc=|file://-|(245,1,&lt;17,10&gt;,&lt;17,11&gt;)]])[@loc=|file://-|(233,13,&lt;16,13&gt;,&lt;17,11&gt;)]])[@loc=|file://-|(233,13,&lt;16,13&gt;,&lt;17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51,13,&lt;17,16&gt;,&lt;17,29&gt;)]])[@loc=|file://-|(246,18,&lt;17,11&gt;,&lt;17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])[@loc=|file://-|(246,6,&lt;17,11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46,18,&lt;17,11&gt;,&lt;17,29&gt;)]})[@loc=|file://-|(246,18,&lt;17,11&gt;,&lt;17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64,1,&lt;17,29&gt;,&lt;18,0&gt;)],appl(prod(lex("LAYOUT"),[\char-class([range(9,10),range(13,13),range(32,32)])],{}),[char(9)])[@loc=|file://-|(265,1,&lt;18,0&gt;,&lt;18,1&gt;)],appl(prod(lex("LAYOUT"),[\char-class([range(9,10),range(13,13),range(32,32)])],{}),[char(9)])[@loc=|file://-|(266,1,&lt;18,1&gt;,&lt;18,2&gt;)],appl(prod(lex("LAYOUT"),[\char-class([range(9,10),range(13,13),range(32,32)])],{}),[char(9)])[@loc=|file://-|(267,1,&lt;18,2&gt;,&lt;18,3&gt;)],appl(prod(lex("LAYOUT"),[\char-class([range(9,10),range(13,13),range(32,32)])],{}),[char(9)])[@loc=|file://-|(268,1,&lt;18,3&gt;,&lt;18,4&gt;)],appl(prod(lex("LAYOUT"),[\char-class([range(9,10),range(13,13),range(32,32)])],{}),[char(9)])[@loc=|file://-|(269,1,&lt;18,4&gt;,&lt;18,5&gt;)],appl(prod(lex("LAYOUT"),[\char-class([range(9,10),range(13,13),range(32,32)])],{}),[char(32)])[@loc=|file://-|(270,1,&lt;18,5&gt;,&lt;18,6&gt;)],appl(prod(lex("LAYOUT"),[\char-class([range(9,10),range(13,13),range(32,32)])],{}),[char(32)])[@loc=|file://-|(271,1,&lt;18,6&gt;,&lt;18,7&gt;)],appl(prod(lex("LAYOUT"),[\char-class([range(9,10),range(13,13),range(32,32)])],{}),[char(32)])[@loc=|file://-|(272,1,&lt;18,7&gt;,&lt;18,8&gt;)],appl(prod(lex("LAYOUT"),[\char-class([range(9,10),range(13,13),range(32,32)])],{}),[char(32)])[@loc=|file://-|(273,1,&lt;18,8&gt;,&lt;18,9&gt;)]])[@loc=|file://-|(264,10,&lt;17,29&gt;,&lt;18,9&gt;)]])[@loc=|file://-|(264,10,&lt;17,29&gt;,&lt;18,9&gt;)],appl(prod(lit("end"),[\char-class([range(101,101)]),\char-class([range(110,110)]),\char-class([range(100,100)])],{}),[char(101),char(110),char(100)])])[@loc=|file://-|(186,91,&lt;14,9&gt;,&lt;18,12&gt;)],appl(prod(layouts("LAYOUTLIST"),[conditional(\iter-star(lex("LAYOUT")),{\not-follow(\char-class([range(9,10),range(13,13),range(32,32)]))})],{}),[appl(regular(\iter-star(lex("LAYOUT"))),[])[@loc=|file://-|(277,0,&lt;18,12&gt;,&lt;18,12&gt;)]])[@loc=|file://-|(277,0,&lt;18,12&gt;,&lt;18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78,1,&lt;18,13&gt;,&lt;19,0&gt;)],appl(prod(lex("LAYOUT"),[\char-class([range(9,10),range(13,13),range(32,32)])],{}),[char(9)])[@loc=|file://-|(279,1,&lt;19,0&gt;,&lt;19,1&gt;)],appl(prod(lex("LAYOUT"),[\char-class([range(9,10),range(13,13),range(32,32)])],{}),[char(9)])[@loc=|file://-|(280,1,&lt;19,1&gt;,&lt;19,2&gt;)],appl(prod(lex(</text:p>
            <text:p>LAYOUT"),[\char-class([range(9,10),range(13,13),range(32,32)])],{}),[char(9)])[@loc=|file://-|(281,1,&lt;19,2&gt;,&lt;19,3&gt;)],appl(prod(lex("LAYOUT"),[\char-class([range(9,10),range(13,13),range(32,32)])],{}),[char(9)])[@loc=|file://-|(282,1,&lt;19,3&gt;,&lt;19,4&gt;)],appl(prod(lex("LAYOUT"),[\char-class([range(9,10),range(13,13),range(32,32)])],{}),[char(9)])[@loc=|file://-|(283,1,&lt;19,4&gt;,&lt;19,5&gt;)],appl(prod(lex("LAYOUT"),[\char-class([range(9,10),range(13,13),range(32,32)])],{}),[char(32)])[@loc=|file://-|(284,1,&lt;19,5&gt;,&lt;19,6&gt;)],appl(prod(lex("LAYOUT"),[\char-class([range(9,10),range(13,13),range(32,32)])],{}),[char(32)])[@loc=|file://-|(285,1,&lt;19,6&gt;,&lt;19,7&gt;)],appl(prod(lex("LAYOUT"),[\char-class([range(9,10),range(13,13),range(32,32)])],{}),[char(32)])[@loc=|file://-|(286,1,&lt;19,7&gt;,&lt;19,8&gt;)],appl(prod(lex("LAYOUT"),[\char-class([range(9,10),range(13,13),range(32,32)])],{}),[char(32)])[@loc=|file://-|(287,1,&lt;19,8&gt;,&lt;19,9&gt;)]])[@loc=|file://-|(278,10,&lt;18,13&gt;,&lt;19,9&gt;)]])[@loc=|file://-|(278,10,&lt;18,13&gt;,&lt;19,9&gt;)],appl(prod(label("seq",sort("Exp")),[sort("Exp"),layouts("LAYOUTLIST"),lit(";"),layouts("LAYOUTLIST"),sort("Exp")],{assoc(right())}),[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289,3,&lt;19,10&gt;,&lt;19,13&gt;)]])[@loc=|file://-|(288,4,&lt;19,9&gt;,&lt;19,13&gt;)],appl(prod(layouts("LAYOUTLIST"),[conditional(\iter-star(lex("LAYOUT")),{\not-follow(\char-class([range(9,10),range(13,13),range(32,32)]))})],{}),[appl(regular(\iter-star(lex("LAYOUT"))),[])[@loc=|file://-|(292,0,&lt;19,13&gt;,&lt;19,13&gt;)]])[@loc=|file://-|(292,0,&lt;19,13&gt;,&lt;19,13&gt;)],appl(prod(lit("("),[\char-class([range(40,40)])],{}),[char(40)]),appl(prod(layouts("LAYOUTLIST"),[conditional(\iter-star(lex("LAYOUT")),{\not-follow(\char-class([range(9,10),range(13,13),range(32,32)]))})],{}),[appl(regular(\iter-star(lex("LAYOUT"))),[])[@loc=|file://-|(293,0,&lt;19,14&gt;,&lt;19,14&gt;)]])[@loc=|file://-|(293,0,&lt;19,14&gt;,&lt;19,14&gt;)],appl(regular(\iter-star-seps(sort("Exp"),[layouts("LAYOUTLIST"),lit(","),layouts("LAYOUTLIST")])),[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4,0,&lt;19,15&gt;,&lt;19,15&gt;)]])[@loc=|file://-|(294,0,&lt;19,15&gt;,&lt;19,15&gt;)],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95,0,&lt;19,16&gt;,&lt;19,16&gt;)]])[@loc=|file://-|(294,1,&lt;19,15&gt;,&lt;19,16&gt;)]])[@loc=|file://-|(293,2,&lt;19,14&gt;,&lt;19,16&gt;)],appl(prod(layouts("LAYOUTLIST"),[conditional(\iter-star(lex("LAYOUT")),{\not-follow(\char-class([range(9,10),range(13,13),range(32,32)]))})],{}),[appl(regular(\iter-star(lex("LAYOUT"))),[])[@loc=|file://-|(295,0,&lt;19,16&gt;,&lt;19,16&gt;)]])[@loc=|file://-|(295,0,&lt;19,16&gt;,&lt;19,1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6,1,&lt;19,17&gt;,&lt;19,18&gt;)]])[@loc=|file://-|(296,1,&lt;19,17&gt;,&lt;19,18&gt;)]])[@loc=|file://-|(296,1,&lt;19,17&gt;,&lt;19,18&gt;)],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8,0,&lt;19,19&gt;,&lt;19,19&gt;)]])[@loc=|file://-|(298,0,&lt;19,19&gt;,&lt;19,19&gt;)],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299,0,&lt;19,20&gt;,&lt;19,20&gt;)]])[@loc=|file://-|(298,1,&lt;19,19&gt;,&lt;19,20&gt;)]])[@loc=|file://-|(297,2,&lt;19,18&gt;,&lt;19,20&gt;)]])[@loc=|file://-|(293,6,&lt;19,14&gt;,&lt;19,20&gt;)],appl(prod(layouts("LAYOUTLIST"),[conditional(\iter-star(lex("LAYOUT")),{\not-follow(\char-class([range(9,10),range(13,13),range(32,32)]))})],{}),[appl(regular(\iter-star(lex("LAYOUT"))),[])[@loc=|file://-|(299,0,&lt;19,20&gt;,&lt;19,20&gt;)]])[@loc=|file://-|(299,0,&lt;19,20&gt;,&lt;19,20&gt;)],appl(prod(lit(")"),[\char-class([range(41,41)])],{}),[char(41)])])[@loc=|file://-|(288,12,&lt;19,9&gt;,&lt;19,21&gt;)],appl(prod(layouts("LAYOUTLIST"),[conditional(\iter-star(lex("LAYOUT")),{\not-follow(\char-class([range(9,10),range(13,13),range(32,32)]))})],{}),[appl(regular(\iter-star(lex("LAYOUT"))),[])[@loc=|file://-|(300,0,&lt;19,21&gt;,&lt;19,21&gt;)]])[@loc=|file://-|(300,0,&lt;19,21&gt;,&lt;19,21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01,1,&lt;19,22&gt;,&lt;20,0&gt;)],appl(prod(lex("LAYOUT"),[\char-class([range(9,10),range(13,13),range(32,32)])],{}),[char(9)])[@loc=|file://-|(302,1,&lt;20,0&gt;,&lt;20,1&gt;)],appl(prod(lex("LAYOUT"),[\char-class([range(9,10),range(13,13),range(32,32)])],{}),[char(9)])[@loc=|file://-|(303,1,&lt;20,1&gt;,&lt;20,2&gt;)],appl(prod(lex("LAYOUT"),[\char-class([range(9,10),range(13,13),range(32,32)])],{}),[char(9)])[@loc=|file://-|(304,1,&lt;20,2&gt;,&lt;20,3&gt;)],appl(prod(lex("LAYOUT"),[\char-class([range(9,10),range(13,13),range(32,32)])],{}),[char(9)])[@loc=|file://-|(305,1,&lt;20,3&gt;,&lt;20,4&gt;)],appl(prod(lex("LAYOUT"),[\char-class([range(9,10),range(13,13),range(32,32)])],{}),[char(9)])[@loc=|file://-|(306,1,&lt;20,4&gt;,&lt;20,5&gt;)],appl(prod(lex("LAYOUT"),[\char-class([range(9,10),range(13,13),range(32,32)])],{}),[char(32)])[@loc=|file://-|(307,1,&lt;20,5&gt;,&lt;20,6&gt;)],appl(prod(lex("LAYOUT"),[\char-class([range(9,10),range(13,13),range(32,32)])],{}),[char(32)])[@loc=|file://-|(308,1,&lt;20,6&gt;,&lt;20,7&gt;)],appl(prod(lex("LAYOUT"),[\char-class([range(9,10),range(13,13),range(32,32)])],{}),[char(32)])[@loc=|file://-|(309,1,&lt;20,7&gt;,&lt;20,8&gt;)],appl(prod(lex("LAYOUT"),[\char-class([range(9,10),range(13,13),range(32,32)])],{}),[char(32)])[@loc=|file://-|(310,1,&lt;20,8&gt;,&lt;20,9&gt;)]])[@loc=|file://-|(301,10,&lt;19,22&gt;,&lt;20,9&gt;)]])[@loc=|file://-|(301,10,&lt;19,22&gt;,&lt;20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312,0,&lt;20,10&gt;,&lt;20,10&gt;)]])[@loc=|file://-|(311,1,&lt;20,9&gt;,&lt;20,10&gt;)]])[@loc=|file://-|(311,1,&lt;20,9&gt;,&lt;20,10&gt;)]])[@loc=|file://-|(288,24,&lt;19,9&gt;,&lt;20,10&gt;)]])[@loc=|file://-|(186,126,&lt;14,9&gt;,&lt;20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12,1,&lt;20,10&gt;,&lt;21,0&gt;)],appl(prod(lex("LAYOUT"),[\char-class([range(9,10),range(13,13),range(32,32)])],{}),[char(9)])[@loc=|file://-|(313,1,&lt;21,0&gt;,&lt;21,1&gt;)],appl(prod(lex("LAYOUT"),[\char-class([range(9,10),range(13,13),range(32,32)])],{}),[char(9)])[@loc=|file://-|(314,1,&lt;21,1&gt;,&lt;21,2&gt;)],appl(prod(lex("LAYOUT"),[\char-class([range(9,10),range(13,13),range(32,32)])],{}),[char(9)])[@loc=|file://-|(315,1,&lt;21,2&gt;,&lt;21,3&gt;)],appl(prod(lex("LAYOUT"),[\char-class([range(9,10),range(13,13),range(32,32)])],{}),[char(9)])[@loc=|file://-|(316,1,&lt;21,3&gt;,&lt;21,4&gt;)],appl(prod(lex("LAYOUT"),[\char-class([range(9,10),range(13,13),range(32,32)])],{}),[char(9)])[@loc=|file://-|(317,1,&lt;21,4&gt;,&lt;21,5&gt;)],appl(prod(lex("LAYOUT"),[\char-class([range(9,10),range(13,13),range(32,32)])],{}),[char(32)])[@loc=|file://-|(318,1,&lt;21,5&gt;,&lt;21,6&gt;)],appl(prod(lex("LAYOUT"),[\char-class([range(9,10),range(13,13),range(32,32)])],{}),[char(32)])[@loc=|file://-|(319,1,&lt;21,6&gt;,&lt;21,7&gt;)]])[@loc=|file://-|(312,8,&lt;20,10&gt;,&lt;21,7&gt;)]])[@loc=|file://-|(312,8,&lt;20,10&gt;,&lt;21,7&gt;)],appl(prod(lit("end"),[\char-class([range(101,101)]),\char-class([range(110,110)]),\char-class([range(100,100)])],{}),[char(101),char(110),char(100)])])[@loc=|file://-|(132,191,&lt;10,6&gt;,&lt;21,10&gt;)]])[@loc=|file://-|(115,208,&lt;9,5&gt;,&lt;21,10&gt;)]])[@loc=|file://-|(0,323,&lt;1,0&gt;,&lt;21,10&gt;)]])[@loc=|file://-|(0,323,&lt;1,0&gt;,&lt;21,10&gt;)],"Cannot find a constructor for Prog")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|project://rascal/src/org/rascalmpl/library/demo/lang/Func/Test.rsc|: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6,0,&lt;1,6&gt;,&lt;1,6&gt;)]])[@loc=|file://-|(5,1,&lt;1,5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9,1,&lt;1,9&gt;,&lt;1,10&gt;)],appl(prod(lex("LAYOUT"),[\char-class([range(9,10),range(13,13),range(32,32)])],{}),[char(10)])[@loc=|file://-|(10,1,&lt;1,10&gt;,&lt;2,0&gt;)],appl(prod(lex("LAYOUT"),[\char-class([range(9,10),range(13,13),range(32,32)])],{}),[char(9)])[@loc=|file://-|(11,1,&lt;2,0&gt;,&lt;2,1&gt;)],appl(prod(lex("LAYOUT"),[\char-class([range(9,10),range(13,13),range(32,32)])],{}),[char(9)])[@loc=|file://-|(12,1,&lt;2,1&gt;,&lt;2,2&gt;)],appl(prod(lex("LAYOUT"),[\char-class([range(9,10),range(13,13),range(32,32)])],{}),[char(9)])[@loc=|file://-|(13,1,&lt;2,2&gt;,&lt;2,3&gt;)],appl(prod(lex("LAYOUT"),[\char-class([range(9,10),range(13,13),range(32,32)])],{}),[char(9)])[@loc=|file://-|(14,1,&lt;2,3&gt;,&lt;2,4&gt;)],appl(prod(lex("LAYOUT"),[\char-class([range(9,10),range(13,13),range(32,32)])],{}),[char(9)])[@loc=|file://-|(15,1,&lt;2,4&gt;,&lt;2,5&gt;)],appl(prod(lex("LAYOUT"),[\char-class([range(9,10),range(13,13),range(32,32)])],{}),[char(32)])[@loc=|file://-|(16,1,&lt;2,5&gt;,&lt;2,6&gt;)],appl(prod(lex("LAYOUT"),[\char-class([range(9,10),range(13,13),range(32,32)])],{}),[char(32)])[@loc=|file://-|(17,1,&lt;2,6&gt;,&lt;2,7&gt;)],appl(prod(lex("LAYOUT"),[\char-class([range(9,10),range(13,13),range(32,32)])],{}),[char(32)])[@loc=|file://-|(18,1,&lt;2,7&gt;,&lt;2,8&gt;)],appl(prod(lex("LAYOUT"),[\char-class([range(9,10),range(13,13),range(32,32)])],{}),[char(32)])[@loc=|file://-|(19,1,&lt;2,8&gt;,&lt;2,9&gt;)]])[@loc=|file://-|(9,11,&lt;1,9&gt;,&lt;2,9&gt;)]])[@loc=|file://-|(9,11,&lt;1,9&gt;,&lt;2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2,1,&lt;2,11&gt;,&lt;2,12&gt;)]])[@loc=|file://-|(22,1,&lt;2,11&gt;,&lt;2,12&gt;)]])[@loc=|file://-|(22,1,&lt;2,11&gt;,&lt;2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4,0,&lt;2,13&gt;,&lt;2,13&gt;)]])[@loc=|file://-|(23,1,&lt;2,12&gt;,&lt;2,13&gt;)]])[@loc=|file://-|(23,1,&lt;2,12&gt;,&lt;2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,1,&lt;2,13&gt;,&lt;2,14&gt;)]])[@loc=|file://-|(24,1,&lt;2,13&gt;,&lt;2,14&gt;)]])[@loc=|file://-|(24,1,&lt;2,13&gt;,&lt;2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7,1,&lt;2,16&gt;,&lt;2,17&gt;)]])[@loc=|file://-|(27,1,&lt;2,16&gt;,&lt;2,17&gt;)]])[@loc=|file://-|(27,1,&lt;2,16&gt;,&lt;2,17&gt;)],appl(prod(label("nat",sort("Exp")),[lex("Natural")],{}),[appl(prod(lex("Natural"),[conditional(iter(\char-class([range(48,57)])),{\not-follow(\char-class([range(48,57)]))})],{}),[appl(regular(iter(\char-class([range(48,57)]))),[char(49)])[@loc=|file://-|(28,1,&lt;2,17&gt;,&lt;2,18&gt;)]])[@loc=|file://-|(28,1,&lt;2,17&gt;,&lt;2,18&gt;)]])[@loc=|file://-|(28,1,&lt;2,17&gt;,&lt;2,18&gt;)]])[@loc=|file://-|(23,6,&lt;2,12&gt;,&lt;2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,1,&lt;2,18&gt;,&lt;2,19&gt;)]])[@loc=|file://-|(29,1,&lt;2,18&gt;,&lt;2,19&gt;)]])[@loc=|file://-|(29,1,&lt;2,18&gt;,&lt;2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4,1,&lt;2,23&gt;,&lt;2,24&gt;)],appl(prod(lex("LAYOUT"),[\char-class([range(9,10),range(13,13),range(32,32)])],{}),[char(10)])[@loc=|file://-|(35,1,&lt;2,24&gt;,&lt;3,0&gt;)],appl(prod(lex("LAYOUT"),[\char-class([range(9,10),range(13,13),range(32,32)])],{}),[char(9)])[@loc=|file://-|(36,1,&lt;3,0&gt;,&lt;3,1&gt;)],appl(prod(lex("LAYOUT"),[\char-class([range(9,10),range(13,13),range(32,32)])],{}),[char(9)])[@loc=|file://-|(37,1,&lt;3,1&gt;,&lt;3,2&gt;)],appl(prod(lex("LAYOUT"),[\char-class([range(9,10),range(13,13),range(32,32)])],{}),[char(9)])[@loc=|file://-|(38,1,&lt;3,2&gt;,&lt;3,3&gt;)],appl(prod(lex("LAYOUT"),[\char-class([range(9,10),range(13,13),range(32,32)])],{}),[char(9)])[@loc=|file://-|(39,1,&lt;3,3&gt;,&lt;3,4&gt;)],appl(prod(lex("LAYOUT"),[\char-class([range(9,10),range(13,13),range(32,32)])],{}),[char(9)])[@loc=|file://-|(40,1,&lt;3,4&gt;,&lt;3,5&gt;)],appl(prod(lex("LAYOUT"),[\char-class([range(9,10),range(13,13),range(32,32)])],{}),[char(32)])[@loc=|file://-|(41,1,&lt;3,5&gt;,&lt;3,6&gt;)],appl(prod(lex("LAYOUT"),[\char-class([range(9,10),range(13,13),range(32,32)])],{}),[char(32)])[@loc=|file://-|(42,1,&lt;3,6&gt;,&lt;3,7&gt;)],appl(prod(lex("LAYOUT"),[\char-class([range(9,10),range(13,13),range(32,32)])],{}),[char(32)])[@loc=|file://-|(43,1,&lt;3,7&gt;,&lt;3,8&gt;)],appl(prod(lex("LAYOUT"),[\char-class([range(9,10),range(13,13),range(32,32)])],{}),[char(32)])[@loc=|file://-|(44,1,&lt;3,8&gt;,&lt;3,9&gt;)],appl(prod(lex("LAYOUT"),[\char-class([range(9,10),range(13,13),range(32,32)])],{}),[char(32)])[@loc=|file://-|(45,1,&lt;3,9&gt;,&lt;3,10&gt;)],appl(prod(lex("LAYOUT"),[\char-class([range(9,10),range(13,13),range(32,32)])],{}),[char(32)])[@loc=|file://-|(46,1,&lt;3,10&gt;,&lt;3,11&gt;)]])[@loc=|file://-|(34,13,&lt;2,23&gt;,&lt;3,11&gt;)]])[@loc=|file://-|(34,13,&lt;2,23&gt;,&lt;3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48,0,&lt;3,12&gt;,&lt;3,12&gt;)]])[@loc=|file://-|(47,1,&lt;3,11&gt;,&lt;3,12&gt;)]])[@loc=|file://-|(47,1,&lt;3,11&gt;,&lt;3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8,1,&lt;3,12&gt;,&lt;3,13&gt;)]])[@loc=|file://-|(48,1,&lt;3,12&gt;,&lt;3,13&gt;)]])[@loc=|file://-|(48,1,&lt;3,12&gt;,&lt;3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51,1,&lt;3,15&gt;,&lt;3,16&gt;)]])[@loc=|file://-|(51,1,&lt;3,15&gt;,&lt;3,16&gt;)]])[@loc=|file://-|(51,1,&lt;3,15&gt;,&lt;3,16&gt;)],appl(prod(label("nat",sort("Exp")),[lex("Natural")],{}),[appl(prod(lex("Natural"),[conditional(iter(\char-class([range(48,57)])),{\not-follow(\char-class([range(48,57)]))})],{}),[appl(regular(iter(\char-class([range(48,57)]))),[char(49)])[@loc=|file://-|(52,1,&lt;3,16&gt;,&lt;3,17&gt;)]])[@loc=|file://-|(52,1,&lt;3,16&gt;,&lt;3,17&gt;)]])[@loc=|file://-|(52,1,&lt;3,16&gt;,&lt;3,17&gt;)]])[@loc=|file://-|(47,6,&lt;3,11&gt;,&lt;3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3,17&gt;,&lt;4,0&gt;)],appl(prod(lex("LAYOUT"),[\char-class([range(9,10),range(13,13),range(32,32)])],{}),[char(9)])[@loc=|file://-|(54,1,&lt;4,0&gt;,&lt;4,1&gt;)],appl(prod(lex("LAYOUT"),[\char-class([range(9,10),range(13,13),range(32,32)])],{}),[char(9)])[@loc=|file://-|(55,1,&lt;4,1&gt;,&lt;4,2&gt;)],appl(prod(lex("LAYOUT"),[\char-class([range(9,10),range(13,13),range(32,32)])],{}),[char(9)])[@loc=|file://-|(56,1,&lt;4,2&gt;,&lt;4,3&gt;)],appl(prod(lex("LAYOUT"),[\char-class([range(9,10),range(13,13),range(32,32)])],{}),[char(9)])[@loc=|file://-|(57,1,&lt;4,3&gt;,&lt;4,4&gt;)],appl(prod(lex("LAYOUT"),[\char-class([range(9,10),range(13,13),range(32,32)])],{}),[char(9)])[@loc=|file://-|(58,1,&lt;4,4&gt;,&lt;4,5&gt;)],appl(prod(lex("LAYOUT"),[\char-class([range(9,10),range(13,13),range(32,32)])],{}),[char(32)])[@loc=|file://-|(59,1,&lt;4,5&gt;,&lt;4,6&gt;)],appl(prod(lex("LAYOUT"),[\char-class([range(9,10),range(13,13),range(32,32)])],{}),[char(32)])[@loc=|file://-|(60,1,&lt;4,6&gt;,&lt;4,7&gt;)],appl(prod(lex("LAYOUT"),[\char-class([range(9,10),range(13,13),range(32,32)])],{}),[char(32)])[@loc=|file://-|(61,1,&lt;4,7&gt;,&lt;4,8&gt;)],appl(prod(lex("LAYOUT"),[\char-class([range(9,10),range(13,13),range(32,32)])],{}),[char(32)])[@loc=|file://-|(62,1,&lt;4,8&gt;,&lt;4,9&gt;)]])[@loc=|file://-|(53,10,&lt;3,17&gt;,&lt;4,9&gt;)]])[@loc=|file://-|(53,10,&lt;3,17&gt;,&lt;4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7,1,&lt;4,13&gt;,&lt;4,14&gt;)],appl(prod(lex("LAYOUT"),[\char-class([range(9,10),range(13,13),range(32,32)])],{}),[char(10)])[@loc=|file://-|(68,1,&lt;4,14&gt;,&lt;5,0&gt;)],appl(prod(lex("LAYOUT"),[\char-class([range(9,10),range(13,13),range(32,32)])],{}),[char(9)])[@loc=|file://-|(69,1,&lt;5,0&gt;,&lt;5,1&gt;)],appl(prod(lex("LAYOUT"),[\char-class([range(9,10),range(13,13),range(32,32)])],{}),[char(9)])[@loc=|file://-|(70,1,&lt;5,1&gt;,&lt;5,2&gt;)],appl(prod(lex("LAYOUT"),[\char-class([range(9,10),range(13,13),range(32,32)])],{}),[char(9)])[@loc=|file://-|(71,1,&lt;5,2&gt;,&lt;5,3&gt;)],appl(prod(lex("LAYOUT"),[\char-class([range(9,10),range(13,13),range(32,32)])],{}),[char(9)])[@loc=|file://-|(72,1,&lt;5,3&gt;,&lt;5,4&gt;)],appl(prod(lex("LAYOUT"),[\char-class([range(9,10),range(13,13),range(32,32)])],{}),[char(9)])[@loc=|file://-|(73,1,&lt;5,4&gt;,&lt;5,5&gt;)],appl(prod(lex("LAYOUT"),[\char-class([range(9,10),range(13,13),range(32,32)])],{}),[char(32)])[@loc=|file://-|(74,1,&lt;5,5&gt;,&lt;5,6&gt;)],appl(prod(lex("LAYOUT"),[\char-class([range(9,10),range(13,13),range(32,32)])],{}),[char(32)])[@loc=|file://-|(75,1,&lt;5,6&gt;,&lt;5,7&gt;)],appl(prod(lex("LAYOUT"),[\char-class([range(9,10),range(13,13),range(32,32)])],{}),[char(32)])[@loc=|file://-|(76,1,&lt;5,7&gt;,&lt;5,8&gt;)],appl(prod(lex("LAYOUT"),[\char-class([range(9,10),range(13,13),range(32,32)])],{}),[char(32)])[@loc=|file://-|(77,1,&lt;5,8&gt;,&lt;5,9&gt;)],appl(prod(lex("LAYOUT"),[\char-class([range(9,10),range(13,13),range(32,32)])],{}),[char(32)])[@loc=|file://-|(78,1,&lt;5,9&gt;,&lt;5,10&gt;)],appl(prod(lex("LAYOUT"),[\char-class([range(9,10),range(13,13),range(32,32)])],{}),[char(32)])[@loc=|file://-|(79,1,&lt;5,10&gt;,&lt;5,11&gt;)]])[@loc=|file://-|(67,13,&lt;4,13&gt;,&lt;5,11&gt;)]])[@loc=|file://-|(67,13,&lt;4,13&gt;,&lt;5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T"))),[appl(prod(lex("LAYOUT")</text:p>
            <text:p>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5,13,&lt;5,16&gt;,&lt;5,29&gt;)]])[@loc=|file://-|(80,18,&lt;5,11&gt;,&lt;5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])[@loc=|file://-|(80,6,&lt;5,11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0,18,&lt;5,11&gt;,&lt;5,29&gt;)]})[@loc=|file://-|(80,18,&lt;5,11&gt;,&lt;5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8,1,&lt;5,29&gt;,&lt;6,0&gt;)],appl(prod(lex("LAYOUT"),[\char-class([range(9,10),range(13,13),range(32,32)])],{}),[char(9)])[@loc=|file://-|(99,1,&lt;6,0&gt;,&lt;6,1&gt;)],appl(prod(lex("LAYOUT"),[\char-class([range(9,10),range(13,13),range(32,32)])],{}),[char(9)])[@loc=|file://-|(100,1,&lt;6,1&gt;,&lt;6,2&gt;)],appl(prod(lex("LAYOUT"),[\char-class([range(9,10),range(13,13),range(32,32)])],{}),[char(9)])[@loc=|file://-|(101,1,&lt;6,2&gt;,&lt;6,3&gt;)],appl(prod(lex("LAYOUT"),[\char-class([range(9,10),range(13,13),range(32,32)])],{}),[char(9)])[@loc=|file://-|(102,1,&lt;6,3&gt;,&lt;6,4&gt;)],appl(prod(lex("LAYOUT"),[\char-class([range(9,10),range(13,13),range(32,32)])],{}),[char(9)])[@loc=|file://-|(103,1,&lt;6,4&gt;,&lt;6,5&gt;)],appl(prod(lex("LAYOUT"),[\char-class([range(9,10),range(13,13),range(32,32)])],{}),[char(32)])[@loc=|file://-|(104,1,&lt;6,5&gt;,&lt;6,6&gt;)],appl(prod(lex("LAYOUT"),[\char-class([range(9,10),range(13,13),range(32,32)])],{}),[char(32)])[@loc=|file://-|(105,1,&lt;6,6&gt;,&lt;6,7&gt;)],appl(prod(lex("LAYOUT"),[\char-class([range(9,10),range(13,13),range(32,32)])],{}),[char(32)])[@loc=|file://-|(106,1,&lt;6,7&gt;,&lt;6,8&gt;)],appl(prod(lex("LAYOUT"),[\char-class([range(9,10),range(13,13),range(32,32)])],{}),[char(32)])[@loc=|file://-|(107,1,&lt;6,8&gt;,&lt;6,9&gt;)]])[@loc=|file://-|(98,10,&lt;5,29&gt;,&lt;6,9&gt;)]])[@loc=|file://-|(98,10,&lt;5,29&gt;,&lt;6,9&gt;)],appl(prod(lit("end"),[\char-class([range(101,101)]),\char-class([range(110,110)]),\char-class([range(100,100)])],{}),[char(101),char(110),char(100)])])[@loc=|file://-|(20,91,&lt;2,9&gt;,&lt;6,12&gt;)],appl(prod(layouts("LAYOUTLIST"),[conditional(\iter-star(lex("LAYOUT")),{\not-follow(\char-class([range(9,10),range(13,13),range(32,32)]))})],{}),[appl(regular(\iter-star(lex("LAYOUT"))),[])[@loc=|file://-|(111,0,&lt;6,12&gt;,&lt;6,12&gt;)]])[@loc=|file://-|(111,0,&lt;6,12&gt;,&lt;6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12,1,&lt;6,13&gt;,&lt;7,0&gt;)],appl(prod(lex("LAYOUT"),[\char-class([range(9,10),range(13,13),range(32,32)])],{}),[char(9)])[@loc=|file://-|(113,1,&lt;7,0&gt;,&lt;7,1&gt;)],appl(prod(lex("LAYOUT"),[\char-class([range(9,10),range(13,13),range(32,32)])],{}),[char(9)])[@loc=|file://-|(114,1,&lt;7,1&gt;,&lt;7,2&gt;)],appl(prod(lex("LAYOUT"),[\char-class([range(9,10),range(13,13),range(32,32)])],{}),[char(9)])[@loc=|file://-|(115,1,&lt;7,2&gt;,&lt;7,3&gt;)],appl(prod(lex("LAYOUT"),[\char-class([range(9,10),range(13,13),range(32,32)])],{}),[char(9)])[@loc=|file://-|(116,1,&lt;7,3&gt;,&lt;7,4&gt;)],appl(prod(lex("LAYOUT"),[\char-class([range(9,10),range(13,13),range(32,32)])],{}),[char(9)])[@loc=|file://-|(117,1,&lt;7,4&gt;,&lt;7,5&gt;)],appl(prod(lex("LAYOUT"),[\char-class([range(9,10),range(13,13),range(32,32)])],{}),[char(32)])[@loc=|file://-|(118,1,&lt;7,5&gt;,&lt;7,6&gt;)],appl(prod(lex("LAYOUT"),[\char-class([range(9,10),range(13,13),range(32,32)])],{}),[char(32)])[@loc=|file://-|(119,1,&lt;7,6&gt;,&lt;7,7&gt;)],appl(prod(lex("LAYOUT"),[\char-class([range(9,10),range(13,13),range(32,32)])],{}),[char(32)])[@loc=|file://-|(120,1,&lt;7,7&gt;,&lt;7,8&gt;)],appl(prod(lex("LAYOUT"),[\char-class([range(9,10),range(13,13),range(32,32)])],{}),[char(32)])[@loc=|file://-|(121,1,&lt;7,8&gt;,&lt;7,9&gt;)]])[@loc=|file://-|(112,10,&lt;6,13&gt;,&lt;7,9&gt;)]])[@loc=|file://-|(112,10,&lt;6,13&gt;,&lt;7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3,0,&lt;7,10&gt;,&lt;7,10&gt;)]])[@loc=|file://-|(122,1,&lt;7,9&gt;,&lt;7,10&gt;)]])[@loc=|file://-|(122,1,&lt;7,9&gt;,&lt;7,10&gt;)]])[@loc=|file://-|(20,103,&lt;2,9&gt;,&lt;7,10&gt;)]])[@loc=|file://-|(0,123,&lt;1,0&gt;,&lt;7,10&gt;)]])[@loc=|file://-|(0,123,&lt;1,0&gt;,&lt;7,10&gt;)]])[@loc=|file://-|(0</text:p>
            <text:p>123,&lt;1,0&gt;,&lt;7,10&gt;)],"Cannot find a constructor for Prog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ConcreteSyntax.rsc|: Cannot execute due to compilation error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2.rsc|: Internal compiler error: Instruction execution: instruction: SUBSCRIPTLIST; message: 10 &gt;= the current size of the list (9)nul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tatementTests.rsc|: Java("CompilerError","Internal compiler error: Undefined label FAIL_d")</text:p>
          </table:table-cell>
          <table:table-cell table:number-columns-repeated="1023"/>
        </table:table-row>
        <table:table-row table:style-name="ro1" table:number-rows-repeated="10483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TESTS RUN AT $2014-12-02T12:11:48.297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allTests.rsc|: 74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FunctionCompositionTests.rsc|: 27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allTests.rsc|(2334,156,&lt;81,0&gt;,&lt;86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FunctionCompositionTests.rsc|(7116,568,&lt;227,0&gt;,&lt;236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emoization.rsc|(450,183,&lt;26,0&gt;,&lt;35,1&gt;): FALSE test fails for arguments: {[-43438951r68807278],"柉"($2522-04-27T19:16:56.453+00:00$)} 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SUMMARY: 3539 tests executed; 7 failed; 9 ignored</text:p>
          </table:table-cell>
          <table:table-cell table:number-columns-repeated="1023"/>
        </table:table-row>
        <table:table-row table:style-name="ro1" table:number-rows-repeated="14">
          <table:table-cell table:style-name="ce1"/>
          <table:table-cell table:number-columns-repeated="1023"/>
        </table:table-row>
        <table:table-row table:style-name="ro1" table:number-rows-repeated="18">
          <table:table-cell table:style-name="ce3"/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bedded Tests" table:style-name="ta1">
        <table:table-column table:style-name="co1" table:number-columns-repeated="1024" table:default-cell-style-name="ce7"/>
        <table:table-row table:style-name="ro1">
          <table:table-cell table:style-name="ce5" office:value-type="string" calcext:value-type="string">
            <text:p>TESTS RUN AT $2014-12-02T12:19:37.039+00:00$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basic/Bubble.rsc|: 9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StringTemplate.rsc|: 1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mbined/Automatic/Eval.rsc|: 8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No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With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Func/Test.rsc|: 4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Test.rsc|: 29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format/Grammar.rsc|: 24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definition/Characters.rsc|: 15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Lookahead.rsc|: 48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ImplodeTests.rsc|: 2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KnownIssues.rsc|: 1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ParsingRegressionTests.rsc|: 26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PreBootstrap.rsc|: 6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: 11 tests executed; 1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yaml/Model.rsc|: 1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basic/Bubble.rsc|(2093,56,&lt;76,0&gt;,&lt;76,56&gt;): FALSE test fails for arguments: [399035830,1239358212,-1980750201]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StringTemplate.rsc|(2251,75,&lt;85,0&gt;,&lt;86,42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mbined/Automatic/Eval.rsc|(353,43,&lt;12,0&gt;,&lt;12,43&gt;): FALSE IllegalArgument(amb({appl(prod(label("mul",sort("Exp")),[sort("Exp"),layouts("LAYOUTLIST"),lit("*"),layouts("LAYOUTLIST"),sort("Exp")],{assoc(left())}),[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])[@loc=|file://-|(0,3,&lt;1,0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0,5,&lt;1,0&gt;,&lt;1,5&gt;)],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mul",sort("Exp")),[sort("Exp"),layouts("LAYOUTLIST"),lit("*"),layouts("LAYOUTLIST"),sort("Exp")],{assoc(left())}),[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2,3,&lt;1,2&gt;,&lt;1,5&gt;)]])[@loc=|file://-|(0,5,&lt;1,0&gt;,&lt;1,5&gt;)]})[@loc=|file://-|(0,5,&lt;1,0&gt;,&lt;1,5&gt;)],"Ambiguous node should match with set and not Exp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NoLayout/Eval.rsc|(640,43,&lt;17,0&gt;,&lt;17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NoLayout/Eval.rsc|(598,41,&lt;16,0&gt;,&lt;16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NoLayout/Eval.rsc|(556,41,&lt;15,0&gt;,&lt;15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NoLayout/Eval.rsc|(517,38,&lt;14,0&gt;,&lt;14,38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WithLayout/Eval.rsc|(717,47,&lt;21,0&gt;,&lt;21,47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WithLayout/Eval.rsc|(673,43,&lt;20,0&gt;,&lt;20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WithLayout/Eval.rsc|(629,43,&lt;19,0&gt;,&lt;19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WithLayout/Eval.rsc|(589,39,&lt;18,0&gt;,&lt;18,39&gt;): FALSE ParseError(|file://-|(0,1,&lt;1,0&gt;,&lt;1,1&gt;))</text:p>
          </table:table-cell>
          <table:table-cell table:number-columns-repeated="1023"/>
        </table:table-row>
        <table:table-row table:style-name="ro4">
          <table:table-cell table:style-name="ce5" office:value-type="string" calcext:value-type="string">
            <text:p>|project://rascal/src/org/rascalmpl/library/demo/lang/Func/Test.rsc|(1301,82,&lt;65,0&gt;,&lt;65,82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,0,&lt;1,6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9,0,&lt;1,9&gt;,&lt;1,9&gt;)]])[@loc=|file://-|(8,1,&lt;1,8&gt;,&lt;1,9&gt;)]])[@loc=|file://-|(5,4,&lt;1,5&gt;,&lt;1,9&gt;)],appl(prod(layouts("LAYOUTLIST"),[conditional(\iter-star(lex("LAYOUT")),{\not-follow(\char-class([range(9,10),range(13,13),range(32,32)]))})],{}),[appl(regular(\iter-star(lex("LAYOUT"))),[])[@loc=|file://-|(9,0,&lt;1,9&gt;,&lt;1,9&gt;)]])[@loc=|file://-|(9,0,&lt;1,9&gt;,&lt;1,9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0,1,&lt;1,10&gt;,&lt;1,11&gt;)]])[@loc=|file://-|(10,1,&lt;1,10&gt;,&lt;1,11&gt;)]])[@loc=|file://-|(10,1,&lt;1,10&gt;,&lt;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2,1,&lt;1,12&gt;,&lt;2,0&gt;)],appl(prod(lex("LAYOUT"),[\char-class([range(9,10),range(13,13),range(32,32)])],{}),[char(9)])[@loc=|file://-|(13,1,&lt;2,0&gt;,&lt;2,1&gt;)],appl(prod(lex("LAYOUT"),[\char-class([range(9,10),range(13,13),range(32,32)])],{}),[char(9)])[@loc=|file://-|(14,1,&lt;2,1&gt;,&lt;2,2&gt;)],appl(prod(lex("LAYOUT"),[\char-class([range(9,10),range(13,13),range(32,32)])],{}),[char(9)])[@loc=|file://-|(15,1,&lt;2,2&gt;,&lt;2,3&gt;)],appl(prod(lex("LAYOUT"),[\char-class([range(9,10),range(13,13),range(32,32)])],{}),[char(9)])[@loc=|file://-|(16,1,&lt;2,3&gt;,&lt;2,4&gt;)],appl(prod(lex("LAYOUT"),[\char-class([range(9,10),range(13,13),range(32,32)])],{}),[char(9)])[@loc=|file://-|(17,1,&lt;2,4&gt;,&lt;2,5&gt;)],appl(prod(lex("LAYOUT"),[\char-class([range(9,10),range(13,13),range(32,32)])],{}),[char(32)])[@loc=|file://-|(18,1,&lt;2,5&gt;,&lt;2,6&gt;)],appl(prod(lex("LAYOUT"),[\char-class([range(9,10),range(13,13),range(32,32)])],{}),[char(32)])[@loc=|file://-|(19,1,&lt;2,6&gt;,&lt;2,7&gt;)]])[@loc=|file://-|(12,8,&lt;1,12&gt;,&lt;2,7&gt;)]])[@loc=|file://-|(12,8,&lt;1,12&gt;,&lt;2,7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,1,&lt;2,10&gt;,&lt;2,11&gt;)],appl(prod(lex("LAYOUT"),[\char-class([range(9,10),range(13,13),range(32,32)])],{}),[char(10)])[@loc=|file://-|(24,1,&lt;2,11&gt;,&lt;3,0&gt;)],appl(prod(lex("LAYOUT"),[\char-class([range(9,10),range(13,13),range(32,32)])],{}),[char(9)])[@loc=|file://-|(25,1,&lt;3,0&gt;,&lt;3,1&gt;)],appl(prod(lex("LAYOUT"),[\char-class([range(9,10),range(13,13),range(32,32)])],{}),[char(9)])[@loc=|file://-|(26,1,&lt;3,1&gt;,&lt;3,2&gt;)],appl(prod(lex("LAYOUT"),[\char-class([range(9,10),range(13,13),range(32,32)])],{}),[char(9)])[@loc=|file://-|(27,1,&lt;3,2&gt;,&lt;3,3&gt;)],appl(prod(lex("LAYOUT"),[\char-class([range(9,10),range(13,13),range(32,32)])],{}),[char(9)])[@loc=|file://-|(28,1,&lt;3,3&gt;,&lt;3,4&gt;)],appl(prod(lex("LAYOUT"),[\char-class([range(9,10),range(13,13),range(32,32)])],{}),[char(9)])[@loc=|file://-|(29,1,&lt;3,4&gt;,&lt;3,5&gt;)],appl(prod(lex("LAYOUT"),[\char-class([range(9,10),range(13,13),range(32,32)])],{}),[char(32)])[@loc=|file://-|(30,1,&lt;3,5&gt;,&lt;3,6&gt;)],appl(prod(lex("LAYOUT"),[\char-class([range(9,10),range(13,13),range(32,32)])],{}),[char(32)])[@loc=|file://-|(31,1,&lt;3,6&gt;,&lt;3,7&gt;)],appl(prod(lex("LAYOUT"),[\char-class([range(9,10),range(13,13),range(32,32)])],{}),[char(32)])[@loc=|file://-|(32,1,&lt;3,7&gt;,&lt;3,8&gt;)],appl(prod(lex("LAYOUT"),[\char-class([range(9,10),range(13,13),range(32,32)])],{}),[char(32)])[@loc=|file://-|(33,1,&lt;3,8&gt;,&lt;3,9&gt;)]])[@loc=|file://-|(23,11,&lt;2,10&gt;,&lt;3,9&gt;)]])[@loc=|file://-|(23,11,&lt;2,10&gt;,&lt;3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35,3,&lt;3,10&gt;,&lt;3,13&gt;)]])[@loc=|file://-|(34,4,&lt;3,9&gt;,&lt;3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8,1,&lt;3,13&gt;,&lt;3,14&gt;)]])[@loc=|file://-|(38,1,&lt;3,13&gt;,&lt;3,14&gt;)]])[@loc=|file://-|(38,1,&lt;3,13&gt;,&lt;3,14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0,1,&lt;3,15&gt;,&lt;3,16&gt;)]])[@loc=|file://-|(40,1,&lt;3,15&gt;,&lt;3,16&gt;)]])[@loc=|file://-|(40,1,&lt;3,15&gt;,&lt;3,16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42,0,&lt;3,17&gt;,&lt;3,17&gt;)]])[@loc=|file://-|(42,0,&lt;3,17&gt;,&lt;3,17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43,0,&lt;3,18&gt;,&lt;3,18&gt;)]])[@loc=|file://-|(42,1,&lt;3,17&gt;,&lt;3,18&gt;)]])[@loc=|file://-|(42,1,&lt;3,17&gt;,&lt;3,18&gt;)]])[@loc=|file://-|(41,2,&lt;3,16&gt;,&lt;3,18&gt;)]])[@loc=|file://-|(34,9,&lt;3,9&gt;,&lt;3,18&gt;)]])[@loc=|file://-|(34,9,&lt;3,9&gt;,&lt;3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43,1,&lt;3,18&gt;,&lt;4,0&gt;)],appl(prod(lex("LAYOUT"),[\char-class([range(9,10),range(13,13),range(32,32)])],{}),[char(9)])[@loc=|file://-|(44,1,&lt;4,0&gt;,&lt;4,1&gt;)],appl(prod(lex("LAYOUT"),[\char-class([range(9,10),range(13,13),range(32,32)])],{}),[char(9)])[@loc=|file://-|(45,1,&lt;4,1&gt;,&lt;4,2&gt;)],appl(prod(lex("LAYOUT"),[\char-class([range(9,10),range(13,13),range(32,32)])],{}),[char(9)])[@loc=|file://-|(46,1,&lt;4,2&gt;,&lt;4,3&gt;)],appl(prod(lex("LAYOUT"),[\char-class([range(9,10),range(13,13),range(32,32)])],{}),[char(9)])[@loc=|file://-|(47,1,&lt;4,3&gt;,&lt;4,4&gt;)],appl(prod(lex("LAYOUT"),[\char-class([range(9,10),range(13,13),range(32,32)])],{}),[char(9)])[@loc=|file://-|(48,1,&lt;4,4&gt;,&lt;4,5&gt;)],appl(prod(lex("LAYOUT"),[\char-class([range(9,10),range(13,13),range(32,32)])],{}),[char(32)])[@loc=|file://-|(49,1,&lt;4,5&gt;,&lt;4,6&gt;)],appl(prod(lex("LAYOUT"),[\char-class([range(9,10),range(13,13),range(32,32)])],{}),[char(32)])[@loc=|file://-|(50,1,&lt;4,6&gt;,&lt;4,7&gt;)]])[@loc=|file://-|(43,8,&lt;3,18&gt;,&lt;4,7&gt;)]])[@loc=|file://-|(43,8,&lt;3,18&gt;,&lt;4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4,9&gt;,&lt;5,0&gt;)],appl(prod(lex("LAYOUT"),[\char-class([range(9,10),range(13,13),range(32,32)])],{}),[char(9)])[@loc=|file://-|(54,1,&lt;5,0&gt;,&lt;5,1&gt;)],appl(prod(lex("LAYOUT"),[\char-class([range(9,10),range(13,13),range(32,32)])],{}),[char(9)])[@loc=|file://-|(55,1,&lt;5,1&gt;,&lt;5,2&gt;)],appl(prod(lex("LAYOUT"),[\char-class([range(9,10),range(13,13),range(32,32)])],{}),[char(9)])[@loc=|file://-|(56,1,&lt;5,2&gt;,&lt;5,3&gt;)],appl(prod(lex("LAYOUT"),[\char-class([range(9,10),range(13,13),range(32,32)])],{}),[char(9)])[@loc=|file://-|(57,1,&lt;5,3&gt;,&lt;5,4&gt;)],appl(prod(lex("LAYOUT"),[\char-class([range(9,10),range(13,13),range(32,32)])],{}),[char(9)])[@loc=|file://-|(58,1,&lt;5,4&gt;,&lt;5,5&gt;)],appl(prod(lex("LAYOUT"),[\char-class([range(9,10),range(13,13),range(32,32)])],{}),[char(32)])[@loc=|file://-|(59,1,&lt;5,5&gt;,&lt;5,6&gt;)],appl(prod(lex("LAYOUT"),[\char-class([range(9,10),range(13,13),range(32,32)])],{}),[char(32)])[@loc=|file://-|(60,1,&lt;5,6&gt;,&lt;5,7&gt;)],appl(prod(lex("LAYOUT"),[\char-class([range(9,10),range(13,13),range(32,32)])],{}),[char(32)])[@loc=|file://-|(61,1,&lt;5,7&gt;,&lt;5,8&gt;)],appl(prod(lex("LAYOUT"),[\char-class([range(9,10),range(13,13),range(32,32)])],{}),[char(32)])[@loc=|file://-|(62,1,&lt;5,8&gt;,&lt;5,9&gt;)]])[@loc=|file://-|(53,10,&lt;4,9&gt;,&lt;5,9&gt;)]])[@loc=|file://-|(53,10,&lt;4,9&gt;,&lt;5,9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</text:p>
            <text:p>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])[@loc=|file://-|(64,20,&lt;5,10&gt;,&lt;6,11&gt;)]})[@loc=|file://-|(64,20,&lt;5,10&gt;,&lt;6,11&gt;)]])[@loc=|file://-|(63,21,&lt;5,9&gt;,&lt;6,11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</text:p>
            <text:p>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3,21,&lt;5,9&gt;,&lt;6,11&gt;)]})[@loc=|file://-|(63,21,&lt;5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3,29,&lt;5,9&gt;,&lt;6,19&gt;)],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</text:p>
            <text:p>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</text:p>
            <text:p>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3,29,&lt;5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</text:p>
            <text:p>file://-|(88,4,&lt;6,15&gt;,&lt;6,19&gt;)]])[@loc=|file://-|(88,4,&lt;6,15&gt;,&lt;6,19&gt;)]])[@loc=|file://-|(83,9,&lt;6,10&gt;,&lt;6,19&gt;)]])[@loc=|file://-|(82,10,&lt;6,9&gt;,&lt;6,19&gt;)]})[@loc=|file://-|(82,10,&lt;6,9&gt;,&lt;6,19&gt;)]])[@loc=|file://-|(64,28,&lt;5,10&gt;,&lt;6,1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</text:p>
            <text:p>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4,28,&lt;5,10&gt;,&lt;6,19&gt;)],appl(pro</text:p>
            <text:p>(label("assign",sort("Exp")),[sort("Exp"),layouts("LAYOUTLIST"),lit(":="),layouts("LAYOUTLIST"),sort("Exp")],{assoc(right())}),[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4,28,&lt;5,10&gt;,&lt;6,19&gt;)]})[@loc=|file://-|(64,28,&lt;5,10&gt;,&lt;6,19&gt;)]])[@loc=|file://-|(63,29,&lt;5,9&gt;,&lt;6,19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</text:p>
            <text:p>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3,29,&lt;5,9&gt;,&lt;6,19&gt;)]})[@loc=|file://-|(63,29,&lt;5,9&gt;,&lt;6,1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2,1,&lt;6,19&gt;,&lt;7,0&gt;)],appl(prod(lex("LAYOUT"),[\char-class([range(9,10),range(13,13),range(32,32)])],{}),[char(9)])[@loc=|file://-|(93,1,&lt;7,0&gt;,&lt;7,1&gt;)],appl(prod(lex("LAYOUT"),[\char-class([range(9,10),range(13,13),range(32,32)])],{}),[char(9)])[@loc=|file://-|(94,1,&lt;7,1&gt;,&lt;7,2&gt;)],appl(prod(lex("LAYOUT"),[\char-class([range(9,10),range(13,13),range(32,32)])],{}),[char(9)])[@loc=|file://-|(95,1,&lt;7,2&gt;,&lt;7,3&gt;)],appl(prod(lex("LAYOUT"),[\char-class([range(9,10),range(13,13),range(32,32)])],{}),[char(9)])[@loc=|file://-|(96,1,&lt;7,3&gt;,&lt;7,4&gt;)],appl(prod(lex("LAYOUT"),[\char-class([range(9,10),range(13,13),range(32,32)])],{}),[char(9)])[@loc=|file://-|(97,1,&lt;7,4&gt;,&lt;7,5&gt;)],appl(prod(lex("LAYOUT"),[\char-class([range(9,10),range(13,13),range(32,32)])],{}),[char(32)])[@loc=|file://-|(98,1,&lt;7,5&gt;,&lt;7,6&gt;)],appl(prod(lex("LAYOUT"),[\char-class([range(9,10),range(13,13),range(32,32)])],{}),[char(32)])[@loc=|file://-|(99,1,&lt;7,6&gt;,&lt;7,7&gt;)]])[@loc=|file://-|(92,8,&lt;6,19&gt;,&lt;7,7&gt;)]])[@loc=|file://-|(92,8,&lt;6,19&gt;,&lt;7,7&gt;)],appl(prod(lit("end"),[\char-class([range(101,101)]),\char-class([range(110,110)]),\char-class([range(100,100)])],{}),[char(101),char(110),char(100)])])[@loc=|file://-|(20,83,&lt;2,7&gt;,&lt;7,10&gt;)]])[@loc=|file://-|(0,103,&lt;1,0&gt;,&lt;7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03,1,&lt;7,10&gt;,&lt;8,0&gt;)],appl(prod(lex("LAYOUT"),[\char-class([range(9,10),range(13,13),range(32,32)])],{}),[char(9)])[@loc=|file://-|(104,1,&lt;8,0&gt;,&lt;8,1&gt;)],appl(prod(lex("LAYOUT"),[\char-class([range(9,10),range(13,13),range(32,32)])],{}),[char(9)])[@loc=|file://-|(105,1,&lt;8,1&gt;,&lt;8,2&gt;)],appl(prod(lex("LAYOUT"),[\char-class([range(9,10),range(13,13),range(32,32)])],{}),[char(9)])[@loc=|file://-|(106,1,&lt;8,2&gt;,&lt;8,3&gt;)],appl(prod(lex("LAYOUT"),[\char-class([range(9,10),range(13,13),range(32,32)])],{}),[char(9)])[@loc=|file://-|(107,1,&lt;8,3&gt;,&lt;8,4&gt;)],appl(prod(lex("LAYOUT"),[\char-class([range(9,10),range(13,13),range(32,32)])],{}),[char(9)])[@loc=|file://-|(108,1,&lt;8,4&gt;,&lt;8,5&gt;)],appl(prod(lex("LAYOUT"),[\char-class([range(9,10),range(13,13),range(32,32)])],{}),[char(10)])[@loc=|file://-|(109,1,&lt;8,5&gt;,&lt;9,0&gt;)],appl(prod(lex("LAYOUT"),[\char-class([range(9,10),range(13,13),range(32,32)])],{}),[char(9)])[@loc=|file://-|(110,1,&lt;9,0&gt;,&lt;9,1&gt;)],appl(prod(lex("LAYOUT"),[\char-class([range(9,10),range(13,13),range(32,32)])],{}),[char(9)])[@loc=|file://-|(111,1,&lt;9,1&gt;,&lt;9,2&gt;)],appl(prod(lex("LAYOUT"),[\char-class([range(9,10),range(13,13),range(32,32)])],{}),[char(9)])[@loc=|file://-|(112,1,&lt;9,2&gt;,&lt;9,3&gt;)],appl(prod(lex("LAYOUT"),[\char-class([range(9,10),range(13,13),range(32,32)])],{}),[char(9)])[@loc=|file://-|(113,1,&lt;9,3&gt;,&lt;9,4&gt;)],appl(prod(lex("LAYOUT"),[\char-class([range(9,10),range(13,13),range(32,32)])],{}),[char(9)])[@loc=|file://-|(114,1,&lt;9,4&gt;,&lt;9,5&gt;)]])[@loc=|file://-|(103,12,&lt;7,10&gt;,&lt;9,5&gt;)]])[@loc=|file://-|(103,12,&lt;7,10&gt;,&lt;9,5&gt;)],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16,3,&lt;9,6&gt;,&lt;9,9&gt;)]])[@loc=|file://-|(115,4,&lt;9,5&gt;,&lt;9,9&gt;)],appl(prod(layouts("LAYOUTLIST"),[conditional(\iter-star(lex("LAYOUT")),{\not-follow(\char-class([range(9,10),range(13,13),range(32,32)]))})],{}),[appl(regular(\iter-star(lex("LAYOUT"))),[])[@loc=|file://-|(119,0,&lt;9,9&gt;,&lt;9,9&gt;)]])[@loc=|file://-|(119,0,&lt;9,9&gt;,&lt;9,9&gt;)],appl(prod(lit("("),[\char-class([range(40,40)])],{}),[char(40)]),appl(prod(layouts("LAYOUTLIST"),[conditional(\iter-star(lex("LAYOUT")),{\not-follow(\char-class([range(9,10),range(13,13),range(32,32)]))})],{}),[appl(regular(\iter-star(lex("LAYOUT"))),[])[@loc=|file://-|(120,0,&lt;9,10&gt;,&lt;9,10&gt;)]])[@loc=|file://-|(120,0,&lt;9,10&gt;,&lt;9,10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1,0,&lt;9,11&gt;,&lt;9,11&gt;)]])[@loc=|file://-|(120,1,&lt;9,10&gt;,&lt;9,11&gt;)]])[@loc=|file://-|(120,1,&lt;9,10&gt;,&lt;9,11&gt;)],appl(prod(layouts("LAYOUTLIST"),[conditional(\iter-star(lex("LAYOUT")),{\not-follow(\char-class([range(9,10),range(13,13),range(32,32)]))})],{}),[appl(regular(\iter-star(lex("LAYOUT"))),[])[@loc=|file://-|(121,0,&lt;9,11&gt;,&lt;9,11&gt;)]])[@loc=|file://-|(121,0,&lt;9,11&gt;,&lt;9,11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2,1,&lt;9,12&gt;,&lt;9,13&gt;)]])[@loc=|file://-|(122,1,&lt;9,12&gt;,&lt;9,13&gt;)]])[@loc=|file://-|(122,1,&lt;9,12&gt;,&lt;9,13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4,1,&lt;9,14&gt;,&lt;9,15&gt;)],appl(prod(lex("LAYOUT"),[\char-class([range(9,10),range(13,13),range(32,32)])],{}),[char(10)])[@loc=|file://-|(125,1,&lt;9,15&gt;,&lt;10,0&gt;)],appl(prod(lex("LAYOUT"),[\char-class([range(9,10),range(13,13),range(32,32)])],{}),[char(9)])[@loc=|file://-|(126,1,&lt;10,0&gt;,&lt;10,1&gt;)],appl(prod(lex("LAYOUT"),[\char-class([range(9,10),range(13,13),range(32,32)])],{}),[char(9)])[@loc=|file://-|(127,1,&lt;10,1&gt;,&lt;10,2&gt;)],appl(prod(lex("LAYOUT"),[\char-class([range(9,10),range(13,13),range(32,32)])],{}),[char(9)])[@loc=|file://-|(128,1,&lt;10,2&gt;,&lt;10,3&gt;)],appl(prod(lex("LAYOUT"),[\char-class([range(9,10),range(13,13),range(32,32)])],{}),[char(9)])[@loc=|file://-|(129,1,&lt;10,3&gt;,&lt;10,4&gt;)],appl(prod(lex("LAYOUT"),[\char-class([range(9,10),range(13,13),range(32,32)])],{}),[char(9)])[@loc=|file://-|(130,1,&lt;10,4&gt;,&lt;10,5&gt;)],appl(prod(lex("LAYOUT"),[\char-class([range(9,10),range(13,13),range(32,32)])],{}),[char(32)])[@loc=|file://-|(131,1,&lt;10,5&gt;,&lt;10,6&gt;)]])[@loc=|file://-|(124,8,&lt;9,14&gt;,&lt;10,6&gt;)]])[@loc=|file://-|(124,8,&lt;9,14&gt;,&lt;10,6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35,1,&lt;10,9&gt;,&lt;11,0&gt;)],appl(prod(lex("LAYOUT"),[\char-class([range(9,10),range(13,13),range(32,32)])],{}),[char(9)])[@loc=|file://-|(136,1,&lt;11,0&gt;,&lt;11,1&gt;)],appl(prod(lex("LAYOUT"),[\char-class([range(9,10),range(13,13),range(32,32)])],{}),[char(9)])[@loc=|file://-|(137,1,&lt;11,1&gt;,&lt;11,2&gt;)],appl(prod(lex("LAYOUT"),[\char-class([range(9,10),range(13,13),range(32,32)])],{}),[char(9)])[@loc=|file://-|(138,1,&lt;11,2&gt;,&lt;11,3&gt;)],appl(prod(lex("LAYOUT"),[\char-class([range(9,10),range(13,13),range(32,32)])],{}),[char(9)])[@loc=|file://-|(139,1,&lt;11,3&gt;,&lt;11,4&gt;)],appl(prod(lex("LAYOUT"),[\char-class([range(9,10),range(13,13),range(32,32)])],{}),[char(9)])[@loc=|file://-|(140,1,&lt;11,4&gt;,&lt;11,5&gt;)],appl(prod(lex("LAYOUT"),[\char-class([range(9,10),range(13,13),range(32,32)])],{}),[char(32)])[@loc=|file://-|(141,1,&lt;11,5&gt;,&lt;11,6&gt;)],appl(prod(lex("LAYOUT"),[\char-class([range(9,10),range(13,13),range(32,32)])],{}),[char(32)])[@loc=|file://-|(142,1,&lt;11,6&gt;,&lt;11,7&gt;)],appl(prod(lex("LAYOUT"),[\char-class([range(9,10),range(13,13),range(32,32)])],{}),[char(32)])[@loc=|file://-|(143,1,&lt;11,7&gt;,&lt;11,8&gt;)],appl(prod(lex("LAYOUT"),[\char-class([range(9,10),range(13,13),range(32,32)])],{}),[char(32)])[@loc=|file://-|(144,1,&lt;11,8&gt;,&lt;11,9&gt;)]])[@loc=|file://-|(135,10,&lt;10,9&gt;,&lt;11,9&gt;)]])[@loc=|file://-|(135,10,&lt;10,9&gt;,&lt;11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146,0,&lt;11,10&gt;,&lt;11,10&gt;)]])[@loc=|file://-|(145,1,&lt;11,9&gt;,&lt;11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6,1,&lt;11,10&gt;,&lt;11,11&gt;)]])[@loc=|file://-|(146,1,&lt;11,10&gt;,&lt;11,11&gt;)]])[@loc=|file://-|(146,1,&lt;11,10&gt;,&lt;1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8,1,&lt;11,12&gt;,&lt;11,13&gt;)]])[@loc=|file://-|(148,1,&lt;11,12&gt;,&lt;11,13&gt;)]])[@loc=|file://-|(148,1,&lt;11,12&gt;,&lt;11,13&gt;)],appl(prod(label("nat",sort("Exp")),[lex("Natural")],{}),[appl(prod(lex("Natural"),[conditional(iter(\char-class([range(48,57)])),{\not-follow(\char-class([range(48,57)]))})],{}),[appl(regular(iter(\char-class([range(48,57)]))),[char(49)])[@loc=|file://-|(149,1,&lt;11,13&gt;,&lt;11,14&gt;)]])[@loc=|file://-|(149,1,&lt;11,13&gt;,&lt;11,14&gt;)]])[@loc=|file://-|(149,1,&lt;11,13&gt;,&lt;11,14&gt;)]])[@loc=|file://-|(145,5,&lt;11,9&gt;,&lt;11,14&gt;)],appl(prod(layouts("LAYOUTLIST"),[conditional(\iter-star(lex("LAYOUT")),{\not-follow(\char-class([range(9,10),range(13,13),range(32,32)]))})],{}),[appl(regular(\iter-star(lex("LAYOUT"))),[])[@loc=|file://-|(150,0,&lt;11,14&gt;,&lt;11,14&gt;)]])[@loc=|file://-|(150,0,&lt;11,14&gt;,&lt;11,14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51,1,&lt;11,15&gt;,&lt;12,0&gt;)],appl(prod(lex("LAYOUT"),[\char-class([range(9,10),range(13,13),range(32,32)])],{}),[char(9)])[@loc=|file://-|(152,1,&lt;12,0&gt;,&lt;12,1&gt;)],appl(prod(lex("LAYOUT"),[\char-class([range(9,10),range(13,13),range(32,32)])],{}),[char(9)])[@loc=|file://-|(153,1,&lt;12,1&gt;,&lt;12,2&gt;)],appl(prod(lex("LAYOUT"),[\char-class([range(9,10),range(13,13),range(32,32)])],{}),[char(9)])[@loc=|file://-|(154,1,&lt;12,2&gt;,&lt;12,3&gt;)],appl(prod(lex("LAYOUT"),[\char-class([range(9,10),range(13,13),range(32,32)])],{}),[char(9)]</text:p>
            <text:p>[@loc=|file://-|(155,1,&lt;12,3&gt;,&lt;12,4&gt;)],appl(prod(lex("LAYOUT"),[\char-class([range(9,10),range(13,13),range(32,32)])],{}),[char(9)])[@loc=|file://-|(156,1,&lt;12,4&gt;,&lt;12,5&gt;)],appl(prod(lex("LAYOUT"),[\char-class([range(9,10),range(13,13),range(32,32)])],{}),[char(32)])[@loc=|file://-|(157,1,&lt;12,5&gt;,&lt;12,6&gt;)],appl(prod(lex("LAYOUT"),[\char-class([range(9,10),range(13,13),range(32,32)])],{}),[char(32)])[@loc=|file://-|(158,1,&lt;12,6&gt;,&lt;12,7&gt;)],appl(prod(lex("LAYOUT"),[\char-class([range(9,10),range(13,13),range(32,32)])],{}),[char(32)])[@loc=|file://-|(159,1,&lt;12,7&gt;,&lt;12,8&gt;)],appl(prod(lex("LAYOUT"),[\char-class([range(9,10),range(13,13),range(32,32)])],{}),[char(32)])[@loc=|file://-|(160,1,&lt;12,8&gt;,&lt;12,9&gt;)]])[@loc=|file://-|(151,10,&lt;11,15&gt;,&lt;12,9&gt;)]])[@loc=|file://-|(151,10,&lt;11,15&gt;,&lt;12,9&gt;)],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162,0,&lt;12,10&gt;,&lt;12,10&gt;)]])[@loc=|file://-|(161,1,&lt;12,9&gt;,&lt;12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2,1,&lt;12,10&gt;,&lt;12,11&gt;)]])[@loc=|file://-|(162,1,&lt;12,10&gt;,&lt;12,11&gt;)]])[@loc=|file://-|(162,1,&lt;12,10&gt;,&lt;12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4,1,&lt;12,12&gt;,&lt;12,13&gt;)]])[@loc=|file://-|(164,1,&lt;12,12&gt;,&lt;12,13&gt;)]])[@loc=|file://-|(164,1,&lt;12,12&gt;,&lt;12,13&gt;)],appl(prod(label("nat",sort("Exp")),[lex("Natural")],{}),[appl(prod(lex("Natural"),[conditional(iter(\char-class([range(48,57)])),{\not-follow(\char-class([range(48,57)]))})],{}),[appl(regular(iter(\char-class([range(48,57)]))),[char(48)])[@loc=|file://-|(165,1,&lt;12,13&gt;,&lt;12,14&gt;)]])[@loc=|file://-|(165,1,&lt;12,13&gt;,&lt;12,14&gt;)]])[@loc=|file://-|(165,1,&lt;12,13&gt;,&lt;12,14&gt;)]])[@loc=|file://-|(161,5,&lt;12,9&gt;,&lt;12,14&gt;)]])[@loc=|file://-|(145,21,&lt;11,9&gt;,&lt;12,14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66,1,&lt;12,14&gt;,&lt;13,0&gt;)],appl(prod(lex("LAYOUT"),[\char-class([range(9,10),range(13,13),range(32,32)])],{}),[char(9)])[@loc=|file://-|(167,1,&lt;13,0&gt;,&lt;13,1&gt;)],appl(prod(lex("LAYOUT"),[\char-class([range(9,10),range(13,13),range(32,32)])],{}),[char(9)])[@loc=|file://-|(168,1,&lt;13,1&gt;,&lt;13,2&gt;)],appl(prod(lex("LAYOUT"),[\char-class([range(9,10),range(13,13),range(32,32)])],{}),[char(9)])[@loc=|file://-|(169,1,&lt;13,2&gt;,&lt;13,3&gt;)],appl(prod(lex("LAYOUT"),[\char-class([range(9,10),range(13,13),range(32,32)])],{}),[char(9)])[@loc=|file://-|(170,1,&lt;13,3&gt;,&lt;13,4&gt;)],appl(prod(lex("LAYOUT"),[\char-class([range(9,10),range(13,13),range(32,32)])],{}),[char(9)])[@loc=|file://-|(171,1,&lt;13,4&gt;,&lt;13,5&gt;)],appl(prod(lex("LAYOUT"),[\char-class([range(9,10),range(13,13),range(32,32)])],{}),[char(32)])[@loc=|file://-|(172,1,&lt;13,5&gt;,&lt;13,6&gt;)],appl(prod(lex("LAYOUT"),[\char-class([range(9,10),range(13,13),range(32,32)])],{}),[char(32)])[@loc=|file://-|(173,1,&lt;13,6&gt;,&lt;13,7&gt;)]])[@loc=|file://-|(166,8,&lt;12,14&gt;,&lt;13,7&gt;)]])[@loc=|file://-|(166,8,&lt;12,14&gt;,&lt;13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76,1,&lt;13,9&gt;,&lt;14,0&gt;)],appl(prod(lex("LAYOUT"),[\char-class([range(9,10),range(13,13),range(32,32)])],{}),[char(9)])[@loc=|file://-|(177,1,&lt;14,0&gt;,&lt;14,1&gt;)],appl(prod(lex("LAYOUT"),[\char-class([range(9,10),range(13,13),range(32,32)])],{}),[char(9)])[@loc=|file://-|(178,1,&lt;14,1&gt;,&lt;14,2&gt;)],appl(prod(lex("LAYOUT"),[\char-class([range(9,10),range(13,13),range(32,32)])],{}),[char(9)])[@loc=|file://-|(179,1,&lt;14,2&gt;,&lt;14,3&gt;)],appl(prod(lex("LAYOUT"),[\char-class([range(9,10),range(13,13),range(32,32)])],{}),[char(9)])[@loc=|file://-|(180,1,&lt;14,3&gt;,&lt;14,4&gt;)],appl(prod(lex("LAYOUT"),[\char-class([range(9,10),range(13,13),range(32,32)])],{}),[char(9)])[@loc=|file://-|(181,1,&lt;14,4&gt;,&lt;14,5&gt;)],appl(prod(lex("LAYOUT"),[\char-class([range(9,10),range(13,13),range(32,32)])],{}),[char(32)])[@loc=|file://-|(182,1,&lt;14,5&gt;,&lt;14,6&gt;)],appl(prod(lex("LAYOUT"),[\char-class([range(9,10),range(13,13),range(32,32)])],{}),[char(32)])[@loc=|file://-|(183,1,&lt;14,6&gt;,&lt;14,7&gt;)],appl(prod(lex("LAYOUT"),[\char-class([range(9,10),range(13,13),range(32,32)])],{}),[char(32)])[@loc=|file://-|(184,1,&lt;14,7&gt;,&lt;14,8&gt;)],appl(prod(lex("LAYOUT"),[\char-class([range(9,10),range(13,13),range(32,32)])],{}),[char(32)])[@loc=|file://-|(185,1,&lt;14,8&gt;,&lt;14,9&gt;)]])[@loc=|file://-|(176,10,&lt;13,9&gt;,&lt;14,9&gt;)]])[@loc=|file://-|(176,10,&lt;13,9&gt;,&lt;14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88,1,&lt;14,11&gt;,&lt;14,12&gt;)]])[@loc=|file://-|(188,1,&lt;14,11&gt;,&lt;14,12&gt;)]])[@loc=|file://-|(188,1,&lt;14,11&gt;,&lt;14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90,0,&lt;14,13&gt;,&lt;14,13&gt;)]])[@loc=|file://-|(189,1,&lt;14,12&gt;,&lt;14,13&gt;)]])[@loc=|file://-|(189,1,&lt;14,12&gt;,&lt;14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0,1,&lt;14,13&gt;,&lt;14,14&gt;)]])[@loc=|file://-|(190,1,&lt;14,13&gt;,&lt;14,14&gt;)]])[@loc=|file://-|(190,1,&lt;14,13&gt;,&lt;14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3,1,&lt;14,16&gt;,&lt;14,17&gt;)]])[@loc=|file://-|(193,1,&lt;14,16&gt;,&lt;14,17&gt;)]])[@loc=|file://-|(193,1,&lt;14,16&gt;,&lt;14,17&gt;)],appl(prod(label("nat",sort("Exp")),[lex("Natural")],{}),[appl(prod(lex("Natural"),[conditional(iter(\char-class([range(48,57)])),{\not-follow(\char-class([range(48,57)]))})],{}),[appl(regular(iter(\char-class([range(48,57)]))),[char(49)])[@loc=|file://-|(194,1,&lt;14,17&gt;,&lt;14,18&gt;)]])[@loc=|file://-|(194,1,&lt;14,17&gt;,&lt;14,18&gt;)]])[@loc=|file://-|(194,1,&lt;14,17&gt;,&lt;14,18&gt;)]])[@loc=|file://-|(189,6,&lt;14,12&gt;,&lt;14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5,1,&lt;14,18&gt;,&lt;14,19&gt;)]])[@loc=|file://-|(195,1,&lt;14,18&gt;,&lt;14,19&gt;)]])[@loc=|file://-|(195,1,&lt;14,18&gt;,&lt;14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00,1,&lt;14,23&gt;,&lt;14,24&gt;)],appl(prod(lex("LAYOUT"),[\char-class([range(9,10),range(13,13),range(32,32)])],{}),[char(10)])[@loc=|file://-|(201,1,&lt;14,24&gt;,&lt;15,0&gt;)],appl(prod(lex("LAYOUT"),[\char-class([range(9,10),range(13,13),range(32,32)])],{}),[char(9)])[@loc=|file://-|(202,1,&lt;15,0&gt;,&lt;15,1&gt;)],appl(prod(lex("LAYOUT"),[\char-class([range(9,10),range(13,13),range(32,32)])],{}),[char(9)])[@loc=|file://-|(203,1,&lt;15,1&gt;,&lt;15,2&gt;)],appl(prod(lex("LAYOUT"),[\char-class([range(9,10),range(13,13),range(32,32)])],{}),[char(9)])[@loc=|file://-|(204,1,&lt;15,2&gt;,&lt;15,3&gt;)],appl(prod(lex("LAYOUT"),[\char-class([range(9,10),range(13,13),range(32,32)])],{}),[char(9)])[@loc=|file://-|(205,1,&lt;15,3&gt;,&lt;15,4&gt;)],appl(prod(lex("LAYOUT"),[\char-class([range(9,10),range(13,13),range(32,32)])],{}),[char(9)])[@loc=|file://-|(206,1,&lt;15,4&gt;,&lt;15,5&gt;)],appl(prod(lex("LAYOUT"),[\char-class([range(9,10),range(13,13),range(32,32)])],{}),[char(32)])[@loc=|file://-|(207,1,&lt;15,5&gt;,&lt;15,6&gt;)],appl(prod(lex("LAYOUT"),[\char-class([range(9,10),range(13,13),range(32,32)])],{}),[char(32)])[@loc=|file://-|(208,1,&lt;15,6&gt;,&lt;15,7&gt;)],appl(prod(lex("LAYOUT"),[\char-class([range(9,10),range(13,13),range(32,32)])],{}),[char(32)])[@loc=|file://-|(209,1,&lt;15,7&gt;,&lt;15,8&gt;)],appl(prod(lex("LAYOUT"),[\char-class([range(9,10),range(13,13),range(32,32)])],{}),[char(32)])[@loc=|file://-|(210,1,&lt;15,8&gt;,&lt;15,9&gt;)],appl(prod(lex("LAYOUT"),[\char-class([range(9,10),range(13,13),range(32,32)])],{}),[char(32)])[@loc=|file://-|(211,1,&lt;15,9&gt;,&lt;15,10&gt;)],appl(prod(lex("LAYOUT"),[\char-class([range(9,10),range(13,13),range(32,32)])],{}),[char(32)])[@loc=|file://-|(212,1,&lt;15,10&gt;,&lt;15,11&gt;)]])[@loc=|file://-|(200,13,&lt;14,23&gt;,&lt;15,11&gt;)]])[@loc=|file://-|(200,13,&lt;14,23&gt;,&lt;15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14,0,&lt;15,12&gt;,&lt;15,12&gt;)]])[@loc=|file://-|(213,1,&lt;15,11&gt;,&lt;15,12&gt;)]])[@loc=|file://-|(213,1,&lt;15,11&gt;,&lt;1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4,1,&lt;15,12&gt;,&lt;15,13&gt;)]])[@loc=|file://-|(214,1,&lt;15,12&gt;,&lt;15,13&gt;)]])[@loc=|file://-|(214,1,&lt;15,12&gt;,&lt;1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7,1,&lt;15,15&gt;,&lt;15,16&gt;)]])[@loc=|file://-|(217,1,&lt;15,15&gt;,&lt;15,16&gt;)]])[@loc=|file://-|(217,1,&lt;15,15&gt;,&lt;15,16&gt;)],appl(prod(label("nat",sort("Exp")),[lex("Natural")],{}),[appl(prod(lex("Natural"),[conditional(iter(\char-class([range(48,57)])),{\not-follow(\char-class([range(48,57)]))})],{}),[appl(regular(iter(\char-class([range(48,57)]))),[char(49)])[@loc=|file://-|(218,1,&lt;15,16&gt;,&lt;15,17&gt;)]])[@loc=|file://-|(218,1,&lt;15,16&gt;,&lt;15,17&gt;)]])[@loc=|file://-|(218,1,&lt;15,16&gt;,&lt;15,17&gt;)]])[@loc=|file://-|(213,6,&lt;15,11&gt;,&lt;1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19,1,&lt;15,17&gt;,&lt;16,0&gt;)],appl(prod(lex("LAYOUT"),[\char-class([range(9,10),range(13,13),range(32,32)])],{}),[char(9)])[@loc=|file://-|(220,1,&lt;16,0&gt;,&lt;16,1&gt;)],appl(prod(lex("LAYOUT"),[\char-class([range(9,10),range(13,13),range(32,32)])],{}),[char(9)])[@loc=|file://-|(221,1,&lt;16,1&gt;,&lt;16,2&gt;)],appl(prod(lex("LAYOUT"),[\char-class([range(9,10),range(13,13),range(32,32)])],{}),[char(9)])[@loc=|file://-|(222,1,&lt;16,2&gt;,&lt;16,3&gt;)],appl(prod(lex("LAYOUT"),[\char-class([range(9,10),range(13,13),range(32,32)])],{}),[char(9)])[@loc=|file://-|(223,1,&lt;16,3&gt;,&lt;16,4&gt;)],appl(prod(lex("LAYOUT"),[\char-class([range(9,10),range(13,13),range(32,32)])],{}),[char(9)])[@loc=|file://-|(224,1,&lt;16,4&gt;,&lt;16,5&gt;)],appl(prod(lex("LAYOUT"),[\char-class([range(9,10),range(13,13),range(32,32)])],{}),[char(32)])[@loc=|file://-|(225,1,&lt;16,5&gt;,&lt;16,6&gt;)],appl(prod(lex("LAYOUT"),[\char-class([range(9,10),range(13,13),range(32,32)])],{}),[char(32)])[@loc=|file://-|(226,1,&lt;16,6&gt;,&lt;16,7&gt;)],appl(prod(lex("LAYOUT"),[\char-class([range(9,10),range(13,13),range(32,32)])],{}),[char(32)])[@loc=|file://-|(227,1,&lt;16,7&gt;,&lt;16,8&gt;)],appl(prod(lex("LAYOUT"),[\char-class([range(9,10),range(13,13),range(32,32)])],{}),[char(32)])[@loc=|file://-|(228,1,&lt;16,8&gt;,&lt;16,9&gt;)]])[@loc=|file://-|(219,10,&lt;15,17&gt;,&lt;16,9&gt;)]])[@loc=|file://-|(219,10,&lt;15,17&gt;,&lt;16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3,1,&lt;16,13&gt;,&lt;16,14&gt;)],appl(prod(lex("LAYOUT"),[\char-class([range(9,10),range(13,13),range(32,32)])],{}),[char(10)])[@loc=|file://-|(234,1,&lt;16,14&gt;,&lt;17,0&gt;)],appl(prod(lex("LAYOUT"),[\char-class([range(9,10),range(13,13),range(32,32)])],{}),[char(9)])[@loc=|file://-|(235,1,&lt;17,0&gt;,&lt;17,1&gt;)],appl(prod(lex("LAYOUT"),[\char-class([range(9,10),range(13,13),range(32,32)])],{}),[char(9)])[@loc=|file://-|(236,1,&lt;17,1&gt;,&lt;17,2&gt;)],appl(prod(lex("LAYOUT"),[\char-class([range(9,10),range(13,13),range(32,32)])],{}),[char(9)])[@loc=|file://-|(237,1,&lt;17,2&gt;,&lt;17,3&gt;)],appl(prod(lex("LAYOUT"),[\char-class([range(9,10),range(13,13),range(32,32)])],{}),[char(9)])[@loc=|file://-|(238,1,&lt;17,3&gt;,&lt;17,4&gt;)],appl(prod(lex("LAYOUT"),[\char-class([range(9,10),range(13,13),range(32,32)])],{}),[char(9)])[@loc=|file://-|(239,1,&lt;17,4&gt;,&lt;17,5&gt;)],appl(prod(lex("LAYOUT"),[\char-class([range(9,10),range(13,13),range(32,32)])],{}),[char(32)])[@loc=|file://-|(240,1,&lt;17,5&gt;,&lt;17,6&gt;)],appl(prod(lex("LAYOUT"),[\char-class([range(9,10),range(13,13),range(32,32)])],{}),[char(32)])[@loc=|file://-|(241,1,&lt;17,6&gt;,&lt;17,7&gt;)],appl(prod(lex("LAYOUT"),[\char-class([range(9,10),range(13,13),range(32,32)])],{}),[char(32)])[@loc=|file://-|(242,</text:p>
            <text:p>,&lt;17,7&gt;,&lt;17,8&gt;)],appl(prod(lex("LAYOUT"),[\char-class([range(9,10),range(13,13),range(32,32)])],{}),[char(32)])[@loc=|file://-|(243,1,&lt;17,8&gt;,&lt;17,9&gt;)],appl(prod(lex("LAYOUT"),[\char-class([range(9,10),range(13,13),range(32,32)])],{}),[char(32)])[@loc=|file://-|(244,1,&lt;17,9&gt;,&lt;17,10&gt;)],appl(prod(lex("LAYOUT"),[\char-class([range(9,10),range(13,13),range(32,32)])],{}),[char(32)])[@loc=|file://-|(245,1,&lt;17,10&gt;,&lt;17,11&gt;)]])[@loc=|file://-|(233,13,&lt;16,13&gt;,&lt;17,11&gt;)]])[@loc=|file://-|(233,13,&lt;16,13&gt;,&lt;17,11&gt;)],amb({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])[@loc=|file://-|(246,6,&lt;17,11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46,18,&lt;17,11&gt;,&lt;17,2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51,13,&lt;17,16&gt;,&lt;17,29&gt;)]])[@loc=|file://-|(246,18,&lt;17,11&gt;,&lt;17,29&gt;)]})[@loc=|file://-|(246,18,&lt;17,11&gt;,&lt;17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64,1,&lt;17,29&gt;,&lt;18,0&gt;)],appl(prod(lex("LAYOUT"),[\char-class([range(9,10),range(13,13),range(32,32)])],{}),[char(9)])[@loc=|file://-|(265,1,&lt;18,0&gt;,&lt;18,1&gt;)],appl(prod(lex("LAYOUT"),[\char-class([range(9,10),range(13,13),range(32,32)])],{}),[char(9)])[@loc=|file://-|(266,1,&lt;18,1&gt;,&lt;18,2&gt;)],appl(prod(lex("LAYOUT"),[\char-class([range(9,10),range(13,13),range(32,32)])],{}),[char(9)])[@loc=|file://-|(267,1,&lt;18,2&gt;,&lt;18,3&gt;)],appl(prod(lex("LAYOUT"),[\char-class([range(9,10),range(13,13),range(32,32)])],{}),[char(9)])[@loc=|file://-|(268,1,&lt;18,3&gt;,&lt;18,4&gt;)],appl(prod(lex("LAYOUT"),[\char-class([range(9,10),range(13,13),range(32,32)])],{}),[char(9)])[@loc=|file://-|(269,1,&lt;18,4&gt;,&lt;18,5&gt;)],appl(prod(lex("LAYOUT"),[\char-class([range(9,10),range(13,13),range(32,32)])],{}),[char(32)])[@loc=|file://-|(270,1,&lt;18,5&gt;,&lt;18,6&gt;)],appl(prod(lex("LAYOUT"),[\char-class([range(9,10),range(13,13),range(32,32)])],{}),[char(32)])[@loc=|file://-|(271,1,&lt;18,6&gt;,&lt;18,7&gt;)],appl(prod(lex("LAYOUT"),[\char-class([range(9,10),range(13,13),range(32,32)])],{}),[char(32)])[@loc=|file://-|(272,1,&lt;18,7&gt;,&lt;18,8&gt;)],appl(prod(lex("LAYOUT"),[\char-class([range(9,10),range(13,13),range(32,32)])],{}),[char(32)])[@loc=|file://-|(273,1,&lt;18,8&gt;,&lt;18,9&gt;)]])[@loc=|file://-|(264,10,&lt;17,29&gt;,&lt;18,9&gt;)]])[@loc=|file://-|(264,10,&lt;17,29&gt;,&lt;18,9&gt;)],appl(prod(lit("end"),[\char-class([range(101,101)]),\char-class([range(110,110)]),\char-class([range(100,100)])],{}),[char(101),char(110),char(100)])])[@loc=|file://-|(186,91,&lt;14,9&gt;,&lt;18,12&gt;)],appl(prod(layouts("LAYOUTLIST"),[conditional(\iter-star(lex("LAYOUT")),{\not-follow(\char-class([range(9,10),range(13,13),range(32,32)]))})],{}),[appl(regular(\iter-star(lex("LAYOUT"))),[])[@loc=|file://-|(277,0,&lt;18,12&gt;,&lt;18,12&gt;)]])[@loc=|file://-|(277,0,&lt;18,12&gt;,&lt;18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78,1,&lt;18,13&gt;,&lt;19,0&gt;)],appl(prod(lex("LAYOUT"),[\char-class([range(9,10),range(13,13),range(32,32)])],{}),[char(9)])[@loc=|file://-|(279,1,&lt;19,0&gt;,&lt;19,1&gt;)],appl(prod(lex("LAYOUT"),[\char-class([range(9,10),range(13,13),range(32,32)])],{}),[char(9)])[@loc=|file://-|(280,1,</text:p>
            <text:p>19,1&gt;,&lt;19,2&gt;)],appl(prod(lex("LAYOUT"),[\char-class([range(9,10),range(13,13),range(32,32)])],{}),[char(9)])[@loc=|file://-|(281,1,&lt;19,2&gt;,&lt;19,3&gt;)],appl(prod(lex("LAYOUT"),[\char-class([range(9,10),range(13,13),range(32,32)])],{}),[char(9)])[@loc=|file://-|(282,1,&lt;19,3&gt;,&lt;19,4&gt;)],appl(prod(lex("LAYOUT"),[\char-class([range(9,10),range(13,13),range(32,32)])],{}),[char(9)])[@loc=|file://-|(283,1,&lt;19,4&gt;,&lt;19,5&gt;)],appl(prod(lex("LAYOUT"),[\char-class([range(9,10),range(13,13),range(32,32)])],{}),[char(32)])[@loc=|file://-|(284,1,&lt;19,5&gt;,&lt;19,6&gt;)],appl(prod(lex("LAYOUT"),[\char-class([range(9,10),range(13,13),range(32,32)])],{}),[char(32)])[@loc=|file://-|(285,1,&lt;19,6&gt;,&lt;19,7&gt;)],appl(prod(lex("LAYOUT"),[\char-class([range(9,10),range(13,13),range(32,32)])],{}),[char(32)])[@loc=|file://-|(286,1,&lt;19,7&gt;,&lt;19,8&gt;)],appl(prod(lex("LAYOUT"),[\char-class([range(9,10),range(13,13),range(32,32)])],{}),[char(32)])[@loc=|file://-|(287,1,&lt;19,8&gt;,&lt;19,9&gt;)]])[@loc=|file://-|(278,10,&lt;18,13&gt;,&lt;19,9&gt;)]])[@loc=|file://-|(278,10,&lt;18,13&gt;,&lt;19,9&gt;)],appl(prod(label("seq",sort("Exp")),[sort("Exp"),layouts("LAYOUTLIST"),lit(";"),layouts("LAYOUTLIST"),sort("Exp")],{assoc(right())}),[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289,3,&lt;19,10&gt;,&lt;19,13&gt;)]])[@loc=|file://-|(288,4,&lt;19,9&gt;,&lt;19,13&gt;)],appl(prod(layouts("LAYOUTLIST"),[conditional(\iter-star(lex("LAYOUT")),{\not-follow(\char-class([range(9,10),range(13,13),range(32,32)]))})],{}),[appl(regular(\iter-star(lex("LAYOUT"))),[])[@loc=|file://-|(292,0,&lt;19,13&gt;,&lt;19,13&gt;)]])[@loc=|file://-|(292,0,&lt;19,13&gt;,&lt;19,13&gt;)],appl(prod(lit("("),[\char-class([range(40,40)])],{}),[char(40)]),appl(prod(layouts("LAYOUTLIST"),[conditional(\iter-star(lex("LAYOUT")),{\not-follow(\char-class([range(9,10),range(13,13),range(32,32)]))})],{}),[appl(regular(\iter-star(lex("LAYOUT"))),[])[@loc=|file://-|(293,0,&lt;19,14&gt;,&lt;19,14&gt;)]])[@loc=|file://-|(293,0,&lt;19,14&gt;,&lt;19,14&gt;)],appl(regular(\iter-star-seps(sort("Exp"),[layouts("LAYOUTLIST"),lit(","),layouts("LAYOUTLIST")])),[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4,0,&lt;19,15&gt;,&lt;19,15&gt;)]])[@loc=|file://-|(294,0,&lt;19,15&gt;,&lt;19,15&gt;)],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95,0,&lt;19,16&gt;,&lt;19,16&gt;)]])[@loc=|file://-|(294,1,&lt;19,15&gt;,&lt;19,16&gt;)]])[@loc=|file://-|(293,2,&lt;19,14&gt;,&lt;19,16&gt;)],appl(prod(layouts("LAYOUTLIST"),[conditional(\iter-star(lex("LAYOUT")),{\not-follow(\char-class([range(9,10),range(13,13),range(32,32)]))})],{}),[appl(regular(\iter-star(lex("LAYOUT"))),[])[@loc=|file://-|(295,0,&lt;19,16&gt;,&lt;19,16&gt;)]])[@loc=|file://-|(295,0,&lt;19,16&gt;,&lt;19,1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6,1,&lt;19,17&gt;,&lt;19,18&gt;)]])[@loc=|file://-|(296,1,&lt;19,17&gt;,&lt;19,18&gt;)]])[@loc=|file://-|(296,1,&lt;19,17&gt;,&lt;19,18&gt;)],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8,0,&lt;19,19&gt;,&lt;19,19&gt;)]])[@loc=|file://-|(298,0,&lt;19,19&gt;,&lt;19,19&gt;)],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299,0,&lt;19,20&gt;,&lt;19,20&gt;)]])[@loc=|file://-|(298,1,&lt;19,19&gt;,&lt;19,20&gt;)]])[@loc=|file://-|(297,2,&lt;19,18&gt;,&lt;19,20&gt;)]])[@loc=|file://-|(293,6,&lt;19,14&gt;,&lt;19,20&gt;)],appl(prod(layouts("LAYOUTLIST"),[conditional(\iter-star(lex("LAYOUT")),{\not-follow(\char-class([range(9,10),range(13,13),range(32,32)]))})],{}),[appl(regular(\iter-star(lex("LAYOUT"))),[])[@loc=|file://-|(299,0,&lt;19,20&gt;,&lt;19,20&gt;)]])[@loc=|file://-|(299,0,&lt;19,20&gt;,&lt;19,20&gt;)],appl(prod(lit(")"),[\char-class([range(41,41)])],{}),[char(41)])])[@loc=|file://-|(288,12,&lt;19,9&gt;,&lt;19,21&gt;)],appl(prod(layouts("LAYOUTLIST"),[conditional(\iter-star(lex("LAYOUT")),{\not-follow(\char-class([range(9,10),range(13,13),range(32,32)]))})],{}),[appl(regular(\iter-star(lex("LAYOUT"))),[])[@loc=|file://-|(300,0,&lt;19,21&gt;,&lt;19,21&gt;)]])[@loc=|file://-|(300,0,&lt;19,21&gt;,&lt;19,21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01,1,&lt;19,22&gt;,&lt;20,0&gt;)],appl(prod(lex("LAYOUT"),[\char-class([range(9,10),range(13,13),range(32,32)])],{}),[char(9)])[@loc=|file://-|(302,1,&lt;20,0&gt;,&lt;20,1&gt;)],appl(prod(lex("LAYOUT"),[\char-class([range(9,10),range(13,13),range(32,32)])],{}),[char(9)])[@loc=|file://-|(303,1,&lt;20,1&gt;,&lt;20,2&gt;)],appl(prod(lex("LAYOUT"),[\char-class([range(9,10),range(13,13),range(32,32)])],{}),[char(9)])[@loc=|file://-|(304,1,&lt;20,2&gt;,&lt;20,3&gt;)],appl(prod(lex("LAYOUT"),[\char-class([range(9,10),range(13,13),range(32,32)])],{}),[char(9)])[@loc=|file://-|(305,1,&lt;20,3&gt;,&lt;20,4&gt;)],appl(prod(lex("LAYOUT"),[\char-class([range(9,10),range(13,13),range(32,32)])],{}),[char(9)])[@loc=|file://-|(306,1,&lt;20,4&gt;,&lt;20,5&gt;)],appl(prod(lex("LAYOUT"),[\char-class([range(9,10),range(13,13),range(32,32)])],{}),[char(32)])[@loc=|file://-|(307,1,&lt;20,5&gt;,&lt;20,6&gt;)],appl(prod(lex("LAYOUT"),[\char-class([range(9,10),range(13,13),range(32,32)])],{}),[char(32)])[@loc=|file://-|(308,1,&lt;20,6&gt;,&lt;20,7&gt;)],appl(prod(lex("LAYOUT"),[\char-class([range(9,10),range(13,13),range(32,32)])],{}),[char(32)])[@loc=|file://-|(309,1,&lt;20,7&gt;,&lt;20,8&gt;)],appl(prod(lex("LAYOUT"),[\char-class([range(9,10),range(13,13),range(32,32)])],{}),[char(32)])[@loc=|file://-|(310,1,&lt;20,8&gt;,&lt;20,9&gt;)]])[@loc=|file://-|(301,10,&lt;19,22&gt;,&lt;20,9&gt;)]])[@loc=|file://-|(301,10,&lt;19,22&gt;,&lt;20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312,0,&lt;20,10&gt;,&lt;20,10&gt;)]])[@loc=|file://-|(311,1,&lt;20,9&gt;,&lt;20,10&gt;)]])[@loc=|file://-|(311,1,&lt;20,9&gt;,&lt;20,10&gt;)]])[@loc=|file://-|(288,24,&lt;19,9&gt;,&lt;20,10&gt;)]])[@loc=|file://-|(186,126,&lt;14,9&gt;,&lt;20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12,1,&lt;20,10&gt;,&lt;21,0&gt;)],appl(prod(lex("LAYOUT"),[\char-class([range(9,10),range(13,13),range(32,32)])],{}),[char(9)])[@loc=|file://-|(313,1,&lt;21,0&gt;,&lt;21,1&gt;)],appl(prod(lex("LAYOUT"),[\char-class([range(9,10),range(13,13),range(32,32)])],{}),[char(9)])[@loc=|file://-|(314,1,&lt;21,1&gt;,&lt;21,2&gt;)],appl(prod(lex("LAYOUT"),[\char-class([range(9,10),range(13,13),range(32,32)])],{}),[char(9)])[@loc=|file://-|(315,1,&lt;21,2&gt;,&lt;21,3&gt;)],appl(prod(lex("LAYOUT"),[\char-class([range(9,10),range(13,13),range(32,32)])],{}),[char(9)])[@loc=|file://-|(316,1,&lt;21,3&gt;,&lt;21,4&gt;)],appl(prod(lex("LAYOUT"),[\char-class([range(9,10),range(13,13),range(32,32)])],{}),[char(9)])[@loc=|file://-|(317,1,&lt;21,4&gt;,&lt;21,5&gt;)],appl(prod(lex("LAYOUT"),[\char-class([range(9,10),range(13,13),range(32,32)])],{}),[char(32)])[@loc=|file://-|(318,1,&lt;21,5&gt;,&lt;21,6&gt;)],appl(prod(lex("LAYOUT"),[\char-class([range(9,10),range(13,13),range(32,32)])],{}),[char(32)])[@loc=|file://-|(319,1,&lt;21,6&gt;,&lt;21,7&gt;)]])[@loc=|file://-|(312,8,&lt;20,10&gt;,&lt;21,7&gt;)]])[@loc=|file://-|(312,8,&lt;20,10&gt;,&lt;21,7&gt;)],appl(prod(lit("end"),[\char-class([range(101,101)]),\char-class([range(110,110)]),\char-class([range(100,100)])],{}),[char(101),char(110),char(100)])])[@loc=|file://-|(132,191,&lt;10,6&gt;,&lt;21,10&gt;)]])[@loc=|file://-|(115,208,&lt;9,5&gt;,&lt;21,10&gt;)]])[@loc=|file://-|(0,323,&lt;1,0&gt;,&lt;21,10&gt;)]])[@loc=|file://-|(0,323,&lt;1,0&gt;,&lt;21,10&gt;)],"Cannot find a constructor for Prog")</text:p>
          </table:table-cell>
          <table:table-cell table:number-columns-repeated="1023"/>
        </table:table-row>
        <table:table-row table:style-name="ro5">
          <table:table-cell table:style-name="ce5" office:value-type="string" calcext:value-type="string">
            <text:p>|project://rascal/src/org/rascalmpl/library/demo/lang/Func/Test.rsc|(1209,91,&lt;64,0&gt;,&lt;64,91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6,0,&lt;1,6&gt;,&lt;1,6&gt;)]])[@loc=|file://-|(5,1,&lt;1,5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9,1,&lt;1,9&gt;,&lt;1,10&gt;)],appl(prod(lex("LAYOUT"),[\char-class([range(9,10),range(13,13),range(32,32)])],{}),[char(10)])[@loc=|file://-|(10,1,&lt;1,10&gt;,&lt;2,0&gt;)],appl(prod(lex("LAYOUT"),[\char-class([range(9,10),range(13,13),range(32,32)])],{}),[char(9)])[@loc=|file://-|(11,1,&lt;2,0&gt;,&lt;2,1&gt;)],appl(prod(lex("LAYOUT"),[\char-class([range(9,10),range(13,13),range(32,32)])],{}),[char(9)])[@loc=|file://-|(12,1,&lt;2,1&gt;,&lt;2,2&gt;)],appl(prod(lex("LAYOUT"),[\char-class([range(9,10),range(13,13),range(32,32)])],{}),[char(9)])[@loc=|file://-|(13,1,&lt;2,2&gt;,&lt;2,3&gt;)],appl(prod(lex("LAYOUT"),[\char-class([range(9,10),range(13,13),range(32,32)])],{}),[char(9)])[@loc=|file://-|(14,1,&lt;2,3&gt;,&lt;2,4&gt;)],appl(prod(lex("LAYOUT"),[\char-class([range(9,10),range(13,13),range(32,32)])],{}),[char(9)])[@loc=|file://-|(15,1,&lt;2,4&gt;,&lt;2,5&gt;)],appl(prod(lex("LAYOUT"),[\char-class([range(9,10),range(13,13),range(32,32)])],{}),[char(32)])[@loc=|file://-|(16,1,&lt;2,5&gt;,&lt;2,6&gt;)],appl(prod(lex("LAYOUT"),[\char-class([range(9,10),range(13,13),range(32,32)])],{}),[char(32)])[@loc=|file://-|(17,1,&lt;2,6&gt;,&lt;2,7&gt;)],appl(prod(lex("LAYOUT"),[\char-class([range(9,10),range(13,13),range(32,32)])],{}),[char(32)])[@loc=|file://-|(18,1,&lt;2,7&gt;,&lt;2,8&gt;)],appl(prod(lex("LAYOUT"),[\char-class([range(9,10),range(13,13),range(32,32)])],{}),[char(32)])[@loc=|file://-|(19,1,&lt;2,8&gt;,&lt;2,9&gt;)]])[@loc=|file://-|(9,11,&lt;1,9&gt;,&lt;2,9&gt;)]])[@loc=|file://-|(9,11,&lt;1,9&gt;,&lt;2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2,1,&lt;2,11&gt;,&lt;2,12&gt;)]])[@loc=|file://-|(22,1,&lt;2,11&gt;,&lt;2,12&gt;)]])[@loc=|file://-|(22,1,&lt;2,11&gt;,&lt;2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4,0,&lt;2,13&gt;,&lt;2,13&gt;)]])[@loc=|file://-|(23,1,&lt;2,12&gt;,&lt;2,13&gt;)]])[@loc=|file://-|(23,1,&lt;2,12&gt;,&lt;2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,1,&lt;2,13&gt;,&lt;2,14&gt;)]])[@loc=|file://-|(24,1,&lt;2,13&gt;,&lt;2,14&gt;)]])[@loc=|file://-|(24,1,&lt;2,13&gt;,&lt;2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7,1,&lt;2,16&gt;,&lt;2,17&gt;)]])[@loc=|file://-|(27,1,&lt;2,16&gt;,&lt;2,17&gt;)]])[@loc=|file://-|(27,1,&lt;2,16&gt;,&lt;2,17&gt;)],appl(prod(label("nat",sort("Exp")),[lex("Natural")],{}),[appl(prod(lex("Natural"),[conditional(iter(\char-class([range(48,57)])),{\not-follow(\char-class([range(48,57)]))})],{}),[appl(regular(iter(\char-class([range(48,57)]))),[char(49)])[@loc=|file://-|(28,1,&lt;2,17&gt;,&lt;2,18&gt;)]])[@loc=|file://-|(28,1,&lt;2,17&gt;,&lt;2,18&gt;)]])[@loc=|file://-|(28,1,&lt;2,17&gt;,&lt;2,18&gt;)]])[@loc=|file://-|(23,6,&lt;2,12&gt;,&lt;2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,1,&lt;2,18&gt;,&lt;2,19&gt;)]])[@loc=|file://-|(29,1,&lt;2,18&gt;,&lt;2,19&gt;)]])[@loc=|file://-|(29,1,&lt;2,18&gt;,&lt;2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4,1,&lt;2,23&gt;,&lt;2,24&gt;)],appl(prod(lex("LAYOUT"),[\char-class([range(9,10),range(13,13),range(32,32)])],{}),[char(10)])[@loc=|file://-|(35,1,&lt;2,24&gt;,&lt;3,0&gt;)],appl(prod(lex("LAYOUT"),[\char-class([range(9,10),range(13,13),range(32,32)])],{}),[char(9)])[@loc=|file://-|(36,1,&lt;3,0&gt;,&lt;3,1&gt;)],appl(prod(lex("LAYOUT"),[\char-class([range(9,10),range(13,13),range(32,32)])],{}),[char(9)])[@loc=|file://-|(37,1,&lt;3,1&gt;,&lt;3,2&gt;)],appl(prod(lex("LAYOUT"),[\char-class([range(9,10),range(13,13),range(32,32)])],{}),[char(9)])[@loc=|file://-|(38,1,&lt;3,2&gt;,&lt;3,3&gt;)],appl(prod(lex("LAYOUT"),[\char-class([range(9,10),range(13,13),range(32,32)])],{}),[char(9)])[@loc=|file://-|(39,1,&lt;3,3&gt;,&lt;3,4&gt;)],appl(prod(lex("LAYOUT"),[\char-class([range(9,10),range(13,13),range(32,32)])],{}),[char(9)])[@loc=|file://-|(40,1,&lt;3,4&gt;,&lt;3,5&gt;)],appl(prod(lex("LAYOUT"),[\char-class([range(9,10),range(13,13),range(32,32)])],{}),[char(32)])[@loc=|file://-|(41,1,&lt;3,5&gt;,&lt;3,6&gt;)],appl(prod(lex("LAYOUT"),[\char-class([range(9,10),range(13,13),range(32,32)])],{}),[char(32)])[@loc=|file://-|(42,1,&lt;3,6&gt;,&lt;3,7&gt;)],appl(prod(lex("LAYOUT"),[\char-class([range(9,10),range(13,13),range(32,32)])],{}),[char(32)])[@loc=|file://-|(43,1,&lt;3,7&gt;,&lt;3,8&gt;)],appl(prod(lex("LAYOUT"),[\char-class([range(9,10),range(13,13),range(32,32)])],{}),[char(32)])[@loc=|file://-|(44,1,&lt;3,8&gt;,&lt;3,9&gt;)],appl(prod(lex("LAYOUT"),[\char-class([range(9,10),range(13,13),range(32,32)])],{}),[char(32)])[@loc=|file://-|(45,1,&lt;3,9&gt;,&lt;3,10&gt;)],appl(prod(lex("LAYOUT"),[\char-class([range(9,10),range(13,13),range(32,32)])],{}),[char(32)])[@loc=|file://-|(46,1,&lt;3,10&gt;,&lt;3,11&gt;)]])[@loc=|file://-|(34,13,&lt;2,23&gt;,&lt;3,11&gt;)]])[@loc=|file://-|(34,13,&lt;2,23&gt;,&lt;3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48,0,&lt;3,12&gt;,&lt;3,12&gt;)]])[@loc=|file://-|(47,1,&lt;3,11&gt;,&lt;3,12&gt;)]])[@loc=|file://-|(47,1,&lt;3,11&gt;,&lt;3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8,1,&lt;3,12&gt;,&lt;3,13&gt;)]])[@loc=|file://-|(48,1,&lt;3,12&gt;,&lt;3,13&gt;)]])[@loc=|file://-|(48,1,&lt;3,12&gt;,&lt;3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51,1,&lt;3,15&gt;,&lt;3,16&gt;)]])[@loc=|file://-|(51,1,&lt;3,15&gt;,&lt;3,16&gt;)]])[@loc=|file://-|(51,1,&lt;3,15&gt;,&lt;3,16&gt;)],appl(prod(label("nat",sort("Exp")),[lex("Natural")],{}),[appl(prod(lex("Natural"),[conditional(iter(\char-class([range(48,57)])),{\not-follow(\char-class([range(48,57)]))})],{}),[appl(regular(iter(\char-class([range(48,57)]))),[char(49)])[@loc=|file://-|(52,1,&lt;3,16&gt;,&lt;3,17&gt;)]])[@loc=|file://-|(52,1,&lt;3,16&gt;,&lt;3,17&gt;)]])[@loc=|file://-|(52,1,&lt;3,16&gt;,&lt;3,17&gt;)]])[@loc=|file://-|(47,6,&lt;3,11&gt;,&lt;3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3,17&gt;,&lt;4,0&gt;)],appl(prod(lex("LAYOUT"),[\char-class([range(9,10),range(13,13),range(32,32)])],{}),[char(9)])[@loc=|file://-|(54,1,&lt;4,0&gt;,&lt;4,1&gt;)],appl(prod(lex("LAYOUT"),[\char-class([range(9,10),range(13,13),range(32,32)])],{}),[char(9)])[@loc=|file://-|(55,1,&lt;4,1&gt;,&lt;4,2&gt;)],appl(prod(lex("LAYOUT"),[\char-class([range(9,10),range(13,13),range(32,32)])],{}),[char(9)])[@loc=|file://-|(56,1,&lt;4,2&gt;,&lt;4,3&gt;)],appl(prod(lex("LAYOUT"),[\char-class([range(9,10),range(13,13),range(32,32)])],{}),[char(9)])[@loc=|file://-|(57,1,&lt;4,3&gt;,&lt;4,4&gt;)],appl(prod(lex("LAYOUT"),[\char-class([range(9,10),range(13,13),range(32,32)])],{}),[char(9)])[@loc=|file://-|(58,1,&lt;4,4&gt;,&lt;4,5&gt;)],appl(prod(lex("LAYOUT"),[\char-class([range(9,10),range(13,13),range(32,32)])],{}),[char(32)])[@loc=|file://-|(59,1,&lt;4,5&gt;,&lt;4,6&gt;)],appl(prod(lex("LAYOUT"),[\char-class([range(9,10),range(13,13),range(32,32)])],{}),[char(32)])[@loc=|file://-|(60,1,&lt;4,6&gt;,&lt;4,7&gt;)],appl(prod(lex("LAYOUT"),[\char-class([range(9,10),range(13,13),range(32,32)])],{}),[char(32)])[@loc=|file://-|(61,1,&lt;4,7&gt;,&lt;4,8&gt;)],appl(prod(lex("LAYOUT"),[\char-class([range(9,10),range(13,13),range(32,32)])],{}),[char(32)])[@loc=|file://-|(62,1,&lt;4,8&gt;,&lt;4,9&gt;)]])[@loc=|file://-|(53,10,&lt;3,17&gt;,&lt;4,9&gt;)]])[@loc=|file://-|(53,10,&lt;3,17&gt;,&lt;4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7,1,&lt;4,13&gt;,&lt;4,14&gt;)],appl(prod(lex("LAYOUT"),[\char-class([range(9,10),range(13,13),range(32,32)])],{}),[char(10)])[@loc=|file://-|(68,1,&lt;4,14&gt;,&lt;5,0&gt;)],appl(prod(lex("LAYOUT"),[\char-class([range(9,10),range(13,13),range(32,32)])],{}),[char(9)])[@loc=|file://-|(69,1,&lt;5,0&gt;,&lt;5,1&gt;)],appl(prod(lex("LAYOUT"),[\char-class([range(9,10),range(13,13),range(32,32)])],{}),[char(9)])[@loc=|file://-|(70,1,&lt;5,1&gt;,&lt;5,2&gt;)],appl(prod(lex("LAYOUT"),[\char-class([range(9,10),range(13,13),range(32,32)])],{}),[char(9)])[@loc=|file://-|(71,1,&lt;5,2&gt;,&lt;5,3&gt;)],appl(prod(lex("LAYOUT"),[\char-class([range(9,10),range(13,13),range(32,32)])],{}),[char(9)])[@loc=|file://-|(72,1,&lt;5,3&gt;,&lt;5,4&gt;)],appl(prod(lex("LAYOUT"),[\char-class([range(9,10),range(13,13),range(32,32)])],{}),[char(9)])[@loc=|file://-|(73,1,&lt;5,4&gt;,&lt;5,5&gt;)],appl(prod(lex("LAYOUT"),[\char-class([range(9,10),range(13,13),range(32,32)])],{}),[char(32)])[@loc=|file://-|(74,1,&lt;5,5&gt;,&lt;5,6&gt;)],appl(prod(lex("LAYOUT"),[\char-class([range(9,10),range(13,13),range(32,32)])],{}),[char(32)])[@loc=|file://-|(75,1,&lt;5,6&gt;,&lt;5,7&gt;)],appl(prod(lex("LAYOUT"),[\char-class([range(9,10),range(13,13),range(32,32)])],{}),[char(32)])[@loc=|file://-|(76,1,&lt;5,7&gt;,&lt;5,8&gt;)],appl(prod(lex("LAYOUT"),[\char-class([range(9,10),range(13,13),range(32,32)])],{}),[char(32)])[@loc=|file://-|(77,1,&lt;5,8&gt;,&lt;5,9&gt;)],appl(prod(lex("LAYOUT"),[\char-class([range(9,10),range(13,13),range(32,32)])],{}),[char(32)])[@loc=|file://-|(78,1,&lt;5,9&gt;,&lt;5,10&gt;)],appl(prod(lex("LAYOUT"),[\char-class([range(9,10),range(13,13),range(32,32)])],{}),[char(32)])[@loc=|file://-|(79,1,&lt;5,10&gt;,&lt;5,11&gt;)]])[@loc=|file://-|(67,13,&lt;4,13&gt;,&lt;5,11&gt;)]])[@loc=|file://-|(67,13,&lt;4,13&gt;,&lt;5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</text:p>
            <text:p>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5,13,&lt;5,16&gt;,&lt;5,29&gt;)]])[@loc=|file://-|(80,18,&lt;5,11&gt;,&lt;5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])[@loc=|file://-|(80,6,&lt;5,11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0,18,&lt;5,11&gt;,&lt;5,29&gt;)]})[@loc=|file://-|(80,18,&lt;5,11&gt;,&lt;5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8,1,&lt;5,29&gt;,&lt;6,0&gt;)],appl(prod(lex("LAYOUT"),[\char-class([range(9,10),range(13,13),range(32,32)])],{}),[char(9)])[@loc=|file://-|(99,1,&lt;6,0&gt;,&lt;6,1&gt;)],appl(prod(lex("LAYOUT"),[\char-class([range(9,10),range(13,13),range(32,32)])],{}),[char(9)])[@loc=|file://-|(100,1,&lt;6,1&gt;,&lt;6,2&gt;)],appl(prod(lex("LAYOUT"),[\char-class([range(9,10),range(13,13),range(32,32)])],{}),[char(9)])[@loc=|file://-|(101,1,&lt;6,2&gt;,&lt;6,3&gt;)],appl(prod(lex("LAYOUT"),[\char-class([range(9,10),range(13,13),range(32,32)])],{}),[char(9)])[@loc=|file://-|(102,1,&lt;6,3&gt;,&lt;6,4&gt;)],appl(prod(lex("LAYOUT"),[\char-class([range(9,10),range(13,13),range(32,32)])],{}),[char(9)])[@loc=|file://-|(103,1,&lt;6,4&gt;,&lt;6,5&gt;)],appl(prod(lex("LAYOUT"),[\char-class([range(9,10),range(13,13),range(32,32)])],{}),[char(32)])[@loc=|file://-|(104,1,&lt;6,5&gt;,&lt;6,6&gt;)],appl(prod(lex("LAYOUT"),[\char-class([range(9,10),range(13,13),range(32,32)])],{}),[char(32)])[@loc=|file://-|(105,1,&lt;6,6&gt;,&lt;6,7&gt;)],appl(prod(lex("LAYOUT"),[\char-class([range(9,10),range(13,13),range(32,32)])],{}),[char(32)])[@loc=|file://-|(106,1,&lt;6,7&gt;,&lt;6,8&gt;)],appl(prod(lex("LAYOUT"),[\char-class([range(9,10),range(13,13),range(32,32)])],{}),[char(32)])[@loc=|file://-|(107,1,&lt;6,8&gt;,&lt;6,9&gt;)]])[@loc=|file://-|(98,10,&lt;5,29&gt;,&lt;6,9&gt;)]])[@loc=|file://-|(98,10,&lt;5,29&gt;,&lt;6,9&gt;)],appl(prod(lit("end"),[\char-class([range(101,101)]),\char-class([range(110,110)]),\char-class([range(100,100)])],{}),[char(101),char(110),char(100)])])[@loc=|file://-|(20,91,&lt;2,9&gt;,&lt;6,12&gt;)],appl(prod(layouts("LAYOUTLIST"),[conditional(\iter-star(lex("LAYOUT")),{\not-follow(\char-class([range(9,10),range(13,13),range(32,32)]))})],{}),[appl(regular(\iter-star(lex("LAYOUT"))),[])[@loc=|file://-|(111,0,&lt;6,12&gt;,&lt;6,12&gt;)]])[@loc=|file://-|(111,0,&lt;6,12&gt;,&lt;6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12,1,&lt;6,13&gt;,&lt;7,0&gt;)],appl(prod(lex("LAYOUT"),[\char-class([range(9,10),range(13,13),range(32,32)])],{}),[char(9)])[@loc=|file://-|(113,1,&lt;7,0&gt;,&lt;7,1&gt;)],appl(prod(lex("LAYOUT"),[\char-class([range(9,10),range(13,13),range(32,32)])],{}),[char(9)])[@loc=|file://-|(114,1,&lt;7,1&gt;,&lt;7,2&gt;)],appl(prod(lex("LAYOUT"),[\char-class([range(9,10),range(13,13),range(32,32)])],{}),[char(9)])[@loc=|file://-|(115,1,&lt;7,2&gt;,&lt;7,3&gt;)],appl(prod(lex("LAYOUT"),[\char-class([range(9,10),range(13,13),range(32,32)])],{}),[char(9)])[@loc=|file://-|(116,1,&lt;7,3&gt;,&lt;7,4&gt;)],appl(prod(lex("LAYOUT"),[\char-class([range(9,10),range(13,13),range(32,32)])],{}),[char(9)])[@loc=|file://-|(117,1,&lt;7,4&gt;,&lt;7,5&gt;)],appl(prod(lex("LAYOUT"),[\char-class([range(9,10),range(13,13),range(32,32)])],{}),[char(32)])[@loc=|file://-|(118,1,&lt;7,5&gt;,&lt;7,6&gt;)],appl(prod(lex("LAYOUT"),[\char-class([range(9,10),range(13,13),range(32,32)])],{}),[char(32)])[@loc=|file://-|(119,1,&lt;7,6&gt;,&lt;7,7&gt;)],appl(prod(lex("LAYOUT"),[\char-class([range(9,10),range(13,13),range(32,32)])],{}),[char(32)])[@loc=|file://-|(120,1,&lt;7,7&gt;,&lt;7,8&gt;)],appl(prod(lex("LAYOUT"),[\char-class([range(9,10),range(13,13),range(32,32)])],{}),[char(32)])[@loc=|file://-|(121,1,&lt;7,8&gt;,&lt;7,9&gt;)]])[@loc=|file://-|(112,10,&lt;6,13&gt;,&lt;7,9&gt;)]])[@loc=|file://-|(112,10,&lt;6,13&gt;,&lt;7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3,0,&lt;7,10&gt;,&lt;7,10&gt;)]])[@loc=|file://-|(122,1,&lt;7,9&gt;,&lt;7,10&gt;)]])[@loc=|file://-|(122,1,&lt;7,9&gt;,&lt;7,10&gt;)]])[@loc=|file://-|(20,103,&lt;2,9&gt;,&lt;7,10&gt;)]])[@loc=|file://-|(0,123,&lt;1,0&gt;,&lt;7,10&gt;)]])[@loc=|file://-|(0,123,&lt;1,0</text:p>
            <text:p>,&lt;7,10&gt;)]])[@loc=|file://-|(0,123,&lt;1,0&gt;,&lt;7,10&gt;)],"Cannot find a constructor for Prog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Test.rsc|(1766,186,&lt;34,0&gt;,&lt;34,186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Test.rsc|(890,57,&lt;22,0&gt;,&lt;22,57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Lookahead.rsc|(14205,367,&lt;424,0&gt;,&lt;430,5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ImplodeTests.rsc|(2299,435,&lt;59,0&gt;,&lt;68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ImplodeTests.rsc|(1592,705,&lt;44,0&gt;,&lt;57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KnownIssues.rsc|(630,67,&lt;21,0&gt;,&lt;21,67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PreBootstrap.rsc|(427,75,&lt;10,0&gt;,&lt;10,75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PreBootstrap.rsc|(167,87,&lt;7,0&gt;,&lt;7,87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1857,144,&lt;76,0&gt;,&lt;81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1708,147,&lt;69,0&gt;,&lt;74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1560,146,&lt;62,0&gt;,&lt;67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1413,145,&lt;55,0&gt;,&lt;60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1266,145,&lt;48,0&gt;,&lt;53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1120,144,&lt;41,0&gt;,&lt;46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974,144,&lt;34,0&gt;,&lt;39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767,63,&lt;25,0&gt;,&lt;25,6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703,62,&lt;23,0&gt;,&lt;23,62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638,63,&lt;21,0&gt;,&lt;21,63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yaml/Model.rsc|(2040,93,&lt;73,0&gt;,&lt;76,1&gt;): FALSE IllegalArgument()test fails for arguments: scalar([$4549-04-10T10:36:04.674+00:00$]) 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SUMMARY: 285 tests executed; 38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mbined/Manual/Eval.rsc|: Cannot execute due to compilation errors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ConcreteSyntax.rsc|: Cannot execute due to compilation errors</text:p>
          </table:table-cell>
          <table:table-cell table:number-columns-repeated="1023"/>
        </table:table-row>
        <table:table-row table:style-name="ro1" table:number-rows-repeated="9">
          <table:table-cell table:style-name="ce6"/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7"/>
        <table:table-column table:style-name="co1" table:number-columns-repeated="1023" table:default-cell-style-name="ce7"/>
        <table:table-row table:style-name="ro1">
          <table:table-cell table:style-name="ce8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" table:number-columns-repeated="1019" table:default-cell-style-name="ce15"/>
        <table:table-row table:style-name="ro1">
          <table:table-cell table:style-name="ce9" office:value-type="string" calcext:value-type="string">
            <text:p>Status of source code of all tests</text:p>
          </table:table-cell>
          <table:table-cell table:style-name="ce16" office:value-type="string" calcext:value-type="string">
            <text:p>TC= type checker</text:p>
          </table:table-cell>
          <table:table-cell table:style-name="ce16" office:value-type="string" calcext:value-type="string">
            <text:p>CMP=compiler</text:p>
          </table:table-cell>
          <table:table-cell table:style-name="ce16" office:value-type="string" calcext:value-type="string">
            <text:p><text:span text:style-name="T1">TCTests</text:span></text:p>
          </table:table-cell>
          <table:table-cell table:style-name="ce18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0" office:value-type="string" calcext:value-type="string">
            <text:p>Used during clean-up of tests, this has been completed</text:p>
          </table:table-cell>
          <table:table-cell table:style-name="ce17" table:number-columns-repeated="3"/>
          <table:table-cell table:style-name="ce22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1" office:value-type="string" calcext:value-type="string">
            <text:p>Goal: no commented out tests; good formatting</text:p>
          </table:table-cell>
          <table:table-cell table:style-name="ce18" table:number-columns-repeated="1023"/>
        </table:table-row>
        <table:table-row table:style-name="ro1">
          <table:table-cell table:style-name="ce12"/>
          <table:table-cell table:style-name="ce18" table:number-columns-repeated="1023"/>
        </table:table-row>
        <table:table-row table:style-name="ro1">
          <table:table-cell table:style-name="ce11" office:value-type="string" calcext:value-type="string">
            <text:p>Green only means: clean-up done</text:p>
          </table:table-cell>
          <table:table-cell table:style-name="ce16" table:number-columns-repeated="1023"/>
        </table:table-row>
        <table:table-row table:style-name="ro1">
          <table:table-cell table:style-name="ce11" office:value-type="string" calcext:value-type="string">
            <text:p>but may contain TODOs and tests may fail</text:p>
          </table:table-cell>
          <table:table-cell table:style-name="ce16" table:number-columns-repeated="1023"/>
        </table:table-row>
        <table:table-row table:style-name="ro1">
          <table:table-cell table:style-name="ce9"/>
          <table:table-cell table:style-name="ce18" table:number-columns-repeated="1023"/>
        </table:table-row>
        <table:table-row table:style-name="ro1">
          <table:table-cell table:style-name="ce12" office:value-type="string" calcext:value-type="string">
            <text:p>Runtime test</text:p>
          </table:table-cell>
          <table:table-cell table:style-name="ce18" office:value-type="string" calcext:value-type="string">
            <text:p>Clean up done?</text:p>
          </table:table-cell>
          <table:table-cell table:style-name="ce18" office:value-type="string" calcext:value-type="string">
            <text:p>Notes</text:p>
          </table:table-cell>
          <table:table-cell table:style-name="ce18" office:value-type="string" calcext:value-type="string">
            <text:p>Static test exists?</text:p>
          </table:table-cell>
          <table:table-cell table:style-name="ce18" office:value-type="string" calcext:value-type="string">
            <text:p>Clean up done?</text:p>
          </table:table-cell>
          <table:table-cell table:style-name="ce18" table:number-columns-repeated="1019"/>
        </table:table-row>
        <table:table-row table:style-name="ro1">
          <table:table-cell table:style-name="ce8"/>
          <table:table-cell table:style-name="ce19" office:value-type="string" calcext:value-type="string">
            <text:p>(!= all tests pass)</text:p>
          </table:table-cell>
          <table:table-cell table:style-name="ce19" table:number-columns-repeated="2"/>
          <table:table-cell table:style-name="ce19" office:value-type="string" calcext:value-type="string">
            <text:p>(!= all tests pass)</text:p>
          </table:table-cell>
          <table:table-cell table:style-name="ce19" table:number-columns-repeated="1019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3" office:value-type="string" calcext:value-type="string">
            <text:p>functionality/Accumulating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lias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nnotation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ssign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all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mprehens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ncretePatternTests1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oncretePatternTests2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Data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ataTypeTests.rsc</text:p>
          </table:table-cell>
          <table:table-cell table:style-name="ce20"/>
          <table:table-cell office:value-type="string" calcext:value-type="string">
            <text:p><text:s/>INTERSECT</text:p>
          </table:table-cell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FunctionCompositionTests.rsc</text:p>
          </table:table-cell>
          <table:table-cell table:style-name="ce20"/>
          <table:table-cell/>
          <table:table-cell table:style-name="ce20"/>
          <table:table-cell table:number-columns-repeated="1020"/>
        </table:table-row>
        <table:table-row table:style-name="ro1">
          <table:table-cell table:style-name="ce13" office:value-type="string" calcext:value-type="string">
            <text:p>functionality/Patter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PatternTestsList3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atternTestsDescendant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rojec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Range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duc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gExp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cope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tate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ubscrip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Visi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Boolea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Equality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nteger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O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p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tching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Nod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e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olvedIssu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Tupl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Boolea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Grap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Integ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ListTests.rsc</text:p>
          </table:table-cell>
          <table:table-cell table:style-name="ce20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library/Map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Mat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Numb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Relatio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et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tringTests.rsc</text:p>
          </table:table-cell>
          <table:table-cell table:style-name="ce20"/>
          <table:table-cell table:number-columns-repeated="1022"/>
        </table:table-row>
        <table:table-row table:style-name="ro1" table:number-rows-repeated="3">
          <table:table-cell table:style-name="ce13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/00/0000</text:date>, <text:time style:data-style-name="N2" text:time-value="15:23:44.29342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4-12-04T15:44:56.338815000</dc:date>
    <meta:editing-duration>P29DT18H27M</meta:editing-duration>
    <meta:editing-cycles>99</meta:editing-cycles>
    <meta:generator>LibreOffice/4.3.3.2$MacOSX_X86_64 LibreOffice_project/9bb7eadab57b6755b1265afa86e04bf45fbfc644</meta:generator>
    <meta:document-statistic meta:table-count="5" meta:cell-count="469" meta:object-count="0"/>
  </office:meta>
</office:document-meta>
</file>